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25cm" svg:stroke-color="#111111" draw:marker-start-width="0.161cm" draw:marker-end-width="0.161cm" draw:fill="solid" draw:fill-color="#333333" draw:textarea-horizontal-align="justify" draw:textarea-vertical-align="middle" draw:auto-grow-height="false" fo:min-height="0.579cm" fo:min-width="0.45cm" fo:padding-top="0.137cm" fo:padding-bottom="0.137cm" fo:padding-left="0.262cm" fo:padding-right="0.262cm"/>
    </style:style>
    <style:style style:name="gr2" style:family="graphic" style:parent-style-name="standard">
      <style:graphic-properties draw:fill="solid" draw:fill-color="#ff8000" draw:textarea-horizontal-align="justify" draw:textarea-vertical-align="middle" draw:auto-grow-height="false" fo:min-height="0cm" fo:min-width="0cm"/>
    </style:style>
    <style:style style:name="gr3" style:family="graphic" style:parent-style-name="standard">
      <style:graphic-properties draw:fill="solid" draw:fill-color="#666666" draw:textarea-horizontal-align="justify" draw:textarea-vertical-align="middle" draw:auto-grow-height="false" fo:min-height="0cm" fo:min-width="0cm" draw:shadow="hidden"/>
    </style:style>
    <style:style style:name="gr4" style:family="graphic" style:parent-style-name="standard">
      <style:graphic-properties draw:fill="solid" draw:fill-color="#111111" draw:textarea-horizontal-align="justify" draw:textarea-vertical-align="middle" draw:auto-grow-height="false" fo:min-height="0cm" fo:min-width="0cm"/>
    </style:style>
    <style:style style:name="gr5"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6"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7"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gr8"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9cm" fo:min-width="0.372cm" fo:padding-top="0.137cm" fo:padding-bottom="0.137cm" fo:padding-left="0.262cm" fo:padding-right="0.262cm"/>
    </style:style>
    <style:style style:name="gr9"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8cm" fo:padding-top="0.137cm" fo:padding-bottom="0.137cm" fo:padding-left="0.262cm" fo:padding-right="0.262cm"/>
    </style:style>
    <style:style style:name="gr10"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54cm" fo:min-width="0.358cm" fo:padding-top="0.137cm" fo:padding-bottom="0.137cm" fo:padding-left="0.262cm" fo:padding-right="0.262cm"/>
    </style:style>
    <style:style style:name="gr11" style:family="graphic" style:parent-style-name="standard">
      <style:graphic-properties draw:stroke="solid" svg:stroke-width="0.025cm" svg:stroke-color="#e8f2a1" draw:marker-start-width="0.161cm" draw:marker-end-width="0.161cm" draw:fill="solid" draw:fill-color="#ffffd7" draw:textarea-horizontal-align="justify" draw:textarea-vertical-align="middle" draw:auto-grow-height="false" fo:min-height="0.17cm" fo:min-width="0.366cm" fo:padding-top="0.137cm" fo:padding-bottom="0.137cm" fo:padding-left="0.262cm" fo:padding-right="0.262cm"/>
    </style:style>
    <style:style style:name="gr12" style:family="graphic" style:parent-style-name="standard">
      <style:graphic-properties draw:fill="solid" draw:fill-color="#81d41a" draw:textarea-horizontal-align="justify" draw:textarea-vertical-align="middle" draw:auto-grow-height="false" fo:min-height="0cm" fo:min-width="0cm"/>
    </style:style>
    <style:style style:name="gr13" style:family="graphic" style:parent-style-name="standard">
      <style:graphic-properties draw:fill="solid" draw:fill-color="#2a6099" draw:textarea-horizontal-align="justify" draw:textarea-vertical-align="middle" draw:auto-grow-height="false" fo:min-height="0cm" fo:min-width="0cm"/>
    </style:style>
    <style:style style:name="gr14" style:family="graphic" style:parent-style-name="standard">
      <style:graphic-properties draw:fill="solid" draw:fill-color="#ff0000" draw:textarea-horizontal-align="justify" draw:textarea-vertical-align="middle" draw:auto-grow-height="false" fo:min-height="0cm" fo:min-width="0cm"/>
    </style:style>
    <style:style style:name="gr15" style:family="graphic" style:parent-style-name="objectwithoutfill">
      <style:graphic-properties draw:stroke="solid" svg:stroke-width="0.051cm" svg:stroke-color="#6b5e9b" draw:fill="solid" draw:fill-color="#81d41a" draw:textarea-vertical-align="middle" fo:padding-top="0.15cm" fo:padding-bottom="0.15cm" fo:padding-left="0.275cm" fo:padding-right="0.275cm"/>
    </style:style>
    <style:style style:name="gr16" style:family="graphic" style:parent-style-name="standard">
      <style:graphic-properties svg:stroke-width="0.051cm" svg:stroke-color="#ffffff" draw:marker-start-width="0.276cm" draw:marker-end-width="0.276cm" draw:fill="solid" draw:fill-color="#2a6099" draw:textarea-horizontal-align="justify" draw:textarea-vertical-align="middle" draw:auto-grow-height="false" fo:min-height="0cm" fo:min-width="0cm" fo:padding-top="0.15cm" fo:padding-bottom="0.15cm" fo:padding-left="0.275cm" fo:padding-right="0.275cm"/>
    </style:style>
    <style:style style:name="gr17" style:family="graphic" style:parent-style-name="standard">
      <style:graphic-properties svg:stroke-width="0.051cm" svg:stroke-color="#ffffff" draw:marker-start-width="0.276cm" draw:marker-end-width="0.276cm" draw:fill="solid" draw:fill-color="#ff0000"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svg:stroke-width="0.051cm" svg:stroke-color="#ffffff" draw:marker-start-width="0.276cm" draw:marker-end-width="0.276cm" draw:fill="solid" draw:fill-color="#81d41a" draw:textarea-horizontal-align="justify" draw:textarea-vertical-align="middle" draw:auto-grow-height="false" fo:min-height="0cm" fo:min-width="0cm" fo:padding-top="0.15cm" fo:padding-bottom="0.15cm" fo:padding-left="0.275cm" fo:padding-right="0.275cm"/>
    </style:style>
    <style:style style:name="P1" style:family="paragraph">
      <loext:graphic-properties draw:fill="solid" draw:fill-color="#333333"/>
      <style:paragraph-properties fo:text-align="center"/>
    </style:style>
    <style:style style:name="P2" style:family="paragraph">
      <loext:graphic-properties draw:fill="solid" draw:fill-color="#ff8000"/>
      <style:paragraph-properties fo:text-align="center"/>
    </style:style>
    <style:style style:name="P3" style:family="paragraph">
      <loext:graphic-properties draw:fill="solid" draw:fill-color="#666666"/>
      <style:paragraph-properties fo:text-align="center"/>
    </style:style>
    <style:style style:name="P4" style:family="paragraph">
      <loext:graphic-properties draw:fill="solid" draw:fill-color="#111111"/>
      <style:paragraph-properties fo:text-align="center"/>
    </style:style>
    <style:style style:name="P5" style:family="paragraph">
      <loext:graphic-properties draw:fill="solid"/>
      <style:paragraph-properties fo:text-align="center"/>
    </style:style>
    <style:style style:name="P6" style:family="paragraph">
      <loext:graphic-properties draw:fill="solid" draw:fill-color="#55308d"/>
      <style:paragraph-properties fo:text-align="center"/>
    </style:style>
    <style:style style:name="P7" style:family="paragraph">
      <loext:graphic-properties draw:fill="solid" draw:fill-color="#ffffd7"/>
      <style:paragraph-properties fo:text-align="center"/>
    </style:style>
    <style:style style:name="P8" style:family="paragraph">
      <loext:graphic-properties draw:fill="solid" draw:fill-color="#81d41a"/>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solid" draw:fill-color="#ff0000"/>
      <style:paragraph-properties fo:text-align="center"/>
    </style:style>
  </office:automatic-styles>
  <office:body>
    <office:drawing>
      <draw:page draw:name="page1" draw:style-name="dp1" draw:master-page-name="Default">
        <draw:custom-shape draw:style-name="gr1" draw:text-style-name="P1" draw:layer="layout" svg:width="1.588cm" svg:height="1.397cm" svg:x="15.489cm" svg:y="20.96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19.5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89cm" svg:y="18.0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16.5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9cm" svg:y="23.8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5.489cm" svg:y="22.4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64cm" svg:y="20.9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19.50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5cm" svg:y="18.04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16.58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6cm" svg:y="23.88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2.975cm" svg:y="22.42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21.69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20.23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18.7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17.31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9cm" svg:y="24.6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6.748cm" svg:y="23.1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21.7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20.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18.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17.31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3cm" svg:y="24.62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588cm" svg:height="1.397cm" svg:x="14.232cm" svg:y="23.16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 draw:text-style-name="P3"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3" draw:text-style-name="P3"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2" draw:text-style-name="P2" xml:id="id4" draw:id="id4"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 draw:id="id5" draw:layer="layout" svg:width="0.254cm" svg:height="0.254cm" svg:x="3.5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 draw:id="id2" draw:layer="layout" svg:width="0.254cm" svg:height="0.254cm" svg:x="3.5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 draw:id="id3"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 draw:id="id6" draw:layer="layout" svg:width="0.254cm" svg:height="0.254cm" svg:x="3.5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2.36cm" svg:y1="8.075cm" svg:x2="2.815cm" svg:y2="8.53cm" draw:end-shape="id1" draw:end-glue-point="5" svg:d="M2360 8075l455 455" svg:viewBox="0 0 456 456">
          <text:p/>
        </draw:connector>
        <draw:connector draw:style-name="gr5" draw:text-style-name="P5" draw:layer="layout" draw:type="line" svg:x1="2.995cm" svg:y1="8.71cm" svg:x2="3.55cm" svg:y2="9.165cm" draw:start-shape="id1" draw:start-glue-point="9" draw:end-shape="id2" draw:end-glue-point="5" svg:d="M2995 8710l555 455" svg:viewBox="0 0 556 456">
          <text:p/>
        </draw:connector>
        <draw:connector draw:style-name="gr5" draw:text-style-name="P5" draw:layer="layout" draw:type="line" svg:x1="2.36cm" svg:y1="9.345cm" svg:x2="2.815cm" svg:y2="9.8cm" draw:end-shape="id3" draw:end-glue-point="5" svg:d="M2360 9345l455 455" svg:viewBox="0 0 456 456">
          <text:p/>
        </draw:connector>
        <draw:connector draw:style-name="gr5" draw:text-style-name="P5" draw:layer="layout" draw:type="line" svg:x1="2.995cm" svg:y1="7.44cm" svg:x2="3.55cm" svg:y2="7.895cm" draw:start-shape="id4" draw:start-glue-point="9" draw:end-shape="id5" draw:end-glue-point="5" svg:d="M2995 7440l555 455" svg:viewBox="0 0 556 456">
          <text:p/>
        </draw:connector>
        <draw:connector draw:style-name="gr6" draw:text-style-name="P6" draw:layer="layout" draw:type="line" svg:x1="2.995cm" svg:y1="9.98cm" svg:x2="3.55cm" svg:y2="10.435cm" draw:start-shape="id3" draw:start-glue-point="9" draw:end-shape="id6" draw:end-glue-point="5" svg:d="M2995 9980l555 455" svg:viewBox="0 0 556 456">
          <text:p/>
        </draw:connector>
        <draw:connector draw:style-name="gr7" draw:text-style-name="P5" draw:layer="layout" draw:type="line" svg:x1="2.36cm" svg:y1="9.165cm" svg:x2="2.815cm" svg:y2="8.71cm" draw:end-shape="id1" draw:end-glue-point="7" svg:d="M2360 9165l455-455" svg:viewBox="0 0 456 456">
          <text:p/>
        </draw:connector>
        <draw:connector draw:style-name="gr7" draw:text-style-name="P5" draw:layer="layout" draw:type="line" svg:x1="2.36cm" svg:y1="7.895cm" svg:x2="2.815cm" svg:y2="7.44cm" draw:end-shape="id4" draw:end-glue-point="7" svg:d="M2360 7895l455-455" svg:viewBox="0 0 456 456">
          <text:p/>
        </draw:connector>
        <draw:connector draw:style-name="gr7" draw:text-style-name="P5" draw:layer="layout" draw:type="line" svg:x1="2.995cm" svg:y1="8.53cm" svg:x2="3.55cm" svg:y2="8.075cm" draw:start-shape="id1" draw:start-glue-point="11" draw:end-shape="id5" draw:end-glue-point="7" svg:d="M2995 8530l555-455" svg:viewBox="0 0 556 456">
          <text:p/>
        </draw:connector>
        <draw:connector draw:style-name="gr7" draw:text-style-name="P5" draw:layer="layout" draw:type="line" svg:x1="2.36cm" svg:y1="10.435cm" svg:x2="2.815cm" svg:y2="9.98cm" draw:end-shape="id3" draw:end-glue-point="7" svg:d="M2360 10435l455-455" svg:viewBox="0 0 456 456">
          <text:p/>
        </draw:connector>
        <draw:connector draw:style-name="gr7" draw:text-style-name="P5" draw:layer="layout" draw:type="line" svg:x1="2.995cm" svg:y1="9.8cm" svg:x2="3.55cm" svg:y2="9.345cm" draw:start-shape="id3" draw:start-glue-point="11" draw:end-shape="id2" draw:end-glue-point="7" svg:d="M2995 9800l555-455" svg:viewBox="0 0 556 456">
          <text:p/>
        </draw:connector>
        <draw:custom-shape draw:style-name="gr2" draw:text-style-name="P2" xml:id="id7" draw:id="id7" draw:layer="layout" svg:width="0.254cm" svg:height="0.254cm" svg:x="4.1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 draw:id="id8" draw:layer="layout" svg:width="0.254cm" svg:height="0.254cm" svg:x="4.7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1" draw:id="id11" draw:layer="layout" svg:width="0.254cm" svg:height="0.254cm" svg:x="4.1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2" draw:id="id12" draw:layer="layout" svg:width="0.254cm" svg:height="0.254cm" svg:x="4.7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4" draw:id="id14" draw:layer="layout" svg:width="0.254cm" svg:height="0.254cm" svg:x="4.1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5" draw:id="id15" draw:layer="layout" svg:width="0.254cm" svg:height="0.254cm" svg:x="4.7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6" draw:id="id16" draw:layer="layout" svg:width="0.254cm" svg:height="0.254cm" svg:x="5.4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7" draw:id="id17" draw:layer="layout" svg:width="0.254cm" svg:height="0.254cm" svg:x="6.0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 draw:id="id9" draw:layer="layout" svg:width="0.254cm" svg:height="0.254cm" svg:x="5.4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0" draw:id="id10" draw:layer="layout" svg:width="0.254cm" svg:height="0.254cm" svg:x="6.0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3" draw:id="id13" draw:layer="layout" svg:width="0.254cm" svg:height="0.254cm" svg:x="5.4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 draw:id="id18" draw:layer="layout" svg:width="0.254cm" svg:height="0.254cm" svg:x="6.0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365cm" svg:y1="7.44cm" svg:x2="4.82cm" svg:y2="7.895cm" draw:start-shape="id7" draw:start-glue-point="9" draw:end-shape="id8" draw:end-glue-point="5" svg:d="M4365 7440l455 455" svg:viewBox="0 0 456 456">
          <text:p/>
        </draw:connector>
        <draw:connector draw:style-name="gr5" draw:text-style-name="P5" draw:layer="layout" draw:type="line" svg:x1="5cm" svg:y1="8.075cm" svg:x2="5.455cm" svg:y2="8.53cm" draw:start-shape="id8" draw:start-glue-point="9" draw:end-shape="id9" draw:end-glue-point="5" svg:d="M5000 8075l455 455" svg:viewBox="0 0 456 456">
          <text:p/>
        </draw:connector>
        <draw:connector draw:style-name="gr5" draw:text-style-name="P5" draw:layer="layout" draw:type="line" svg:x1="5.635cm" svg:y1="8.71cm" svg:x2="6.09cm" svg:y2="9.165cm" draw:start-shape="id9" draw:start-glue-point="9" draw:end-shape="id10" draw:end-glue-point="5" svg:d="M5635 8710l455 455" svg:viewBox="0 0 456 456">
          <text:p/>
        </draw:connector>
        <draw:connector draw:style-name="gr5" draw:text-style-name="P5" draw:layer="layout" draw:type="line" svg:x1="4.365cm" svg:y1="8.71cm" svg:x2="4.82cm" svg:y2="9.165cm" draw:start-shape="id11" draw:start-glue-point="9" draw:end-shape="id12" draw:end-glue-point="5" svg:d="M4365 8710l455 455" svg:viewBox="0 0 456 456">
          <text:p/>
        </draw:connector>
        <draw:connector draw:style-name="gr5" draw:text-style-name="P5" draw:layer="layout" draw:type="line" svg:x1="5cm" svg:y1="9.345cm" svg:x2="5.455cm" svg:y2="9.8cm" draw:start-shape="id12" draw:start-glue-point="9" draw:end-shape="id13" draw:end-glue-point="5" svg:d="M5000 9345l455 455" svg:viewBox="0 0 456 456">
          <text:p/>
        </draw:connector>
        <draw:connector draw:style-name="gr5" draw:text-style-name="P5" draw:layer="layout" draw:type="line" svg:x1="4.365cm" svg:y1="9.98cm" svg:x2="4.82cm" svg:y2="10.435cm" draw:start-shape="id14" draw:start-glue-point="9" draw:end-shape="id15" draw:end-glue-point="5" svg:d="M4365 9980l455 455" svg:viewBox="0 0 456 456">
          <text:p/>
        </draw:connector>
        <draw:connector draw:style-name="gr5" draw:text-style-name="P5" draw:layer="layout" draw:type="line" svg:x1="5.635cm" svg:y1="7.44cm" svg:x2="6.09cm" svg:y2="7.895cm" draw:start-shape="id16" draw:start-glue-point="9" draw:end-shape="id17" draw:end-glue-point="5" svg:d="M5635 7440l455 455" svg:viewBox="0 0 456 456">
          <text:p/>
        </draw:connector>
        <draw:connector draw:style-name="gr6" draw:text-style-name="P6" draw:layer="layout" draw:type="line" svg:x1="5.635cm" svg:y1="9.98cm" svg:x2="6.09cm" svg:y2="10.435cm" draw:start-shape="id13" draw:start-glue-point="9" draw:end-shape="id18" draw:end-glue-point="5" svg:d="M5635 9980l455 455" svg:viewBox="0 0 456 456">
          <text:p/>
        </draw:connector>
        <draw:connector draw:style-name="gr7" draw:text-style-name="P5" draw:layer="layout" draw:type="line" svg:x1="4.365cm" svg:y1="9.8cm" svg:x2="4.82cm" svg:y2="9.345cm" draw:start-shape="id14" draw:start-glue-point="11" draw:end-shape="id12" draw:end-glue-point="7" svg:d="M4365 9800l455-455" svg:viewBox="0 0 456 456">
          <text:p/>
        </draw:connector>
        <draw:connector draw:style-name="gr7" draw:text-style-name="P5" draw:layer="layout" draw:type="line" svg:x1="5cm" svg:y1="9.165cm" svg:x2="5.455cm" svg:y2="8.71cm" draw:start-shape="id12" draw:start-glue-point="11" draw:end-shape="id9" draw:end-glue-point="7" svg:d="M5000 9165l455-455" svg:viewBox="0 0 456 456">
          <text:p/>
        </draw:connector>
        <draw:connector draw:style-name="gr7" draw:text-style-name="P5" draw:layer="layout" draw:type="line" svg:x1="4.365cm" svg:y1="8.53cm" svg:x2="4.82cm" svg:y2="8.075cm" draw:start-shape="id11" draw:start-glue-point="11" draw:end-shape="id8" draw:end-glue-point="7" svg:d="M4365 8530l455-455" svg:viewBox="0 0 456 456">
          <text:p/>
        </draw:connector>
        <draw:connector draw:style-name="gr7" draw:text-style-name="P5" draw:layer="layout" draw:type="line" svg:x1="5cm" svg:y1="7.895cm" svg:x2="5.455cm" svg:y2="7.44cm" draw:start-shape="id8" draw:start-glue-point="11" draw:end-shape="id16" draw:end-glue-point="7" svg:d="M5000 7895l455-455" svg:viewBox="0 0 456 456">
          <text:p/>
        </draw:connector>
        <draw:connector draw:style-name="gr7" draw:text-style-name="P5" draw:layer="layout" draw:type="line" svg:x1="5.635cm" svg:y1="8.53cm" svg:x2="6.09cm" svg:y2="8.075cm" draw:start-shape="id9" draw:start-glue-point="11" draw:end-shape="id17" draw:end-glue-point="7" svg:d="M5635 8530l455-455" svg:viewBox="0 0 456 456">
          <text:p/>
        </draw:connector>
        <draw:connector draw:style-name="gr7" draw:text-style-name="P5" draw:layer="layout" draw:type="line" svg:x1="5cm" svg:y1="10.435cm" svg:x2="5.455cm" svg:y2="9.98cm" draw:start-shape="id15" draw:start-glue-point="11" draw:end-shape="id13" draw:end-glue-point="7" svg:d="M5000 10435l455-455" svg:viewBox="0 0 456 456">
          <text:p/>
        </draw:connector>
        <draw:connector draw:style-name="gr7" draw:text-style-name="P5" draw:layer="layout" draw:type="line" svg:x1="5.635cm" svg:y1="9.8cm" svg:x2="6.09cm" svg:y2="9.345cm" draw:start-shape="id13" draw:start-glue-point="11" draw:end-shape="id10" draw:end-glue-point="7" svg:d="M5635 9800l455-455" svg:viewBox="0 0 456 456">
          <text:p/>
        </draw:connector>
        <draw:connector draw:style-name="gr7" draw:text-style-name="P5" draw:layer="layout" draw:type="line" svg:x1="3.73cm" svg:y1="7.895cm" svg:x2="4.185cm" svg:y2="7.44cm" draw:start-shape="id5" draw:start-glue-point="11" draw:end-shape="id7" draw:end-glue-point="7" svg:d="M3730 7895l455-455" svg:viewBox="0 0 456 456">
          <text:p/>
        </draw:connector>
        <draw:connector draw:style-name="gr7" draw:text-style-name="P5" draw:layer="layout" draw:type="line" svg:x1="3.73cm" svg:y1="9.165cm" svg:x2="4.185cm" svg:y2="8.71cm" draw:start-shape="id2" draw:start-glue-point="11" draw:end-shape="id11" draw:end-glue-point="7" svg:d="M3730 9165l455-455" svg:viewBox="0 0 456 456">
          <text:p/>
        </draw:connector>
        <draw:connector draw:style-name="gr7" draw:text-style-name="P5" draw:layer="layout" draw:type="line" svg:x1="3.73cm" svg:y1="10.435cm" svg:x2="4.185cm" svg:y2="9.98cm" draw:start-shape="id6" draw:start-glue-point="11" draw:end-shape="id14" draw:end-glue-point="7" svg:d="M3730 10435l455-455" svg:viewBox="0 0 456 456">
          <text:p/>
        </draw:connector>
        <draw:connector draw:style-name="gr5" draw:text-style-name="P5" draw:layer="layout" draw:type="line" svg:x1="3.73cm" svg:y1="9.345cm" svg:x2="4.185cm" svg:y2="9.8cm" draw:start-shape="id2" draw:start-glue-point="9" draw:end-shape="id14" draw:end-glue-point="5" svg:d="M3730 9345l455 455" svg:viewBox="0 0 456 456">
          <text:p/>
        </draw:connector>
        <draw:connector draw:style-name="gr5" draw:text-style-name="P5" draw:layer="layout" draw:type="line" svg:x1="3.73cm" svg:y1="8.075cm" svg:x2="4.185cm" svg:y2="8.53cm" draw:start-shape="id5" draw:start-glue-point="9" draw:end-shape="id11" draw:end-glue-point="5" svg:d="M3730 8075l455 455" svg:viewBox="0 0 456 456">
          <text:p/>
        </draw:connector>
        <draw:custom-shape draw:style-name="gr2" draw:text-style-name="P2" xml:id="id19" draw:id="id19" draw:layer="layout" svg:width="0.254cm" svg:height="0.254cm" svg:x="6.6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0" draw:id="id20" draw:layer="layout" svg:width="0.254cm" svg:height="0.254cm" svg:x="7.3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3" draw:id="id23" draw:layer="layout" svg:width="0.254cm" svg:height="0.254cm" svg:x="6.6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4" draw:id="id24" draw:layer="layout" svg:width="0.254cm" svg:height="0.254cm" svg:x="7.3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6" draw:id="id26" draw:layer="layout" svg:width="0.254cm" svg:height="0.254cm" svg:x="6.6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 draw:id="id27" draw:layer="layout" svg:width="0.254cm" svg:height="0.254cm" svg:x="7.3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 draw:id="id28" draw:layer="layout" svg:width="0.254cm" svg:height="0.254cm" svg:x="7.9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 draw:id="id29" draw:layer="layout" svg:width="0.254cm" svg:height="0.254cm" svg:x="8.5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1" draw:id="id21" draw:layer="layout" svg:width="0.254cm" svg:height="0.254cm" svg:x="7.9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 draw:id="id22" draw:layer="layout" svg:width="0.254cm" svg:height="0.254cm" svg:x="8.5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5" draw:id="id25" draw:layer="layout" svg:width="0.254cm" svg:height="0.254cm" svg:x="7.9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 draw:id="id30" draw:layer="layout" svg:width="0.254cm" svg:height="0.254cm" svg:x="8.5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6.905cm" svg:y1="7.44cm" svg:x2="7.36cm" svg:y2="7.895cm" draw:start-shape="id19" draw:start-glue-point="9" draw:end-shape="id20" draw:end-glue-point="5" svg:d="M6905 7440l455 455" svg:viewBox="0 0 456 456">
          <text:p/>
        </draw:connector>
        <draw:connector draw:style-name="gr5" draw:text-style-name="P5" draw:layer="layout" draw:type="line" svg:x1="7.54cm" svg:y1="8.075cm" svg:x2="7.995cm" svg:y2="8.53cm" draw:start-shape="id20" draw:start-glue-point="9" draw:end-shape="id21" draw:end-glue-point="5" svg:d="M7540 8075l455 455" svg:viewBox="0 0 456 456">
          <text:p/>
        </draw:connector>
        <draw:connector draw:style-name="gr5" draw:text-style-name="P5" draw:layer="layout" draw:type="line" svg:x1="8.175cm" svg:y1="8.71cm" svg:x2="8.63cm" svg:y2="9.165cm" draw:start-shape="id21" draw:start-glue-point="9" draw:end-shape="id22" draw:end-glue-point="5" svg:d="M8175 8710l455 455" svg:viewBox="0 0 456 456">
          <text:p/>
        </draw:connector>
        <draw:connector draw:style-name="gr5" draw:text-style-name="P5" draw:layer="layout" draw:type="line" svg:x1="6.905cm" svg:y1="8.71cm" svg:x2="7.36cm" svg:y2="9.165cm" draw:start-shape="id23" draw:start-glue-point="9" draw:end-shape="id24" draw:end-glue-point="5" svg:d="M6905 8710l455 455" svg:viewBox="0 0 456 456">
          <text:p/>
        </draw:connector>
        <draw:connector draw:style-name="gr5" draw:text-style-name="P5" draw:layer="layout" draw:type="line" svg:x1="7.54cm" svg:y1="9.345cm" svg:x2="7.995cm" svg:y2="9.8cm" draw:start-shape="id24" draw:start-glue-point="9" draw:end-shape="id25" draw:end-glue-point="5" svg:d="M7540 9345l455 455" svg:viewBox="0 0 456 456">
          <text:p/>
        </draw:connector>
        <draw:connector draw:style-name="gr5" draw:text-style-name="P5" draw:layer="layout" draw:type="line" svg:x1="6.905cm" svg:y1="9.98cm" svg:x2="7.36cm" svg:y2="10.435cm" draw:start-shape="id26" draw:start-glue-point="9" draw:end-shape="id27" draw:end-glue-point="5" svg:d="M6905 9980l455 455" svg:viewBox="0 0 456 456">
          <text:p/>
        </draw:connector>
        <draw:connector draw:style-name="gr5" draw:text-style-name="P5" draw:layer="layout" draw:type="line" svg:x1="8.175cm" svg:y1="7.44cm" svg:x2="8.63cm" svg:y2="7.895cm" draw:start-shape="id28" draw:start-glue-point="9" draw:end-shape="id29" draw:end-glue-point="5" svg:d="M8175 7440l455 455" svg:viewBox="0 0 456 456">
          <text:p/>
        </draw:connector>
        <draw:connector draw:style-name="gr6" draw:text-style-name="P6" draw:layer="layout" draw:type="line" svg:x1="8.175cm" svg:y1="9.98cm" svg:x2="8.63cm" svg:y2="10.435cm" draw:start-shape="id25" draw:start-glue-point="9" draw:end-shape="id30" draw:end-glue-point="5" svg:d="M8175 9980l455 455" svg:viewBox="0 0 456 456">
          <text:p/>
        </draw:connector>
        <draw:connector draw:style-name="gr7" draw:text-style-name="P5" draw:layer="layout" draw:type="line" svg:x1="6.905cm" svg:y1="9.8cm" svg:x2="7.36cm" svg:y2="9.345cm" draw:start-shape="id26" draw:start-glue-point="11" draw:end-shape="id24" draw:end-glue-point="7" svg:d="M6905 9800l455-455" svg:viewBox="0 0 456 456">
          <text:p/>
        </draw:connector>
        <draw:connector draw:style-name="gr7" draw:text-style-name="P5" draw:layer="layout" draw:type="line" svg:x1="7.54cm" svg:y1="9.165cm" svg:x2="7.995cm" svg:y2="8.71cm" draw:start-shape="id24" draw:start-glue-point="11" draw:end-shape="id21" draw:end-glue-point="7" svg:d="M7540 9165l455-455" svg:viewBox="0 0 456 456">
          <text:p/>
        </draw:connector>
        <draw:connector draw:style-name="gr7" draw:text-style-name="P5" draw:layer="layout" draw:type="line" svg:x1="6.905cm" svg:y1="8.53cm" svg:x2="7.36cm" svg:y2="8.075cm" draw:start-shape="id23" draw:start-glue-point="11" draw:end-shape="id20" draw:end-glue-point="7" svg:d="M6905 8530l455-455" svg:viewBox="0 0 456 456">
          <text:p/>
        </draw:connector>
        <draw:connector draw:style-name="gr7" draw:text-style-name="P5" draw:layer="layout" draw:type="line" svg:x1="7.54cm" svg:y1="7.895cm" svg:x2="7.995cm" svg:y2="7.44cm" draw:start-shape="id20" draw:start-glue-point="11" draw:end-shape="id28" draw:end-glue-point="7" svg:d="M7540 7895l455-455" svg:viewBox="0 0 456 456">
          <text:p/>
        </draw:connector>
        <draw:connector draw:style-name="gr7" draw:text-style-name="P5" draw:layer="layout" draw:type="line" svg:x1="8.175cm" svg:y1="8.53cm" svg:x2="8.63cm" svg:y2="8.075cm" draw:start-shape="id21" draw:start-glue-point="11" draw:end-shape="id29" draw:end-glue-point="7" svg:d="M8175 8530l455-455" svg:viewBox="0 0 456 456">
          <text:p/>
        </draw:connector>
        <draw:connector draw:style-name="gr7" draw:text-style-name="P5" draw:layer="layout" draw:type="line" svg:x1="7.54cm" svg:y1="10.435cm" svg:x2="7.995cm" svg:y2="9.98cm" draw:start-shape="id27" draw:start-glue-point="11" draw:end-shape="id25" draw:end-glue-point="7" svg:d="M7540 10435l455-455" svg:viewBox="0 0 456 456">
          <text:p/>
        </draw:connector>
        <draw:connector draw:style-name="gr7" draw:text-style-name="P5" draw:layer="layout" draw:type="line" svg:x1="8.175cm" svg:y1="9.8cm" svg:x2="8.63cm" svg:y2="9.345cm" draw:start-shape="id25" draw:start-glue-point="11" draw:end-shape="id22" draw:end-glue-point="7" svg:d="M8175 9800l455-455" svg:viewBox="0 0 456 456">
          <text:p/>
        </draw:connector>
        <draw:custom-shape draw:style-name="gr2" draw:text-style-name="P2" xml:id="id31" draw:id="id31" draw:layer="layout" svg:width="0.254cm" svg:height="0.254cm" svg:x="9.2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 draw:id="id32" draw:layer="layout" svg:width="0.254cm" svg:height="0.254cm" svg:x="9.8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 draw:id="id33" draw:layer="layout" svg:width="0.254cm" svg:height="0.254cm" svg:x="9.2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 draw:id="id34" draw:layer="layout" svg:width="0.254cm" svg:height="0.254cm" svg:x="9.8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 draw:id="id35" draw:layer="layout" svg:width="0.254cm" svg:height="0.254cm" svg:x="9.2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 draw:id="id36" draw:layer="layout" svg:width="0.254cm" svg:height="0.254cm" svg:x="9.8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9.445cm" svg:y1="7.44cm" svg:x2="9.9cm" svg:y2="7.895cm" draw:start-shape="id31" draw:start-glue-point="9" draw:end-shape="id32" draw:end-glue-point="5" svg:d="M9445 7440l455 455" svg:viewBox="0 0 456 456">
          <text:p/>
        </draw:connector>
        <draw:connector draw:style-name="gr5" draw:text-style-name="P5" draw:layer="layout" draw:type="line" svg:x1="10.08cm" svg:y1="8.075cm" svg:x2="10.535cm" svg:y2="8.53cm" draw:start-shape="id32" draw:start-glue-point="9" svg:d="M10080 8075l455 455" svg:viewBox="0 0 456 456">
          <text:p/>
        </draw:connector>
        <draw:connector draw:style-name="gr5" draw:text-style-name="P5" draw:layer="layout" draw:type="line" svg:x1="9.445cm" svg:y1="8.71cm" svg:x2="9.9cm" svg:y2="9.165cm" draw:start-shape="id33" draw:start-glue-point="9" draw:end-shape="id34" draw:end-glue-point="5" svg:d="M9445 8710l455 455" svg:viewBox="0 0 456 456">
          <text:p/>
        </draw:connector>
        <draw:connector draw:style-name="gr5" draw:text-style-name="P5" draw:layer="layout" draw:type="line" svg:x1="10.08cm" svg:y1="9.345cm" svg:x2="10.535cm" svg:y2="9.8cm" draw:start-shape="id34" draw:start-glue-point="9" svg:d="M10080 9345l455 455" svg:viewBox="0 0 456 456">
          <text:p/>
        </draw:connector>
        <draw:connector draw:style-name="gr5" draw:text-style-name="P5" draw:layer="layout" draw:type="line" svg:x1="9.445cm" svg:y1="9.98cm" svg:x2="9.9cm" svg:y2="10.435cm" draw:start-shape="id35" draw:start-glue-point="9" draw:end-shape="id36" draw:end-glue-point="5" svg:d="M9445 9980l455 455" svg:viewBox="0 0 456 456">
          <text:p/>
        </draw:connector>
        <draw:connector draw:style-name="gr7" draw:text-style-name="P5" draw:layer="layout" draw:type="line" svg:x1="9.445cm" svg:y1="9.8cm" svg:x2="9.9cm" svg:y2="9.345cm" draw:start-shape="id35" draw:start-glue-point="11" draw:end-shape="id34" draw:end-glue-point="7" svg:d="M9445 9800l455-455" svg:viewBox="0 0 456 456">
          <text:p/>
        </draw:connector>
        <draw:connector draw:style-name="gr7" draw:text-style-name="P5" draw:layer="layout" draw:type="line" svg:x1="10.08cm" svg:y1="9.165cm" svg:x2="10.535cm" svg:y2="8.71cm" draw:start-shape="id34" draw:start-glue-point="11" svg:d="M10080 9165l455-455" svg:viewBox="0 0 456 456">
          <text:p/>
        </draw:connector>
        <draw:connector draw:style-name="gr7" draw:text-style-name="P5" draw:layer="layout" draw:type="line" svg:x1="9.445cm" svg:y1="8.53cm" svg:x2="9.9cm" svg:y2="8.075cm" draw:start-shape="id33" draw:start-glue-point="11" draw:end-shape="id32" draw:end-glue-point="7" svg:d="M9445 8530l455-455" svg:viewBox="0 0 456 456">
          <text:p/>
        </draw:connector>
        <draw:connector draw:style-name="gr7" draw:text-style-name="P5" draw:layer="layout" draw:type="line" svg:x1="10.08cm" svg:y1="7.895cm" svg:x2="10.535cm" svg:y2="7.44cm" draw:start-shape="id32" draw:start-glue-point="11" svg:d="M10080 7895l455-455" svg:viewBox="0 0 456 456">
          <text:p/>
        </draw:connector>
        <draw:connector draw:style-name="gr7" draw:text-style-name="P5" draw:layer="layout" draw:type="line" svg:x1="10.08cm" svg:y1="10.435cm" svg:x2="10.535cm" svg:y2="9.98cm" draw:start-shape="id36" draw:start-glue-point="11" svg:d="M10080 10435l455-455" svg:viewBox="0 0 456 456">
          <text:p/>
        </draw:connector>
        <draw:connector draw:style-name="gr7" draw:text-style-name="P5" draw:layer="layout" draw:type="line" svg:x1="8.81cm" svg:y1="7.895cm" svg:x2="9.265cm" svg:y2="7.44cm" draw:start-shape="id29" draw:start-glue-point="11" draw:end-shape="id31" draw:end-glue-point="7" svg:d="M8810 7895l455-455" svg:viewBox="0 0 456 456">
          <text:p/>
        </draw:connector>
        <draw:connector draw:style-name="gr7" draw:text-style-name="P5" draw:layer="layout" draw:type="line" svg:x1="8.81cm" svg:y1="9.165cm" svg:x2="9.265cm" svg:y2="8.71cm" draw:start-shape="id22" draw:start-glue-point="11" draw:end-shape="id33" draw:end-glue-point="7" svg:d="M8810 9165l455-455" svg:viewBox="0 0 456 456">
          <text:p/>
        </draw:connector>
        <draw:connector draw:style-name="gr7" draw:text-style-name="P5" draw:layer="layout" draw:type="line" svg:x1="8.81cm" svg:y1="10.435cm" svg:x2="9.265cm" svg:y2="9.98cm" draw:start-shape="id30" draw:start-glue-point="11" draw:end-shape="id35" draw:end-glue-point="7" svg:d="M8810 10435l455-455" svg:viewBox="0 0 456 456">
          <text:p/>
        </draw:connector>
        <draw:connector draw:style-name="gr5" draw:text-style-name="P5" draw:layer="layout" draw:type="line" svg:x1="8.81cm" svg:y1="9.345cm" svg:x2="9.265cm" svg:y2="9.8cm" draw:start-shape="id22" draw:start-glue-point="9" draw:end-shape="id35" draw:end-glue-point="5" svg:d="M8810 9345l455 455" svg:viewBox="0 0 456 456">
          <text:p/>
        </draw:connector>
        <draw:connector draw:style-name="gr5" draw:text-style-name="P5" draw:layer="layout" draw:type="line" svg:x1="8.81cm" svg:y1="8.075cm" svg:x2="9.265cm" svg:y2="8.53cm" draw:start-shape="id29" draw:start-glue-point="9" draw:end-shape="id33" draw:end-glue-point="5" svg:d="M8810 8075l455 455" svg:viewBox="0 0 456 456">
          <text:p/>
        </draw:connector>
        <draw:connector draw:style-name="gr5" draw:text-style-name="P5" draw:layer="layout" draw:type="line" svg:x1="6.27cm" svg:y1="8.075cm" svg:x2="6.725cm" svg:y2="8.53cm" draw:start-shape="id17" draw:start-glue-point="9" draw:end-shape="id23" draw:end-glue-point="5" svg:d="M6270 8075l455 455" svg:viewBox="0 0 456 456">
          <text:p/>
        </draw:connector>
        <draw:connector draw:style-name="gr5" draw:text-style-name="P5" draw:layer="layout" draw:type="line" svg:x1="6.27cm" svg:y1="9.345cm" svg:x2="6.725cm" svg:y2="9.8cm" draw:start-shape="id10" draw:start-glue-point="9" draw:end-shape="id26" draw:end-glue-point="5" svg:d="M6270 9345l455 455" svg:viewBox="0 0 456 456">
          <text:p/>
        </draw:connector>
        <draw:connector draw:style-name="gr7" draw:text-style-name="P5" draw:layer="layout" draw:type="line" svg:x1="6.27cm" svg:y1="10.435cm" svg:x2="6.725cm" svg:y2="9.98cm" draw:start-shape="id18" draw:start-glue-point="11" draw:end-shape="id26" draw:end-glue-point="7" svg:d="M6270 10435l455-455" svg:viewBox="0 0 456 456">
          <text:p/>
        </draw:connector>
        <draw:connector draw:style-name="gr7" draw:text-style-name="P5" draw:layer="layout" draw:type="line" svg:x1="6.27cm" svg:y1="9.165cm" svg:x2="6.725cm" svg:y2="8.71cm" draw:start-shape="id10" draw:start-glue-point="11" draw:end-shape="id23" draw:end-glue-point="7" svg:d="M6270 9165l455-455" svg:viewBox="0 0 456 456">
          <text:p/>
        </draw:connector>
        <draw:connector draw:style-name="gr7" draw:text-style-name="P5" draw:layer="layout" draw:type="line" svg:x1="6.27cm" svg:y1="7.895cm" svg:x2="6.725cm" svg:y2="7.44cm" draw:start-shape="id17" draw:start-glue-point="11" draw:end-shape="id19" draw:end-glue-point="7" svg:d="M6270 7895l455-455" svg:viewBox="0 0 456 456">
          <text:p/>
        </draw:connector>
        <draw:custom-shape draw:style-name="gr2" draw:text-style-name="P2" xml:id="id37" draw:id="id37" draw:layer="layout" svg:width="0.254cm" svg:height="0.254cm" svg:x="10.4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8" draw:id="id38" draw:layer="layout" svg:width="0.254cm" svg:height="0.254cm" svg:x="11.1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9" draw:id="id39" draw:layer="layout" svg:width="0.254cm" svg:height="0.254cm" svg:x="10.4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0" draw:id="id40" draw:layer="layout" svg:width="0.254cm" svg:height="0.254cm" svg:x="11.1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1" draw:id="id41" draw:layer="layout" svg:width="0.254cm" svg:height="0.254cm" svg:x="10.4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2" draw:id="id42" draw:layer="layout" svg:width="0.254cm" svg:height="0.254cm" svg:x="11.1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0.715cm" svg:y1="7.44cm" svg:x2="11.17cm" svg:y2="7.895cm" draw:start-shape="id37" draw:start-glue-point="9" draw:end-shape="id38" draw:end-glue-point="5" svg:d="M10715 7440l455 455" svg:viewBox="0 0 456 456">
          <text:p/>
        </draw:connector>
        <draw:connector draw:style-name="gr5" draw:text-style-name="P5" draw:layer="layout" draw:type="line" svg:x1="11.35cm" svg:y1="8.075cm" svg:x2="11.805cm" svg:y2="8.53cm" draw:start-shape="id38" draw:start-glue-point="9" svg:d="M11350 8075l455 455" svg:viewBox="0 0 456 456">
          <text:p/>
        </draw:connector>
        <draw:connector draw:style-name="gr5" draw:text-style-name="P5" draw:layer="layout" draw:type="line" svg:x1="10.715cm" svg:y1="8.71cm" svg:x2="11.17cm" svg:y2="9.165cm" draw:start-shape="id39" draw:start-glue-point="9" draw:end-shape="id40" draw:end-glue-point="5" svg:d="M10715 8710l455 455" svg:viewBox="0 0 456 456">
          <text:p/>
        </draw:connector>
        <draw:connector draw:style-name="gr5" draw:text-style-name="P5" draw:layer="layout" draw:type="line" svg:x1="11.35cm" svg:y1="9.345cm" svg:x2="11.805cm" svg:y2="9.8cm" draw:start-shape="id40" draw:start-glue-point="9" svg:d="M11350 9345l455 455" svg:viewBox="0 0 456 456">
          <text:p/>
        </draw:connector>
        <draw:connector draw:style-name="gr5" draw:text-style-name="P5" draw:layer="layout" draw:type="line" svg:x1="10.715cm" svg:y1="9.98cm" svg:x2="11.17cm" svg:y2="10.435cm" draw:start-shape="id41" draw:start-glue-point="9" draw:end-shape="id42" draw:end-glue-point="5" svg:d="M10715 9980l455 455" svg:viewBox="0 0 456 456">
          <text:p/>
        </draw:connector>
        <draw:connector draw:style-name="gr7" draw:text-style-name="P5" draw:layer="layout" draw:type="line" svg:x1="10.715cm" svg:y1="9.8cm" svg:x2="11.17cm" svg:y2="9.345cm" draw:start-shape="id41" draw:start-glue-point="11" draw:end-shape="id40" draw:end-glue-point="7" svg:d="M10715 9800l455-455" svg:viewBox="0 0 456 456">
          <text:p/>
        </draw:connector>
        <draw:connector draw:style-name="gr7" draw:text-style-name="P5" draw:layer="layout" draw:type="line" svg:x1="11.35cm" svg:y1="9.165cm" svg:x2="11.805cm" svg:y2="8.71cm" draw:start-shape="id40" draw:start-glue-point="11" svg:d="M11350 9165l455-455" svg:viewBox="0 0 456 456">
          <text:p/>
        </draw:connector>
        <draw:connector draw:style-name="gr7" draw:text-style-name="P5" draw:layer="layout" draw:type="line" svg:x1="10.715cm" svg:y1="8.53cm" svg:x2="11.17cm" svg:y2="8.075cm" draw:start-shape="id39" draw:start-glue-point="11" draw:end-shape="id38" draw:end-glue-point="7" svg:d="M10715 8530l455-455" svg:viewBox="0 0 456 456">
          <text:p/>
        </draw:connector>
        <draw:connector draw:style-name="gr7" draw:text-style-name="P5" draw:layer="layout" draw:type="line" svg:x1="11.35cm" svg:y1="7.895cm" svg:x2="11.805cm" svg:y2="7.44cm" draw:start-shape="id38" draw:start-glue-point="11" svg:d="M11350 7895l455-455" svg:viewBox="0 0 456 456">
          <text:p/>
        </draw:connector>
        <draw:connector draw:style-name="gr7" draw:text-style-name="P5" draw:layer="layout" draw:type="line" svg:x1="11.35cm" svg:y1="10.435cm" svg:x2="11.805cm" svg:y2="9.98cm" draw:start-shape="id42" draw:start-glue-point="11" svg:d="M11350 10435l455-455" svg:viewBox="0 0 456 456">
          <text:p/>
        </draw:connector>
        <draw:custom-shape draw:style-name="gr4" draw:text-style-name="P4" xml:id="id43" draw:id="id43" draw:layer="layout" svg:width="0.128cm" svg:height="0.127cm" svg:x="3.5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4" draw:id="id44" draw:layer="layout" svg:width="0.128cm" svg:height="0.127cm" svg:x="4.8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5" draw:id="id45" draw:layer="layout" svg:width="0.128cm" svg:height="0.127cm" svg:x="6.1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6" draw:id="id46" draw:layer="layout" svg:width="0.128cm" svg:height="0.127cm" svg:x="7.3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7" draw:id="id47" draw:layer="layout" svg:width="0.128cm" svg:height="0.127cm" svg:x="8.6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8" draw:id="id48" draw:layer="layout" svg:width="0.128cm" svg:height="0.127cm" svg:x="9.9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49" draw:id="id49" draw:layer="layout" svg:width="0.128cm" svg:height="0.127cm" svg:x="11.1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3.55cm" svg:y1="10.615cm" svg:x2="2.95cm" svg:y2="11.114cm" draw:start-shape="id6" draw:start-glue-point="7" svg:d="M3550 10615l-600 499" svg:viewBox="0 0 601 500">
          <text:p/>
        </draw:connector>
        <draw:connector draw:style-name="gr7" draw:text-style-name="P5" draw:layer="layout" draw:type="line" svg:x1="4.82cm" svg:y1="10.615cm" svg:x2="4.321cm" svg:y2="11.114cm" draw:start-shape="id15" draw:start-glue-point="7" svg:d="M4820 10615l-499 499" svg:viewBox="0 0 500 500">
          <text:p/>
        </draw:connector>
        <draw:connector draw:style-name="gr7" draw:text-style-name="P5" draw:layer="layout" draw:type="line" svg:x1="6.09cm" svg:y1="10.615cm" svg:x2="5.59cm" svg:y2="11.114cm" draw:start-shape="id18" draw:start-glue-point="7" svg:d="M6090 10615l-500 499" svg:viewBox="0 0 501 500">
          <text:p/>
        </draw:connector>
        <draw:connector draw:style-name="gr7" draw:text-style-name="P5" draw:layer="layout" draw:type="line" svg:x1="7.36cm" svg:y1="10.615cm" svg:x2="6.861cm" svg:y2="11.114cm" draw:start-shape="id27" draw:start-glue-point="7" svg:d="M7360 10615l-499 499" svg:viewBox="0 0 500 500">
          <text:p/>
        </draw:connector>
        <draw:connector draw:style-name="gr7" draw:text-style-name="P5" draw:layer="layout" draw:type="line" svg:x1="8.63cm" svg:y1="10.615cm" svg:x2="8.13cm" svg:y2="11.114cm" draw:start-shape="id30" draw:start-glue-point="7" svg:d="M8630 10615l-500 499" svg:viewBox="0 0 501 500">
          <text:p/>
        </draw:connector>
        <draw:connector draw:style-name="gr7" draw:text-style-name="P5" draw:layer="layout" draw:type="line" svg:x1="9.9cm" svg:y1="10.615cm" svg:x2="9.401cm" svg:y2="11.114cm" draw:start-shape="id36" draw:start-glue-point="7" svg:d="M9900 10615l-499 499" svg:viewBox="0 0 500 500">
          <text:p/>
        </draw:connector>
        <draw:connector draw:style-name="gr7" draw:text-style-name="P5" draw:layer="layout" draw:type="line" svg:x1="11.17cm" svg:y1="10.615cm" svg:x2="10.67cm" svg:y2="11.114cm" draw:start-shape="id42" draw:start-glue-point="7" svg:d="M11170 10615l-500 499" svg:viewBox="0 0 501 500">
          <text:p/>
        </draw:connector>
        <draw:connector draw:style-name="gr7" draw:text-style-name="P5" draw:layer="layout" draw:type="line" svg:x1="2.995cm" svg:y1="7.26cm" svg:x2="3.593cm" svg:y2="6.76cm" draw:start-shape="id4" draw:start-glue-point="11" draw:end-shape="id43" draw:end-glue-point="7" svg:d="M2995 7260l598-500" svg:viewBox="0 0 599 501">
          <text:p/>
        </draw:connector>
        <draw:connector draw:style-name="gr7" draw:text-style-name="P5" draw:layer="layout" draw:type="line" svg:x1="4.365cm" svg:y1="7.26cm" svg:x2="4.864cm" svg:y2="6.76cm" draw:start-shape="id7" draw:start-glue-point="11" draw:end-shape="id44" draw:end-glue-point="7" svg:d="M4365 7260l499-500" svg:viewBox="0 0 500 501">
          <text:p/>
        </draw:connector>
        <draw:connector draw:style-name="gr7" draw:text-style-name="P5" draw:layer="layout" draw:type="line" svg:x1="5.635cm" svg:y1="7.26cm" svg:x2="6.133cm" svg:y2="6.76cm" draw:start-shape="id16" draw:start-glue-point="11" draw:end-shape="id45" draw:end-glue-point="7" svg:d="M5635 7260l498-500" svg:viewBox="0 0 499 501">
          <text:p/>
        </draw:connector>
        <draw:connector draw:style-name="gr7" draw:text-style-name="P5" draw:layer="layout" draw:type="line" svg:x1="6.905cm" svg:y1="7.26cm" svg:x2="7.404cm" svg:y2="6.76cm" draw:start-shape="id19" draw:start-glue-point="11" draw:end-shape="id46" draw:end-glue-point="7" svg:d="M6905 7260l499-500" svg:viewBox="0 0 500 501">
          <text:p/>
        </draw:connector>
        <draw:connector draw:style-name="gr7" draw:text-style-name="P5" draw:layer="layout" draw:type="line" svg:x1="8.175cm" svg:y1="7.26cm" svg:x2="8.673cm" svg:y2="6.76cm" draw:start-shape="id28" draw:start-glue-point="11" draw:end-shape="id47" draw:end-glue-point="7" svg:d="M8175 7260l498-500" svg:viewBox="0 0 499 501">
          <text:p/>
        </draw:connector>
        <draw:connector draw:style-name="gr7" draw:text-style-name="P5" draw:layer="layout" draw:type="line" svg:x1="9.445cm" svg:y1="7.26cm" svg:x2="9.944cm" svg:y2="6.76cm" draw:start-shape="id31" draw:start-glue-point="11" draw:end-shape="id48" draw:end-glue-point="7" svg:d="M9445 7260l499-500" svg:viewBox="0 0 500 501">
          <text:p/>
        </draw:connector>
        <draw:connector draw:style-name="gr7" draw:text-style-name="P5" draw:layer="layout" draw:type="line" svg:x1="10.715cm" svg:y1="7.26cm" svg:x2="11.213cm" svg:y2="6.76cm" draw:start-shape="id37" draw:start-glue-point="11" draw:end-shape="id49" draw:end-glue-point="7" svg:d="M10715 7260l498-500" svg:viewBox="0 0 499 501">
          <text:p/>
        </draw:connector>
        <draw:connector draw:style-name="gr5" draw:text-style-name="P5" draw:layer="layout" draw:type="line" svg:x1="2.316cm" svg:y1="6.76cm" svg:x2="2.815cm" svg:y2="7.26cm" draw:end-shape="id4" draw:end-glue-point="5" svg:d="M2316 6760l499 500" svg:viewBox="0 0 500 501">
          <text:p/>
        </draw:connector>
        <draw:connector draw:style-name="gr5" draw:text-style-name="P5" draw:layer="layout" draw:type="line" svg:x1="3.685cm" svg:y1="6.76cm" svg:x2="4.185cm" svg:y2="7.26cm" draw:start-shape="id43" draw:start-glue-point="9" draw:end-shape="id7" draw:end-glue-point="5" svg:d="M3685 6760l500 500" svg:viewBox="0 0 501 501">
          <text:p/>
        </draw:connector>
        <draw:connector draw:style-name="gr5" draw:text-style-name="P5" draw:layer="layout" draw:type="line" svg:x1="4.956cm" svg:y1="6.76cm" svg:x2="5.455cm" svg:y2="7.26cm" draw:start-shape="id44" draw:start-glue-point="9" draw:end-shape="id16" draw:end-glue-point="5" svg:d="M4956 6760l499 500" svg:viewBox="0 0 500 501">
          <text:p/>
        </draw:connector>
        <draw:connector draw:style-name="gr5" draw:text-style-name="P5" draw:layer="layout" draw:type="line" svg:x1="6.225cm" svg:y1="6.76cm" svg:x2="6.725cm" svg:y2="7.26cm" draw:start-shape="id45" draw:start-glue-point="9" draw:end-shape="id19" draw:end-glue-point="5" svg:d="M6225 6760l500 500" svg:viewBox="0 0 501 501">
          <text:p/>
        </draw:connector>
        <draw:connector draw:style-name="gr5" draw:text-style-name="P5" draw:layer="layout" draw:type="line" svg:x1="7.496cm" svg:y1="6.76cm" svg:x2="7.995cm" svg:y2="7.26cm" draw:start-shape="id46" draw:start-glue-point="9" draw:end-shape="id28" draw:end-glue-point="5" svg:d="M7496 6760l499 500" svg:viewBox="0 0 500 501">
          <text:p/>
        </draw:connector>
        <draw:connector draw:style-name="gr5" draw:text-style-name="P5" draw:layer="layout" draw:type="line" svg:x1="8.765cm" svg:y1="6.76cm" svg:x2="9.265cm" svg:y2="7.26cm" draw:start-shape="id47" draw:start-glue-point="9" draw:end-shape="id31" draw:end-glue-point="5" svg:d="M8765 6760l500 500" svg:viewBox="0 0 501 501">
          <text:p/>
        </draw:connector>
        <draw:connector draw:style-name="gr5" draw:text-style-name="P5" draw:layer="layout" draw:type="line" svg:x1="10.036cm" svg:y1="6.76cm" svg:x2="10.535cm" svg:y2="7.26cm" draw:start-shape="id48" draw:start-glue-point="9" draw:end-shape="id37" draw:end-glue-point="5" svg:d="M10036 6760l499 500" svg:viewBox="0 0 500 501">
          <text:p/>
        </draw:connector>
        <draw:connector draw:style-name="gr5" draw:text-style-name="P5" draw:layer="layout" draw:type="line" svg:x1="11.305cm" svg:y1="6.76cm" svg:x2="11.805cm" svg:y2="7.26cm" draw:start-shape="id49" draw:start-glue-point="9" svg:d="M11305 6760l500 500" svg:viewBox="0 0 501 501">
          <text:p/>
        </draw:connector>
        <draw:connector draw:style-name="gr5" draw:text-style-name="P5" draw:layer="layout" draw:type="line" svg:x1="2.36cm" svg:y1="10.615cm" svg:x2="2.858cm" svg:y2="11.114cm" svg:d="M2360 10615l498 499" svg:viewBox="0 0 499 500">
          <text:p/>
        </draw:connector>
        <draw:connector draw:style-name="gr5" draw:text-style-name="P5" draw:layer="layout" draw:type="line" svg:x1="3.73cm" svg:y1="10.615cm" svg:x2="4.229cm" svg:y2="11.114cm" draw:start-shape="id6" draw:start-glue-point="9" svg:d="M3730 10615l499 499" svg:viewBox="0 0 500 500">
          <text:p/>
        </draw:connector>
        <draw:connector draw:style-name="gr5" draw:text-style-name="P5" draw:layer="layout" draw:type="line" svg:x1="5cm" svg:y1="10.615cm" svg:x2="5.498cm" svg:y2="11.114cm" draw:start-shape="id15" draw:start-glue-point="9" svg:d="M5000 10615l498 499" svg:viewBox="0 0 499 500">
          <text:p/>
        </draw:connector>
        <draw:connector draw:style-name="gr5" draw:text-style-name="P5" draw:layer="layout" draw:type="line" svg:x1="6.27cm" svg:y1="10.615cm" svg:x2="6.769cm" svg:y2="11.114cm" draw:start-shape="id18" draw:start-glue-point="9" svg:d="M6270 10615l499 499" svg:viewBox="0 0 500 500">
          <text:p/>
        </draw:connector>
        <draw:connector draw:style-name="gr5" draw:text-style-name="P5" draw:layer="layout" draw:type="line" svg:x1="7.54cm" svg:y1="10.615cm" svg:x2="8.038cm" svg:y2="11.114cm" draw:start-shape="id27" draw:start-glue-point="9" svg:d="M7540 10615l498 499" svg:viewBox="0 0 499 500">
          <text:p/>
        </draw:connector>
        <draw:connector draw:style-name="gr5" draw:text-style-name="P5" draw:layer="layout" draw:type="line" svg:x1="8.81cm" svg:y1="10.615cm" svg:x2="9.309cm" svg:y2="11.114cm" draw:start-shape="id30" draw:start-glue-point="9" svg:d="M8810 10615l499 499" svg:viewBox="0 0 500 500">
          <text:p/>
        </draw:connector>
        <draw:connector draw:style-name="gr5" draw:text-style-name="P5" draw:layer="layout" draw:type="line" svg:x1="10.08cm" svg:y1="10.615cm" svg:x2="10.578cm" svg:y2="11.114cm" draw:start-shape="id36" draw:start-glue-point="9" svg:d="M10080 10615l498 499" svg:viewBox="0 0 499 500">
          <text:p/>
        </draw:connector>
        <draw:connector draw:style-name="gr5" draw:text-style-name="P5" draw:layer="layout" draw:type="line" svg:x1="11.35cm" svg:y1="10.615cm" svg:x2="11.849cm" svg:y2="11.114cm" draw:start-shape="id42" draw:start-glue-point="9" svg:d="M11350 10615l499 499" svg:viewBox="0 0 500 500">
          <text:p/>
        </draw:connector>
        <draw:custom-shape draw:style-name="gr2" draw:text-style-name="P2" xml:id="id53" draw:id="id53" draw:layer="layout" svg:width="0.254cm" svg:height="0.254cm" svg:x="2.77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4" draw:id="id54" draw:layer="layout" svg:width="0.254cm" svg:height="0.254cm" svg:x="3.51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0" draw:id="id50" draw:layer="layout" svg:width="0.254cm" svg:height="0.254cm" svg:x="2.77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1" draw:id="id51" draw:layer="layout" svg:width="0.254cm" svg:height="0.254cm" svg:x="3.51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2" draw:id="id52" draw:layer="layout" svg:width="0.254cm" svg:height="0.254cm" svg:x="2.77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5" draw:id="id55" draw:layer="layout" svg:width="0.254cm" svg:height="0.254cm" svg:x="3.51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2.361cm" svg:y1="11.884cm" svg:x2="2.816cm" svg:y2="12.339cm" draw:end-shape="id50" draw:end-glue-point="5" svg:d="M2361 11884l455 455" svg:viewBox="0 0 456 456">
          <text:p/>
        </draw:connector>
        <draw:connector draw:style-name="gr5" draw:text-style-name="P5" draw:layer="layout" draw:type="line" svg:x1="2.996cm" svg:y1="12.519cm" svg:x2="3.551cm" svg:y2="12.974cm" draw:start-shape="id50" draw:start-glue-point="9" draw:end-shape="id51" draw:end-glue-point="5" svg:d="M2996 12519l555 455" svg:viewBox="0 0 556 456">
          <text:p/>
        </draw:connector>
        <draw:connector draw:style-name="gr5" draw:text-style-name="P5" draw:layer="layout" draw:type="line" svg:x1="2.361cm" svg:y1="13.154cm" svg:x2="2.816cm" svg:y2="13.609cm" draw:end-shape="id52" draw:end-glue-point="5" svg:d="M2361 13154l455 455" svg:viewBox="0 0 456 456">
          <text:p/>
        </draw:connector>
        <draw:connector draw:style-name="gr5" draw:text-style-name="P5" draw:layer="layout" draw:type="line" svg:x1="2.996cm" svg:y1="11.249cm" svg:x2="3.551cm" svg:y2="11.704cm" draw:start-shape="id53" draw:start-glue-point="9" draw:end-shape="id54" draw:end-glue-point="5" svg:d="M2996 11249l555 455" svg:viewBox="0 0 556 456">
          <text:p/>
        </draw:connector>
        <draw:connector draw:style-name="gr6" draw:text-style-name="P6" draw:layer="layout" draw:type="line" svg:x1="2.996cm" svg:y1="13.789cm" svg:x2="3.551cm" svg:y2="14.244cm" draw:start-shape="id52" draw:start-glue-point="9" draw:end-shape="id55" draw:end-glue-point="5" svg:d="M2996 13789l555 455" svg:viewBox="0 0 556 456">
          <text:p/>
        </draw:connector>
        <draw:connector draw:style-name="gr7" draw:text-style-name="P5" draw:layer="layout" draw:type="line" svg:x1="2.361cm" svg:y1="12.974cm" svg:x2="2.816cm" svg:y2="12.519cm" draw:end-shape="id50" draw:end-glue-point="7" svg:d="M2361 12974l455-455" svg:viewBox="0 0 456 456">
          <text:p/>
        </draw:connector>
        <draw:connector draw:style-name="gr7" draw:text-style-name="P5" draw:layer="layout" draw:type="line" svg:x1="2.361cm" svg:y1="11.704cm" svg:x2="2.816cm" svg:y2="11.249cm" draw:end-shape="id53" draw:end-glue-point="7" svg:d="M2361 11704l455-455" svg:viewBox="0 0 456 456">
          <text:p/>
        </draw:connector>
        <draw:connector draw:style-name="gr7" draw:text-style-name="P5" draw:layer="layout" draw:type="line" svg:x1="2.996cm" svg:y1="12.339cm" svg:x2="3.551cm" svg:y2="11.884cm" draw:start-shape="id50" draw:start-glue-point="11" draw:end-shape="id54" draw:end-glue-point="7" svg:d="M2996 12339l555-455" svg:viewBox="0 0 556 456">
          <text:p/>
        </draw:connector>
        <draw:connector draw:style-name="gr7" draw:text-style-name="P5" draw:layer="layout" draw:type="line" svg:x1="2.361cm" svg:y1="14.244cm" svg:x2="2.816cm" svg:y2="13.789cm" draw:end-shape="id52" draw:end-glue-point="7" svg:d="M2361 14244l455-455" svg:viewBox="0 0 456 456">
          <text:p/>
        </draw:connector>
        <draw:connector draw:style-name="gr7" draw:text-style-name="P5" draw:layer="layout" draw:type="line" svg:x1="2.996cm" svg:y1="13.609cm" svg:x2="3.551cm" svg:y2="13.154cm" draw:start-shape="id52" draw:start-glue-point="11" draw:end-shape="id51" draw:end-glue-point="7" svg:d="M2996 13609l555-455" svg:viewBox="0 0 556 456">
          <text:p/>
        </draw:connector>
        <draw:custom-shape draw:style-name="gr2" draw:text-style-name="P2" xml:id="id56" draw:id="id56" draw:layer="layout" svg:width="0.254cm" svg:height="0.254cm" svg:x="4.14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7" draw:id="id57" draw:layer="layout" svg:width="0.254cm" svg:height="0.254cm" svg:x="4.78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0" draw:id="id60" draw:layer="layout" svg:width="0.254cm" svg:height="0.254cm" svg:x="4.14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1" draw:id="id61" draw:layer="layout" svg:width="0.254cm" svg:height="0.254cm" svg:x="4.78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3" draw:id="id63" draw:layer="layout" svg:width="0.254cm" svg:height="0.254cm" svg:x="4.14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4" draw:id="id64" draw:layer="layout" svg:width="0.254cm" svg:height="0.254cm" svg:x="4.78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5" draw:id="id65" draw:layer="layout" svg:width="0.254cm" svg:height="0.254cm" svg:x="5.41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6" draw:id="id66" draw:layer="layout" svg:width="0.254cm" svg:height="0.254cm" svg:x="6.05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58" draw:id="id58" draw:layer="layout" svg:width="0.254cm" svg:height="0.254cm" svg:x="5.41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59" draw:id="id59" draw:layer="layout" svg:width="0.254cm" svg:height="0.254cm" svg:x="6.05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2" draw:id="id62" draw:layer="layout" svg:width="0.254cm" svg:height="0.254cm" svg:x="5.41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7" draw:id="id67" draw:layer="layout" svg:width="0.254cm" svg:height="0.254cm" svg:x="6.05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366cm" svg:y1="11.249cm" svg:x2="4.821cm" svg:y2="11.704cm" draw:start-shape="id56" draw:start-glue-point="9" draw:end-shape="id57" draw:end-glue-point="5" svg:d="M4366 11249l455 455" svg:viewBox="0 0 456 456">
          <text:p/>
        </draw:connector>
        <draw:connector draw:style-name="gr5" draw:text-style-name="P5" draw:layer="layout" draw:type="line" svg:x1="5.001cm" svg:y1="11.884cm" svg:x2="5.456cm" svg:y2="12.339cm" draw:start-shape="id57" draw:start-glue-point="9" draw:end-shape="id58" draw:end-glue-point="5" svg:d="M5001 11884l455 455" svg:viewBox="0 0 456 456">
          <text:p/>
        </draw:connector>
        <draw:connector draw:style-name="gr5" draw:text-style-name="P5" draw:layer="layout" draw:type="line" svg:x1="5.636cm" svg:y1="12.519cm" svg:x2="6.091cm" svg:y2="12.974cm" draw:start-shape="id58" draw:start-glue-point="9" draw:end-shape="id59" draw:end-glue-point="5" svg:d="M5636 12519l455 455" svg:viewBox="0 0 456 456">
          <text:p/>
        </draw:connector>
        <draw:connector draw:style-name="gr5" draw:text-style-name="P5" draw:layer="layout" draw:type="line" svg:x1="4.366cm" svg:y1="12.519cm" svg:x2="4.821cm" svg:y2="12.974cm" draw:start-shape="id60" draw:start-glue-point="9" draw:end-shape="id61" draw:end-glue-point="5" svg:d="M4366 12519l455 455" svg:viewBox="0 0 456 456">
          <text:p/>
        </draw:connector>
        <draw:connector draw:style-name="gr5" draw:text-style-name="P5" draw:layer="layout" draw:type="line" svg:x1="5.001cm" svg:y1="13.154cm" svg:x2="5.456cm" svg:y2="13.609cm" draw:start-shape="id61" draw:start-glue-point="9" draw:end-shape="id62" draw:end-glue-point="5" svg:d="M5001 13154l455 455" svg:viewBox="0 0 456 456">
          <text:p/>
        </draw:connector>
        <draw:connector draw:style-name="gr5" draw:text-style-name="P5" draw:layer="layout" draw:type="line" svg:x1="4.366cm" svg:y1="13.789cm" svg:x2="4.821cm" svg:y2="14.244cm" draw:start-shape="id63" draw:start-glue-point="9" draw:end-shape="id64" draw:end-glue-point="5" svg:d="M4366 13789l455 455" svg:viewBox="0 0 456 456">
          <text:p/>
        </draw:connector>
        <draw:connector draw:style-name="gr5" draw:text-style-name="P5" draw:layer="layout" draw:type="line" svg:x1="5.636cm" svg:y1="11.249cm" svg:x2="6.091cm" svg:y2="11.704cm" draw:start-shape="id65" draw:start-glue-point="9" draw:end-shape="id66" draw:end-glue-point="5" svg:d="M5636 11249l455 455" svg:viewBox="0 0 456 456">
          <text:p/>
        </draw:connector>
        <draw:connector draw:style-name="gr6" draw:text-style-name="P6" draw:layer="layout" draw:type="line" svg:x1="5.636cm" svg:y1="13.789cm" svg:x2="6.091cm" svg:y2="14.244cm" draw:start-shape="id62" draw:start-glue-point="9" draw:end-shape="id67" draw:end-glue-point="5" svg:d="M5636 13789l455 455" svg:viewBox="0 0 456 456">
          <text:p/>
        </draw:connector>
        <draw:connector draw:style-name="gr7" draw:text-style-name="P5" draw:layer="layout" draw:type="line" svg:x1="4.366cm" svg:y1="13.609cm" svg:x2="4.821cm" svg:y2="13.154cm" draw:start-shape="id63" draw:start-glue-point="11" draw:end-shape="id61" draw:end-glue-point="7" svg:d="M4366 13609l455-455" svg:viewBox="0 0 456 456">
          <text:p/>
        </draw:connector>
        <draw:connector draw:style-name="gr7" draw:text-style-name="P5" draw:layer="layout" draw:type="line" svg:x1="5.001cm" svg:y1="12.974cm" svg:x2="5.456cm" svg:y2="12.519cm" draw:start-shape="id61" draw:start-glue-point="11" draw:end-shape="id58" draw:end-glue-point="7" svg:d="M5001 12974l455-455" svg:viewBox="0 0 456 456">
          <text:p/>
        </draw:connector>
        <draw:connector draw:style-name="gr7" draw:text-style-name="P5" draw:layer="layout" draw:type="line" svg:x1="4.366cm" svg:y1="12.339cm" svg:x2="4.821cm" svg:y2="11.884cm" draw:start-shape="id60" draw:start-glue-point="11" draw:end-shape="id57" draw:end-glue-point="7" svg:d="M4366 12339l455-455" svg:viewBox="0 0 456 456">
          <text:p/>
        </draw:connector>
        <draw:connector draw:style-name="gr7" draw:text-style-name="P5" draw:layer="layout" draw:type="line" svg:x1="5.001cm" svg:y1="11.704cm" svg:x2="5.456cm" svg:y2="11.249cm" draw:start-shape="id57" draw:start-glue-point="11" draw:end-shape="id65" draw:end-glue-point="7" svg:d="M5001 11704l455-455" svg:viewBox="0 0 456 456">
          <text:p/>
        </draw:connector>
        <draw:connector draw:style-name="gr7" draw:text-style-name="P5" draw:layer="layout" draw:type="line" svg:x1="5.636cm" svg:y1="12.339cm" svg:x2="6.091cm" svg:y2="11.884cm" draw:start-shape="id58" draw:start-glue-point="11" draw:end-shape="id66" draw:end-glue-point="7" svg:d="M5636 12339l455-455" svg:viewBox="0 0 456 456">
          <text:p/>
        </draw:connector>
        <draw:connector draw:style-name="gr7" draw:text-style-name="P5" draw:layer="layout" draw:type="line" svg:x1="5.001cm" svg:y1="14.244cm" svg:x2="5.456cm" svg:y2="13.789cm" draw:start-shape="id64" draw:start-glue-point="11" draw:end-shape="id62" draw:end-glue-point="7" svg:d="M5001 14244l455-455" svg:viewBox="0 0 456 456">
          <text:p/>
        </draw:connector>
        <draw:connector draw:style-name="gr7" draw:text-style-name="P5" draw:layer="layout" draw:type="line" svg:x1="5.636cm" svg:y1="13.609cm" svg:x2="6.091cm" svg:y2="13.154cm" draw:start-shape="id62" draw:start-glue-point="11" draw:end-shape="id59" draw:end-glue-point="7" svg:d="M5636 13609l455-455" svg:viewBox="0 0 456 456">
          <text:p/>
        </draw:connector>
        <draw:connector draw:style-name="gr7" draw:text-style-name="P5" draw:layer="layout" draw:type="line" svg:x1="3.731cm" svg:y1="11.704cm" svg:x2="4.186cm" svg:y2="11.249cm" draw:start-shape="id54" draw:start-glue-point="11" draw:end-shape="id56" draw:end-glue-point="7" svg:d="M3731 11704l455-455" svg:viewBox="0 0 456 456">
          <text:p/>
        </draw:connector>
        <draw:connector draw:style-name="gr7" draw:text-style-name="P5" draw:layer="layout" draw:type="line" svg:x1="3.731cm" svg:y1="12.974cm" svg:x2="4.186cm" svg:y2="12.519cm" draw:start-shape="id51" draw:start-glue-point="11" draw:end-shape="id60" draw:end-glue-point="7" svg:d="M3731 12974l455-455" svg:viewBox="0 0 456 456">
          <text:p/>
        </draw:connector>
        <draw:connector draw:style-name="gr7" draw:text-style-name="P5" draw:layer="layout" draw:type="line" svg:x1="3.731cm" svg:y1="14.244cm" svg:x2="4.186cm" svg:y2="13.789cm" draw:start-shape="id55" draw:start-glue-point="11" draw:end-shape="id63" draw:end-glue-point="7" svg:d="M3731 14244l455-455" svg:viewBox="0 0 456 456">
          <text:p/>
        </draw:connector>
        <draw:connector draw:style-name="gr5" draw:text-style-name="P5" draw:layer="layout" draw:type="line" svg:x1="3.731cm" svg:y1="13.154cm" svg:x2="4.186cm" svg:y2="13.609cm" draw:start-shape="id51" draw:start-glue-point="9" draw:end-shape="id63" draw:end-glue-point="5" svg:d="M3731 13154l455 455" svg:viewBox="0 0 456 456">
          <text:p/>
        </draw:connector>
        <draw:connector draw:style-name="gr5" draw:text-style-name="P5" draw:layer="layout" draw:type="line" svg:x1="3.731cm" svg:y1="11.884cm" svg:x2="4.186cm" svg:y2="12.339cm" draw:start-shape="id54" draw:start-glue-point="9" draw:end-shape="id60" draw:end-glue-point="5" svg:d="M3731 11884l455 455" svg:viewBox="0 0 456 456">
          <text:p/>
        </draw:connector>
        <draw:custom-shape draw:style-name="gr2" draw:text-style-name="P2" xml:id="id68" draw:id="id68" draw:layer="layout" svg:width="0.254cm" svg:height="0.254cm" svg:x="6.68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69" draw:id="id69" draw:layer="layout" svg:width="0.254cm" svg:height="0.254cm" svg:x="7.32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2" draw:id="id72" draw:layer="layout" svg:width="0.254cm" svg:height="0.254cm" svg:x="6.68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3" draw:id="id73" draw:layer="layout" svg:width="0.254cm" svg:height="0.254cm" svg:x="7.32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5" draw:id="id75" draw:layer="layout" svg:width="0.254cm" svg:height="0.254cm" svg:x="6.68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6" draw:id="id76" draw:layer="layout" svg:width="0.254cm" svg:height="0.254cm" svg:x="7.32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7" draw:id="id77" draw:layer="layout" svg:width="0.254cm" svg:height="0.254cm" svg:x="7.95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8" draw:id="id78" draw:layer="layout" svg:width="0.254cm" svg:height="0.254cm" svg:x="8.59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0" draw:id="id70" draw:layer="layout" svg:width="0.254cm" svg:height="0.254cm" svg:x="7.95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1" draw:id="id71" draw:layer="layout" svg:width="0.254cm" svg:height="0.254cm" svg:x="8.59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74" draw:id="id74" draw:layer="layout" svg:width="0.254cm" svg:height="0.254cm" svg:x="7.95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79" draw:id="id79" draw:layer="layout" svg:width="0.254cm" svg:height="0.254cm" svg:x="8.59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6.906cm" svg:y1="11.249cm" svg:x2="7.361cm" svg:y2="11.704cm" draw:start-shape="id68" draw:start-glue-point="9" draw:end-shape="id69" draw:end-glue-point="5" svg:d="M6906 11249l455 455" svg:viewBox="0 0 456 456">
          <text:p/>
        </draw:connector>
        <draw:connector draw:style-name="gr5" draw:text-style-name="P5" draw:layer="layout" draw:type="line" svg:x1="7.541cm" svg:y1="11.884cm" svg:x2="7.996cm" svg:y2="12.339cm" draw:start-shape="id69" draw:start-glue-point="9" draw:end-shape="id70" draw:end-glue-point="5" svg:d="M7541 11884l455 455" svg:viewBox="0 0 456 456">
          <text:p/>
        </draw:connector>
        <draw:connector draw:style-name="gr5" draw:text-style-name="P5" draw:layer="layout" draw:type="line" svg:x1="8.176cm" svg:y1="12.519cm" svg:x2="8.631cm" svg:y2="12.974cm" draw:start-shape="id70" draw:start-glue-point="9" draw:end-shape="id71" draw:end-glue-point="5" svg:d="M8176 12519l455 455" svg:viewBox="0 0 456 456">
          <text:p/>
        </draw:connector>
        <draw:connector draw:style-name="gr5" draw:text-style-name="P5" draw:layer="layout" draw:type="line" svg:x1="6.906cm" svg:y1="12.519cm" svg:x2="7.361cm" svg:y2="12.974cm" draw:start-shape="id72" draw:start-glue-point="9" draw:end-shape="id73" draw:end-glue-point="5" svg:d="M6906 12519l455 455" svg:viewBox="0 0 456 456">
          <text:p/>
        </draw:connector>
        <draw:connector draw:style-name="gr5" draw:text-style-name="P5" draw:layer="layout" draw:type="line" svg:x1="7.541cm" svg:y1="13.154cm" svg:x2="7.996cm" svg:y2="13.609cm" draw:start-shape="id73" draw:start-glue-point="9" draw:end-shape="id74" draw:end-glue-point="5" svg:d="M7541 13154l455 455" svg:viewBox="0 0 456 456">
          <text:p/>
        </draw:connector>
        <draw:connector draw:style-name="gr5" draw:text-style-name="P5" draw:layer="layout" draw:type="line" svg:x1="6.906cm" svg:y1="13.789cm" svg:x2="7.361cm" svg:y2="14.244cm" draw:start-shape="id75" draw:start-glue-point="9" draw:end-shape="id76" draw:end-glue-point="5" svg:d="M6906 13789l455 455" svg:viewBox="0 0 456 456">
          <text:p/>
        </draw:connector>
        <draw:connector draw:style-name="gr5" draw:text-style-name="P5" draw:layer="layout" draw:type="line" svg:x1="8.176cm" svg:y1="11.249cm" svg:x2="8.631cm" svg:y2="11.704cm" draw:start-shape="id77" draw:start-glue-point="9" draw:end-shape="id78" draw:end-glue-point="5" svg:d="M8176 11249l455 455" svg:viewBox="0 0 456 456">
          <text:p/>
        </draw:connector>
        <draw:connector draw:style-name="gr6" draw:text-style-name="P6" draw:layer="layout" draw:type="line" svg:x1="8.176cm" svg:y1="13.789cm" svg:x2="8.631cm" svg:y2="14.244cm" draw:start-shape="id74" draw:start-glue-point="9" draw:end-shape="id79" draw:end-glue-point="5" svg:d="M8176 13789l455 455" svg:viewBox="0 0 456 456">
          <text:p/>
        </draw:connector>
        <draw:connector draw:style-name="gr7" draw:text-style-name="P5" draw:layer="layout" draw:type="line" svg:x1="6.906cm" svg:y1="13.609cm" svg:x2="7.361cm" svg:y2="13.154cm" draw:start-shape="id75" draw:start-glue-point="11" draw:end-shape="id73" draw:end-glue-point="7" svg:d="M6906 13609l455-455" svg:viewBox="0 0 456 456">
          <text:p/>
        </draw:connector>
        <draw:connector draw:style-name="gr7" draw:text-style-name="P5" draw:layer="layout" draw:type="line" svg:x1="7.541cm" svg:y1="12.974cm" svg:x2="7.996cm" svg:y2="12.519cm" draw:start-shape="id73" draw:start-glue-point="11" draw:end-shape="id70" draw:end-glue-point="7" svg:d="M7541 12974l455-455" svg:viewBox="0 0 456 456">
          <text:p/>
        </draw:connector>
        <draw:connector draw:style-name="gr7" draw:text-style-name="P5" draw:layer="layout" draw:type="line" svg:x1="6.906cm" svg:y1="12.339cm" svg:x2="7.361cm" svg:y2="11.884cm" draw:start-shape="id72" draw:start-glue-point="11" draw:end-shape="id69" draw:end-glue-point="7" svg:d="M6906 12339l455-455" svg:viewBox="0 0 456 456">
          <text:p/>
        </draw:connector>
        <draw:connector draw:style-name="gr7" draw:text-style-name="P5" draw:layer="layout" draw:type="line" svg:x1="7.541cm" svg:y1="11.704cm" svg:x2="7.996cm" svg:y2="11.249cm" draw:start-shape="id69" draw:start-glue-point="11" draw:end-shape="id77" draw:end-glue-point="7" svg:d="M7541 11704l455-455" svg:viewBox="0 0 456 456">
          <text:p/>
        </draw:connector>
        <draw:connector draw:style-name="gr7" draw:text-style-name="P5" draw:layer="layout" draw:type="line" svg:x1="8.176cm" svg:y1="12.339cm" svg:x2="8.631cm" svg:y2="11.884cm" draw:start-shape="id70" draw:start-glue-point="11" draw:end-shape="id78" draw:end-glue-point="7" svg:d="M8176 12339l455-455" svg:viewBox="0 0 456 456">
          <text:p/>
        </draw:connector>
        <draw:connector draw:style-name="gr7" draw:text-style-name="P5" draw:layer="layout" draw:type="line" svg:x1="7.541cm" svg:y1="14.244cm" svg:x2="7.996cm" svg:y2="13.789cm" draw:start-shape="id76" draw:start-glue-point="11" draw:end-shape="id74" draw:end-glue-point="7" svg:d="M7541 14244l455-455" svg:viewBox="0 0 456 456">
          <text:p/>
        </draw:connector>
        <draw:connector draw:style-name="gr7" draw:text-style-name="P5" draw:layer="layout" draw:type="line" svg:x1="8.176cm" svg:y1="13.609cm" svg:x2="8.631cm" svg:y2="13.154cm" draw:start-shape="id74" draw:start-glue-point="11" draw:end-shape="id71" draw:end-glue-point="7" svg:d="M8176 13609l455-455" svg:viewBox="0 0 456 456">
          <text:p/>
        </draw:connector>
        <draw:custom-shape draw:style-name="gr2" draw:text-style-name="P2" xml:id="id80" draw:id="id80" draw:layer="layout" svg:width="0.254cm" svg:height="0.254cm" svg:x="9.22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1" draw:id="id81" draw:layer="layout" svg:width="0.254cm" svg:height="0.254cm" svg:x="9.86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2" draw:id="id82" draw:layer="layout" svg:width="0.254cm" svg:height="0.254cm" svg:x="9.22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3" draw:id="id83" draw:layer="layout" svg:width="0.254cm" svg:height="0.254cm" svg:x="9.86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4" draw:id="id84" draw:layer="layout" svg:width="0.254cm" svg:height="0.254cm" svg:x="9.22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5" draw:id="id85" draw:layer="layout" svg:width="0.254cm" svg:height="0.254cm" svg:x="9.86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9.446cm" svg:y1="11.249cm" svg:x2="9.901cm" svg:y2="11.704cm" draw:start-shape="id80" draw:start-glue-point="9" draw:end-shape="id81" draw:end-glue-point="5" svg:d="M9446 11249l455 455" svg:viewBox="0 0 456 456">
          <text:p/>
        </draw:connector>
        <draw:connector draw:style-name="gr5" draw:text-style-name="P5" draw:layer="layout" draw:type="line" svg:x1="10.081cm" svg:y1="11.884cm" svg:x2="10.536cm" svg:y2="12.339cm" draw:start-shape="id81" draw:start-glue-point="9" svg:d="M10081 11884l455 455" svg:viewBox="0 0 456 456">
          <text:p/>
        </draw:connector>
        <draw:connector draw:style-name="gr5" draw:text-style-name="P5" draw:layer="layout" draw:type="line" svg:x1="9.446cm" svg:y1="12.519cm" svg:x2="9.901cm" svg:y2="12.974cm" draw:start-shape="id82" draw:start-glue-point="9" draw:end-shape="id83" draw:end-glue-point="5" svg:d="M9446 12519l455 455" svg:viewBox="0 0 456 456">
          <text:p/>
        </draw:connector>
        <draw:connector draw:style-name="gr5" draw:text-style-name="P5" draw:layer="layout" draw:type="line" svg:x1="10.081cm" svg:y1="13.154cm" svg:x2="10.536cm" svg:y2="13.609cm" draw:start-shape="id83" draw:start-glue-point="9" svg:d="M10081 13154l455 455" svg:viewBox="0 0 456 456">
          <text:p/>
        </draw:connector>
        <draw:connector draw:style-name="gr5" draw:text-style-name="P5" draw:layer="layout" draw:type="line" svg:x1="9.446cm" svg:y1="13.789cm" svg:x2="9.901cm" svg:y2="14.244cm" draw:start-shape="id84" draw:start-glue-point="9" draw:end-shape="id85" draw:end-glue-point="5" svg:d="M9446 13789l455 455" svg:viewBox="0 0 456 456">
          <text:p/>
        </draw:connector>
        <draw:connector draw:style-name="gr7" draw:text-style-name="P5" draw:layer="layout" draw:type="line" svg:x1="9.446cm" svg:y1="13.609cm" svg:x2="9.901cm" svg:y2="13.154cm" draw:start-shape="id84" draw:start-glue-point="11" draw:end-shape="id83" draw:end-glue-point="7" svg:d="M9446 13609l455-455" svg:viewBox="0 0 456 456">
          <text:p/>
        </draw:connector>
        <draw:connector draw:style-name="gr7" draw:text-style-name="P5" draw:layer="layout" draw:type="line" svg:x1="10.081cm" svg:y1="12.974cm" svg:x2="10.536cm" svg:y2="12.519cm" draw:start-shape="id83" draw:start-glue-point="11" svg:d="M10081 12974l455-455" svg:viewBox="0 0 456 456">
          <text:p/>
        </draw:connector>
        <draw:connector draw:style-name="gr7" draw:text-style-name="P5" draw:layer="layout" draw:type="line" svg:x1="9.446cm" svg:y1="12.339cm" svg:x2="9.901cm" svg:y2="11.884cm" draw:start-shape="id82" draw:start-glue-point="11" draw:end-shape="id81" draw:end-glue-point="7" svg:d="M9446 12339l455-455" svg:viewBox="0 0 456 456">
          <text:p/>
        </draw:connector>
        <draw:connector draw:style-name="gr7" draw:text-style-name="P5" draw:layer="layout" draw:type="line" svg:x1="10.081cm" svg:y1="11.704cm" svg:x2="10.536cm" svg:y2="11.249cm" draw:start-shape="id81" draw:start-glue-point="11" svg:d="M10081 11704l455-455" svg:viewBox="0 0 456 456">
          <text:p/>
        </draw:connector>
        <draw:connector draw:style-name="gr7" draw:text-style-name="P5" draw:layer="layout" draw:type="line" svg:x1="10.081cm" svg:y1="14.244cm" svg:x2="10.536cm" svg:y2="13.789cm" draw:start-shape="id85" draw:start-glue-point="11" svg:d="M10081 14244l455-455" svg:viewBox="0 0 456 456">
          <text:p/>
        </draw:connector>
        <draw:connector draw:style-name="gr7" draw:text-style-name="P5" draw:layer="layout" draw:type="line" svg:x1="8.811cm" svg:y1="11.704cm" svg:x2="9.266cm" svg:y2="11.249cm" draw:start-shape="id78" draw:start-glue-point="11" draw:end-shape="id80" draw:end-glue-point="7" svg:d="M8811 11704l455-455" svg:viewBox="0 0 456 456">
          <text:p/>
        </draw:connector>
        <draw:connector draw:style-name="gr7" draw:text-style-name="P5" draw:layer="layout" draw:type="line" svg:x1="8.811cm" svg:y1="12.974cm" svg:x2="9.266cm" svg:y2="12.519cm" draw:start-shape="id71" draw:start-glue-point="11" draw:end-shape="id82" draw:end-glue-point="7" svg:d="M8811 12974l455-455" svg:viewBox="0 0 456 456">
          <text:p/>
        </draw:connector>
        <draw:connector draw:style-name="gr7" draw:text-style-name="P5" draw:layer="layout" draw:type="line" svg:x1="8.811cm" svg:y1="14.244cm" svg:x2="9.266cm" svg:y2="13.789cm" draw:start-shape="id79" draw:start-glue-point="11" draw:end-shape="id84" draw:end-glue-point="7" svg:d="M8811 14244l455-455" svg:viewBox="0 0 456 456">
          <text:p/>
        </draw:connector>
        <draw:connector draw:style-name="gr5" draw:text-style-name="P5" draw:layer="layout" draw:type="line" svg:x1="8.811cm" svg:y1="13.154cm" svg:x2="9.266cm" svg:y2="13.609cm" draw:start-shape="id71" draw:start-glue-point="9" draw:end-shape="id84" draw:end-glue-point="5" svg:d="M8811 13154l455 455" svg:viewBox="0 0 456 456">
          <text:p/>
        </draw:connector>
        <draw:connector draw:style-name="gr5" draw:text-style-name="P5" draw:layer="layout" draw:type="line" svg:x1="8.811cm" svg:y1="11.884cm" svg:x2="9.266cm" svg:y2="12.339cm" draw:start-shape="id78" draw:start-glue-point="9" draw:end-shape="id82" draw:end-glue-point="5" svg:d="M8811 11884l455 455" svg:viewBox="0 0 456 456">
          <text:p/>
        </draw:connector>
        <draw:connector draw:style-name="gr5" draw:text-style-name="P5" draw:layer="layout" draw:type="line" svg:x1="6.271cm" svg:y1="11.884cm" svg:x2="6.726cm" svg:y2="12.339cm" draw:start-shape="id66" draw:start-glue-point="9" draw:end-shape="id72" draw:end-glue-point="5" svg:d="M6271 11884l455 455" svg:viewBox="0 0 456 456">
          <text:p/>
        </draw:connector>
        <draw:connector draw:style-name="gr5" draw:text-style-name="P5" draw:layer="layout" draw:type="line" svg:x1="6.271cm" svg:y1="13.154cm" svg:x2="6.726cm" svg:y2="13.609cm" draw:start-shape="id59" draw:start-glue-point="9" draw:end-shape="id75" draw:end-glue-point="5" svg:d="M6271 13154l455 455" svg:viewBox="0 0 456 456">
          <text:p/>
        </draw:connector>
        <draw:connector draw:style-name="gr7" draw:text-style-name="P5" draw:layer="layout" draw:type="line" svg:x1="6.271cm" svg:y1="14.244cm" svg:x2="6.726cm" svg:y2="13.789cm" draw:start-shape="id67" draw:start-glue-point="11" draw:end-shape="id75" draw:end-glue-point="7" svg:d="M6271 14244l455-455" svg:viewBox="0 0 456 456">
          <text:p/>
        </draw:connector>
        <draw:connector draw:style-name="gr7" draw:text-style-name="P5" draw:layer="layout" draw:type="line" svg:x1="6.271cm" svg:y1="12.974cm" svg:x2="6.726cm" svg:y2="12.519cm" draw:start-shape="id59" draw:start-glue-point="11" draw:end-shape="id72" draw:end-glue-point="7" svg:d="M6271 12974l455-455" svg:viewBox="0 0 456 456">
          <text:p/>
        </draw:connector>
        <draw:connector draw:style-name="gr7" draw:text-style-name="P5" draw:layer="layout" draw:type="line" svg:x1="6.271cm" svg:y1="11.704cm" svg:x2="6.726cm" svg:y2="11.249cm" draw:start-shape="id66" draw:start-glue-point="11" draw:end-shape="id68" draw:end-glue-point="7" svg:d="M6271 11704l455-455" svg:viewBox="0 0 456 456">
          <text:p/>
        </draw:connector>
        <draw:custom-shape draw:style-name="gr2" draw:text-style-name="P2" xml:id="id86" draw:id="id86" draw:layer="layout" svg:width="0.254cm" svg:height="0.254cm" svg:x="10.499cm" svg:y="11.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7" draw:id="id87" draw:layer="layout" svg:width="0.254cm" svg:height="0.254cm" svg:x="11.134cm" svg:y="11.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88" draw:id="id88" draw:layer="layout" svg:width="0.254cm" svg:height="0.254cm" svg:x="10.499cm" svg:y="1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89" draw:id="id89" draw:layer="layout" svg:width="0.254cm" svg:height="0.254cm" svg:x="11.134cm" svg:y="12.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90" draw:id="id90" draw:layer="layout" svg:width="0.254cm" svg:height="0.254cm" svg:x="10.499cm" svg:y="1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1" draw:id="id91" draw:layer="layout" svg:width="0.254cm" svg:height="0.254cm" svg:x="11.134cm" svg:y="14.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0.716cm" svg:y1="11.249cm" svg:x2="11.171cm" svg:y2="11.704cm" draw:start-shape="id86" draw:start-glue-point="9" draw:end-shape="id87" draw:end-glue-point="5" svg:d="M10716 11249l455 455" svg:viewBox="0 0 456 456">
          <text:p/>
        </draw:connector>
        <draw:connector draw:style-name="gr5" draw:text-style-name="P5" draw:layer="layout" draw:type="line" svg:x1="11.351cm" svg:y1="11.884cm" svg:x2="11.806cm" svg:y2="12.339cm" draw:start-shape="id87" draw:start-glue-point="9" svg:d="M11351 11884l455 455" svg:viewBox="0 0 456 456">
          <text:p/>
        </draw:connector>
        <draw:connector draw:style-name="gr5" draw:text-style-name="P5" draw:layer="layout" draw:type="line" svg:x1="10.716cm" svg:y1="12.519cm" svg:x2="11.171cm" svg:y2="12.974cm" draw:start-shape="id88" draw:start-glue-point="9" draw:end-shape="id89" draw:end-glue-point="5" svg:d="M10716 12519l455 455" svg:viewBox="0 0 456 456">
          <text:p/>
        </draw:connector>
        <draw:connector draw:style-name="gr5" draw:text-style-name="P5" draw:layer="layout" draw:type="line" svg:x1="11.351cm" svg:y1="13.154cm" svg:x2="11.806cm" svg:y2="13.609cm" draw:start-shape="id89" draw:start-glue-point="9" svg:d="M11351 13154l455 455" svg:viewBox="0 0 456 456">
          <text:p/>
        </draw:connector>
        <draw:connector draw:style-name="gr5" draw:text-style-name="P5" draw:layer="layout" draw:type="line" svg:x1="10.716cm" svg:y1="13.789cm" svg:x2="11.171cm" svg:y2="14.244cm" draw:start-shape="id90" draw:start-glue-point="9" draw:end-shape="id91" draw:end-glue-point="5" svg:d="M10716 13789l455 455" svg:viewBox="0 0 456 456">
          <text:p/>
        </draw:connector>
        <draw:connector draw:style-name="gr7" draw:text-style-name="P5" draw:layer="layout" draw:type="line" svg:x1="10.716cm" svg:y1="13.609cm" svg:x2="11.171cm" svg:y2="13.154cm" draw:start-shape="id90" draw:start-glue-point="11" draw:end-shape="id89" draw:end-glue-point="7" svg:d="M10716 13609l455-455" svg:viewBox="0 0 456 456">
          <text:p/>
        </draw:connector>
        <draw:connector draw:style-name="gr7" draw:text-style-name="P5" draw:layer="layout" draw:type="line" svg:x1="11.351cm" svg:y1="12.974cm" svg:x2="11.806cm" svg:y2="12.519cm" draw:start-shape="id89" draw:start-glue-point="11" svg:d="M11351 12974l455-455" svg:viewBox="0 0 456 456">
          <text:p/>
        </draw:connector>
        <draw:connector draw:style-name="gr7" draw:text-style-name="P5" draw:layer="layout" draw:type="line" svg:x1="10.716cm" svg:y1="12.339cm" svg:x2="11.171cm" svg:y2="11.884cm" draw:start-shape="id88" draw:start-glue-point="11" draw:end-shape="id87" draw:end-glue-point="7" svg:d="M10716 12339l455-455" svg:viewBox="0 0 456 456">
          <text:p/>
        </draw:connector>
        <draw:connector draw:style-name="gr7" draw:text-style-name="P5" draw:layer="layout" draw:type="line" svg:x1="11.351cm" svg:y1="11.704cm" svg:x2="11.806cm" svg:y2="11.249cm" draw:start-shape="id87" draw:start-glue-point="11" svg:d="M11351 11704l455-455" svg:viewBox="0 0 456 456">
          <text:p/>
        </draw:connector>
        <draw:connector draw:style-name="gr7" draw:text-style-name="P5" draw:layer="layout" draw:type="line" svg:x1="11.351cm" svg:y1="14.244cm" svg:x2="11.806cm" svg:y2="13.789cm" draw:start-shape="id91" draw:start-glue-point="11" svg:d="M11351 14244l455-455" svg:viewBox="0 0 456 456">
          <text:p/>
        </draw:connector>
        <draw:custom-shape draw:style-name="gr4" draw:text-style-name="P4" xml:id="id92" draw:id="id92" draw:layer="layout" svg:width="0.128cm" svg:height="0.127cm" svg:x="2.84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3" draw:id="id93" draw:layer="layout" svg:width="0.128cm" svg:height="0.127cm" svg:x="4.21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4" draw:id="id94" draw:layer="layout" svg:width="0.128cm" svg:height="0.127cm" svg:x="5.48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5" draw:id="id95" draw:layer="layout" svg:width="0.128cm" svg:height="0.127cm" svg:x="6.75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6" draw:id="id96" draw:layer="layout" svg:width="0.128cm" svg:height="0.127cm" svg:x="8.02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7" draw:id="id97" draw:layer="layout" svg:width="0.128cm" svg:height="0.127cm" svg:x="9.292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98" draw:id="id98" draw:layer="layout" svg:width="0.128cm" svg:height="0.127cm" svg:x="10.561cm" svg:y="14.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3.551cm" svg:y1="14.424cm" svg:x2="2.951cm" svg:y2="14.923cm" draw:start-shape="id55" draw:start-glue-point="7" draw:end-shape="id92" draw:end-glue-point="11" svg:d="M3551 14424l-600 499" svg:viewBox="0 0 601 500">
          <text:p/>
        </draw:connector>
        <draw:connector draw:style-name="gr7" draw:text-style-name="P5" draw:layer="layout" draw:type="line" svg:x1="4.821cm" svg:y1="14.424cm" svg:x2="4.322cm" svg:y2="14.923cm" draw:start-shape="id64" draw:start-glue-point="7" draw:end-shape="id93" draw:end-glue-point="11" svg:d="M4821 14424l-499 499" svg:viewBox="0 0 500 500">
          <text:p/>
        </draw:connector>
        <draw:connector draw:style-name="gr7" draw:text-style-name="P5" draw:layer="layout" draw:type="line" svg:x1="6.091cm" svg:y1="14.424cm" svg:x2="5.591cm" svg:y2="14.923cm" draw:start-shape="id67" draw:start-glue-point="7" draw:end-shape="id94" draw:end-glue-point="11" svg:d="M6091 14424l-500 499" svg:viewBox="0 0 501 500">
          <text:p/>
        </draw:connector>
        <draw:connector draw:style-name="gr7" draw:text-style-name="P5" draw:layer="layout" draw:type="line" svg:x1="7.361cm" svg:y1="14.424cm" svg:x2="6.862cm" svg:y2="14.923cm" draw:start-shape="id76" draw:start-glue-point="7" draw:end-shape="id95" draw:end-glue-point="11" svg:d="M7361 14424l-499 499" svg:viewBox="0 0 500 500">
          <text:p/>
        </draw:connector>
        <draw:connector draw:style-name="gr7" draw:text-style-name="P5" draw:layer="layout" draw:type="line" svg:x1="8.631cm" svg:y1="14.424cm" svg:x2="8.131cm" svg:y2="14.923cm" draw:start-shape="id79" draw:start-glue-point="7" draw:end-shape="id96" draw:end-glue-point="11" svg:d="M8631 14424l-500 499" svg:viewBox="0 0 501 500">
          <text:p/>
        </draw:connector>
        <draw:connector draw:style-name="gr7" draw:text-style-name="P5" draw:layer="layout" draw:type="line" svg:x1="9.901cm" svg:y1="14.424cm" svg:x2="9.402cm" svg:y2="14.923cm" draw:start-shape="id85" draw:start-glue-point="7" draw:end-shape="id97" draw:end-glue-point="11" svg:d="M9901 14424l-499 499" svg:viewBox="0 0 500 500">
          <text:p/>
        </draw:connector>
        <draw:connector draw:style-name="gr7" draw:text-style-name="P5" draw:layer="layout" draw:type="line" svg:x1="11.171cm" svg:y1="14.424cm" svg:x2="10.671cm" svg:y2="14.923cm" draw:start-shape="id91" draw:start-glue-point="7" draw:end-shape="id98" draw:end-glue-point="11" svg:d="M11171 14424l-500 499" svg:viewBox="0 0 501 500">
          <text:p/>
        </draw:connector>
        <draw:connector draw:style-name="gr7" draw:text-style-name="P5" draw:layer="layout" draw:type="line" svg:x1="10.716cm" svg:y1="11.069cm" svg:x2="11.214cm" svg:y2="10.569cm" draw:start-shape="id86" draw:start-glue-point="11" svg:d="M10716 11069l498-500" svg:viewBox="0 0 499 501">
          <text:p/>
        </draw:connector>
        <draw:connector draw:style-name="gr5" draw:text-style-name="P5" draw:layer="layout" draw:type="line" svg:x1="2.317cm" svg:y1="10.569cm" svg:x2="2.816cm" svg:y2="11.069cm" draw:end-shape="id53" draw:end-glue-point="5" svg:d="M2317 10569l499 500" svg:viewBox="0 0 500 501">
          <text:p/>
        </draw:connector>
        <draw:connector draw:style-name="gr5" draw:text-style-name="P5" draw:layer="layout" draw:type="line" svg:x1="11.306cm" svg:y1="10.569cm" svg:x2="11.806cm" svg:y2="11.069cm" svg:d="M11306 10569l500 500" svg:viewBox="0 0 501 501">
          <text:p/>
        </draw:connector>
        <draw:connector draw:style-name="gr5" draw:text-style-name="P5" draw:layer="layout" draw:type="line" svg:x1="2.361cm" svg:y1="14.424cm" svg:x2="2.859cm" svg:y2="14.923cm" draw:end-shape="id92" draw:end-glue-point="5" svg:d="M2361 14424l498 499" svg:viewBox="0 0 499 500">
          <text:p/>
        </draw:connector>
        <draw:connector draw:style-name="gr5" draw:text-style-name="P5" draw:layer="layout" draw:type="line" svg:x1="3.731cm" svg:y1="14.424cm" svg:x2="4.23cm" svg:y2="14.923cm" draw:start-shape="id55" draw:start-glue-point="9" draw:end-shape="id93" draw:end-glue-point="5" svg:d="M3731 14424l499 499" svg:viewBox="0 0 500 500">
          <text:p/>
        </draw:connector>
        <draw:connector draw:style-name="gr5" draw:text-style-name="P5" draw:layer="layout" draw:type="line" svg:x1="5.001cm" svg:y1="14.424cm" svg:x2="5.499cm" svg:y2="14.923cm" draw:start-shape="id64" draw:start-glue-point="9" draw:end-shape="id94" draw:end-glue-point="5" svg:d="M5001 14424l498 499" svg:viewBox="0 0 499 500">
          <text:p/>
        </draw:connector>
        <draw:connector draw:style-name="gr5" draw:text-style-name="P5" draw:layer="layout" draw:type="line" svg:x1="6.271cm" svg:y1="14.424cm" svg:x2="6.77cm" svg:y2="14.923cm" draw:start-shape="id67" draw:start-glue-point="9" draw:end-shape="id95" draw:end-glue-point="5" svg:d="M6271 14424l499 499" svg:viewBox="0 0 500 500">
          <text:p/>
        </draw:connector>
        <draw:connector draw:style-name="gr5" draw:text-style-name="P5" draw:layer="layout" draw:type="line" svg:x1="7.541cm" svg:y1="14.424cm" svg:x2="8.039cm" svg:y2="14.923cm" draw:start-shape="id76" draw:start-glue-point="9" draw:end-shape="id96" draw:end-glue-point="5" svg:d="M7541 14424l498 499" svg:viewBox="0 0 499 500">
          <text:p/>
        </draw:connector>
        <draw:connector draw:style-name="gr5" draw:text-style-name="P5" draw:layer="layout" draw:type="line" svg:x1="8.811cm" svg:y1="14.424cm" svg:x2="9.31cm" svg:y2="14.923cm" draw:start-shape="id79" draw:start-glue-point="9" draw:end-shape="id97" draw:end-glue-point="5" svg:d="M8811 14424l499 499" svg:viewBox="0 0 500 500">
          <text:p/>
        </draw:connector>
        <draw:connector draw:style-name="gr5" draw:text-style-name="P5" draw:layer="layout" draw:type="line" svg:x1="10.081cm" svg:y1="14.424cm" svg:x2="10.579cm" svg:y2="14.923cm" draw:start-shape="id85" draw:start-glue-point="9" draw:end-shape="id98" draw:end-glue-point="5" svg:d="M10081 14424l498 499" svg:viewBox="0 0 499 500">
          <text:p/>
        </draw:connector>
        <draw:connector draw:style-name="gr5" draw:text-style-name="P5" draw:layer="layout" draw:type="line" svg:x1="11.351cm" svg:y1="14.424cm" svg:x2="11.85cm" svg:y2="14.923cm" draw:start-shape="id91" draw:start-glue-point="9" svg:d="M11351 14424l499 499" svg:viewBox="0 0 500 500">
          <text:p/>
        </draw:connector>
        <draw:g>
          <draw:g>
            <draw:g>
              <draw:custom-shape draw:style-name="gr8" draw:text-style-name="P7" draw:layer="layout" svg:width="1.791cm" svg:height="1.298cm" draw:transform="rotate (-1.5707963267949) translate (9.458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8.751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9.437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8.751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7.988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7.281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7.967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7.281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8" draw:text-style-name="P7" draw:layer="layout" svg:width="1.791cm" svg:height="1.298cm" draw:transform="rotate (-1.5707963267949) translate (6.50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5.79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6.48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5.79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5.03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4.32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5.01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4.32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custom-shape draw:style-name="gr8" draw:text-style-name="P7" draw:layer="layout" svg:width="1.791cm" svg:height="1.298cm" draw:transform="rotate (-1.5707963267949) translate (3.55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2.84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3.53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2.84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 draw:text-style-name="P7" draw:layer="layout" svg:width="1.791cm" svg:height="1.298cm" draw:transform="rotate (-1.5707963267949) translate (2.086cm 15.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7" draw:layer="layout" svg:width="1.808cm" svg:height="1.333cm" draw:transform="rotate (-1.5707963267949) translate (1.379cm 17.39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7" draw:layer="layout" svg:width="1.764cm" svg:height="1.285cm" draw:transform="rotate (-1.5707963267949) translate (2.065cm 19.044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7" draw:layer="layout" svg:width="1.778cm" svg:height="1.333cm" draw:transform="rotate (-1.5707963267949) translate (1.379cm 20.63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12" draw:text-style-name="P8" xml:id="id100" draw:id="id100" draw:layer="layout" svg:width="0.254cm" svg:height="0.254cm" svg:x="-0.038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99" draw:id="id99" draw:layer="layout" svg:width="0.254cm" svg:height="0.254cm" svg:x="0.26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1" draw:id="id101" draw:layer="layout" svg:width="0.254cm" svg:height="0.254cm" svg:x="0.26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0.256cm" svg:y1="17.131cm" svg:x2="0.299cm" svg:y2="17.934cm" draw:end-shape="id99" draw:end-glue-point="5" svg:d="M-256 17131l555 803" svg:viewBox="0 0 556 804">
            <text:p/>
          </draw:connector>
          <draw:connector draw:style-name="gr5" draw:text-style-name="P5" draw:layer="layout" draw:type="line" svg:x1="-0.256cm" svg:y1="16.461cm" svg:x2="-0.001cm" svg:y2="16.616cm" draw:end-shape="id100" draw:end-glue-point="5" svg:d="M-256 16461l255 155" svg:viewBox="0 0 256 156">
            <text:p/>
          </draw:connector>
          <draw:connector draw:style-name="gr6" draw:text-style-name="P6" draw:layer="layout" draw:type="line" svg:x1="-0.356cm" svg:y1="18.401cm" svg:x2="0.299cm" svg:y2="18.508cm" draw:end-shape="id101" draw:end-glue-point="5" svg:d="M-356 18401l655 107" svg:viewBox="0 0 656 108">
            <text:p/>
          </draw:connector>
          <draw:connector draw:style-name="gr7" draw:text-style-name="P5" draw:layer="layout" draw:type="line" svg:x1="-0.256cm" svg:y1="16.951cm" svg:x2="-0.001cm" svg:y2="16.796cm" draw:end-shape="id100" draw:end-glue-point="7" svg:d="M-256 16951l255-155" svg:viewBox="0 0 256 156">
            <text:p/>
          </draw:connector>
          <draw:connector draw:style-name="gr7" draw:text-style-name="P5" draw:layer="layout" draw:type="line" svg:x1="-0.356cm" svg:y1="18.221cm" svg:x2="0.299cm" svg:y2="18.114cm" draw:end-shape="id99" draw:end-glue-point="7" svg:d="M-356 18221l655-107" svg:viewBox="0 0 656 108">
            <text:p/>
          </draw:connector>
          <draw:custom-shape draw:style-name="gr13" draw:text-style-name="P9" xml:id="id102" draw:id="id102" draw:layer="layout" svg:width="0.254cm" svg:height="0.254cm" svg:x="0.99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3" draw:id="id103" draw:layer="layout" svg:width="0.254cm" svg:height="0.254cm" svg:x="1.39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6" draw:id="id106" draw:layer="layout" svg:width="0.254cm" svg:height="0.254cm" svg:x="0.99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7" draw:id="id107" draw:layer="layout" svg:width="0.254cm" svg:height="0.254cm" svg:x="1.73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9" draw:id="id109" draw:layer="layout" svg:width="0.254cm" svg:height="0.254cm" svg:x="0.697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0" draw:id="id110" draw:layer="layout" svg:width="0.254cm" svg:height="0.254cm" svg:x="1.73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1" draw:id="id111" draw:layer="layout" svg:width="0.254cm" svg:height="0.254cm" svg:x="2.46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2" draw:id="id112" draw:layer="layout" svg:width="0.254cm" svg:height="0.254cm" svg:x="2.86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04" draw:id="id104" draw:layer="layout" svg:width="0.254cm" svg:height="0.254cm" svg:x="2.46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05" draw:id="id105" draw:layer="layout" svg:width="0.254cm" svg:height="0.254cm" svg:x="3.20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08" draw:id="id108" draw:layer="layout" svg:width="0.254cm" svg:height="0.254cm" svg:x="2.11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3" draw:id="id113" draw:layer="layout" svg:width="0.254cm" svg:height="0.254cm" svg:x="3.20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14cm" svg:y1="16.509cm" svg:x2="1.429cm" svg:y2="16.616cm" draw:start-shape="id102" draw:start-glue-point="9" draw:end-shape="id103" draw:end-glue-point="5" svg:d="M1214 16509l215 107" svg:viewBox="0 0 216 108">
            <text:p/>
          </draw:connector>
          <draw:connector draw:style-name="gr5" draw:text-style-name="P5" draw:layer="layout" draw:type="line" svg:x1="1.609cm" svg:y1="16.796cm" svg:x2="2.504cm" svg:y2="16.903cm" draw:start-shape="id103" draw:start-glue-point="9" draw:end-shape="id104" draw:end-glue-point="5" svg:d="M1609 16796l895 107" svg:viewBox="0 0 896 108">
            <text:p/>
          </draw:connector>
          <draw:connector draw:style-name="gr5" draw:text-style-name="P5" draw:layer="layout" draw:type="line" svg:x1="2.684cm" svg:y1="17.083cm" svg:x2="3.239cm" svg:y2="17.934cm" draw:start-shape="id104" draw:start-glue-point="9" draw:end-shape="id105" draw:end-glue-point="5" svg:d="M2684 17083l555 851" svg:viewBox="0 0 556 852">
            <text:p/>
          </draw:connector>
          <draw:connector draw:style-name="gr5" draw:text-style-name="P5" draw:layer="layout" draw:type="line" svg:x1="1.214cm" svg:y1="17.083cm" svg:x2="1.769cm" svg:y2="17.934cm" draw:start-shape="id106" draw:start-glue-point="9" draw:end-shape="id107" draw:end-glue-point="5" svg:d="M1214 17083l555 851" svg:viewBox="0 0 556 852">
            <text:p/>
          </draw:connector>
          <draw:connector draw:style-name="gr5" draw:text-style-name="P5" draw:layer="layout" draw:type="line" svg:x1="1.949cm" svg:y1="18.114cm" svg:x2="2.156cm" svg:y2="18.221cm" draw:start-shape="id107" draw:start-glue-point="9" draw:end-shape="id108" draw:end-glue-point="5" svg:d="M1949 18114l207 107" svg:viewBox="0 0 208 108">
            <text:p/>
          </draw:connector>
          <draw:connector draw:style-name="gr5" draw:text-style-name="P5" draw:layer="layout" draw:type="line" svg:x1="0.914cm" svg:y1="18.401cm" svg:x2="1.769cm" svg:y2="18.508cm" draw:start-shape="id109" draw:start-glue-point="9" draw:end-shape="id110" draw:end-glue-point="5" svg:d="M914 18401l855 107" svg:viewBox="0 0 856 108">
            <text:p/>
          </draw:connector>
          <draw:connector draw:style-name="gr5" draw:text-style-name="P5" draw:layer="layout" draw:type="line" svg:x1="2.684cm" svg:y1="16.509cm" svg:x2="2.899cm" svg:y2="16.616cm" draw:start-shape="id111" draw:start-glue-point="9" draw:end-shape="id112" draw:end-glue-point="5" svg:d="M2684 16509l215 107" svg:viewBox="0 0 216 108">
            <text:p/>
          </draw:connector>
          <draw:connector draw:style-name="gr6" draw:text-style-name="P6" draw:layer="layout" draw:type="line" svg:x1="2.336cm" svg:y1="18.401cm" svg:x2="3.239cm" svg:y2="18.508cm" draw:start-shape="id108" draw:start-glue-point="9" draw:end-shape="id113" draw:end-glue-point="5" svg:d="M2336 18401l903 107" svg:viewBox="0 0 904 108">
            <text:p/>
          </draw:connector>
          <draw:connector draw:style-name="gr7" draw:text-style-name="P5" draw:layer="layout" draw:type="line" svg:x1="0.914cm" svg:y1="18.221cm" svg:x2="1.769cm" svg:y2="18.114cm" draw:start-shape="id109" draw:start-glue-point="11" draw:end-shape="id107" draw:end-glue-point="7" svg:d="M914 18221l855-107" svg:viewBox="0 0 856 108">
            <text:p/>
          </draw:connector>
          <draw:connector draw:style-name="gr7" draw:text-style-name="P5" draw:layer="layout" draw:type="line" svg:x1="1.949cm" svg:y1="17.934cm" svg:x2="2.504cm" svg:y2="17.083cm" draw:start-shape="id107" draw:start-glue-point="11" draw:end-shape="id104" draw:end-glue-point="7" svg:d="M1949 17934l555-851" svg:viewBox="0 0 556 852">
            <text:p/>
          </draw:connector>
          <draw:connector draw:style-name="gr7" draw:text-style-name="P5" draw:layer="layout" draw:type="line" svg:x1="1.214cm" svg:y1="16.903cm" svg:x2="1.429cm" svg:y2="16.796cm" draw:start-shape="id106" draw:start-glue-point="11" draw:end-shape="id103" draw:end-glue-point="7" svg:d="M1214 16903l215-107" svg:viewBox="0 0 216 108">
            <text:p/>
          </draw:connector>
          <draw:connector draw:style-name="gr7" draw:text-style-name="P5" draw:layer="layout" draw:type="line" svg:x1="1.609cm" svg:y1="16.616cm" svg:x2="2.504cm" svg:y2="16.509cm" draw:start-shape="id103" draw:start-glue-point="11" draw:end-shape="id111" draw:end-glue-point="7" svg:d="M1609 16616l895-107" svg:viewBox="0 0 896 108">
            <text:p/>
          </draw:connector>
          <draw:connector draw:style-name="gr7" draw:text-style-name="P5" draw:layer="layout" draw:type="line" svg:x1="2.684cm" svg:y1="16.903cm" svg:x2="2.899cm" svg:y2="16.796cm" draw:start-shape="id104" draw:start-glue-point="11" draw:end-shape="id112" draw:end-glue-point="7" svg:d="M2684 16903l215-107" svg:viewBox="0 0 216 108">
            <text:p/>
          </draw:connector>
          <draw:connector draw:style-name="gr7" draw:text-style-name="P5" draw:layer="layout" draw:type="line" svg:x1="1.949cm" svg:y1="18.508cm" svg:x2="2.156cm" svg:y2="18.401cm" draw:start-shape="id110" draw:start-glue-point="11" draw:end-shape="id108" draw:end-glue-point="7" svg:d="M1949 18508l207-107" svg:viewBox="0 0 208 108">
            <text:p/>
          </draw:connector>
          <draw:connector draw:style-name="gr7" draw:text-style-name="P5" draw:layer="layout" draw:type="line" svg:x1="2.336cm" svg:y1="18.221cm" svg:x2="3.239cm" svg:y2="18.114cm" draw:start-shape="id108" draw:start-glue-point="11" draw:end-shape="id105" draw:end-glue-point="7" svg:d="M2336 18221l903-107" svg:viewBox="0 0 904 108">
            <text:p/>
          </draw:connector>
          <draw:connector draw:style-name="gr7" draw:text-style-name="P5" draw:layer="layout" draw:type="line" svg:x1="0.179cm" svg:y1="16.616cm" svg:x2="1.034cm" svg:y2="16.509cm" draw:start-shape="id100" draw:start-glue-point="11" draw:end-shape="id102" draw:end-glue-point="7" svg:d="M179 16616l855-107" svg:viewBox="0 0 856 108">
            <text:p/>
          </draw:connector>
          <draw:connector draw:style-name="gr7" draw:text-style-name="P5" draw:layer="layout" draw:type="line" svg:x1="0.479cm" svg:y1="17.934cm" svg:x2="1.034cm" svg:y2="17.083cm" draw:start-shape="id99" draw:start-glue-point="11" draw:end-shape="id106" draw:end-glue-point="7" svg:d="M479 17934l555-851" svg:viewBox="0 0 556 852">
            <text:p/>
          </draw:connector>
          <draw:connector draw:style-name="gr7" draw:text-style-name="P5" draw:layer="layout" draw:type="line" svg:x1="0.479cm" svg:y1="18.508cm" svg:x2="0.734cm" svg:y2="18.401cm" draw:start-shape="id101" draw:start-glue-point="11" draw:end-shape="id109" draw:end-glue-point="7" svg:d="M479 18508l255-107" svg:viewBox="0 0 256 108">
            <text:p/>
          </draw:connector>
          <draw:connector draw:style-name="gr5" draw:text-style-name="P5" draw:layer="layout" draw:type="line" svg:x1="0.479cm" svg:y1="18.114cm" svg:x2="0.734cm" svg:y2="18.221cm" draw:start-shape="id99" draw:start-glue-point="9" draw:end-shape="id109" draw:end-glue-point="5" svg:d="M479 18114l255 107" svg:viewBox="0 0 256 108">
            <text:p/>
          </draw:connector>
          <draw:connector draw:style-name="gr5" draw:text-style-name="P5" draw:layer="layout" draw:type="line" svg:x1="0.179cm" svg:y1="16.796cm" svg:x2="1.034cm" svg:y2="16.903cm" draw:start-shape="id100" draw:start-glue-point="9" draw:end-shape="id106" draw:end-glue-point="5" svg:d="M179 16796l855 107" svg:viewBox="0 0 856 108">
            <text:p/>
          </draw:connector>
          <draw:custom-shape draw:style-name="gr13" draw:text-style-name="P9" xml:id="id114" draw:id="id114" draw:layer="layout" svg:width="0.254cm" svg:height="0.254cm" svg:x="3.93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15" draw:id="id115" draw:layer="layout" svg:width="0.254cm" svg:height="0.254cm" svg:x="4.33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8" draw:id="id118" draw:layer="layout" svg:width="0.254cm" svg:height="0.254cm" svg:x="3.93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9" draw:id="id119" draw:layer="layout" svg:width="0.254cm" svg:height="0.254cm" svg:x="4.67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1" draw:id="id121" draw:layer="layout" svg:width="0.254cm" svg:height="0.254cm" svg:x="3.58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2" draw:id="id122" draw:layer="layout" svg:width="0.254cm" svg:height="0.254cm" svg:x="4.67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23" draw:id="id123" draw:layer="layout" svg:width="0.254cm" svg:height="0.254cm" svg:x="5.40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4" draw:id="id124" draw:layer="layout" svg:width="0.254cm" svg:height="0.254cm" svg:x="5.80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16" draw:id="id116" draw:layer="layout" svg:width="0.254cm" svg:height="0.254cm" svg:x="5.40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17" draw:id="id117" draw:layer="layout" svg:width="0.254cm" svg:height="0.254cm" svg:x="6.14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0" draw:id="id120" draw:layer="layout" svg:width="0.254cm" svg:height="0.254cm" svg:x="5.05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5" draw:id="id125" draw:layer="layout" svg:width="0.254cm" svg:height="0.254cm" svg:x="6.14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154cm" svg:y1="16.509cm" svg:x2="4.369cm" svg:y2="16.616cm" draw:start-shape="id114" draw:start-glue-point="9" draw:end-shape="id115" draw:end-glue-point="5" svg:d="M4154 16509l215 107" svg:viewBox="0 0 216 108">
            <text:p/>
          </draw:connector>
          <draw:connector draw:style-name="gr5" draw:text-style-name="P5" draw:layer="layout" draw:type="line" svg:x1="4.549cm" svg:y1="16.796cm" svg:x2="5.444cm" svg:y2="16.903cm" draw:start-shape="id115" draw:start-glue-point="9" draw:end-shape="id116" draw:end-glue-point="5" svg:d="M4549 16796l895 107" svg:viewBox="0 0 896 108">
            <text:p/>
          </draw:connector>
          <draw:connector draw:style-name="gr5" draw:text-style-name="P5" draw:layer="layout" draw:type="line" svg:x1="5.624cm" svg:y1="17.083cm" svg:x2="6.179cm" svg:y2="17.934cm" draw:start-shape="id116" draw:start-glue-point="9" draw:end-shape="id117" draw:end-glue-point="5" svg:d="M5624 17083l555 851" svg:viewBox="0 0 556 852">
            <text:p/>
          </draw:connector>
          <draw:connector draw:style-name="gr5" draw:text-style-name="P5" draw:layer="layout" draw:type="line" svg:x1="4.154cm" svg:y1="17.083cm" svg:x2="4.709cm" svg:y2="17.934cm" draw:start-shape="id118" draw:start-glue-point="9" draw:end-shape="id119" draw:end-glue-point="5" svg:d="M4154 17083l555 851" svg:viewBox="0 0 556 852">
            <text:p/>
          </draw:connector>
          <draw:connector draw:style-name="gr5" draw:text-style-name="P5" draw:layer="layout" draw:type="line" svg:x1="4.889cm" svg:y1="18.114cm" svg:x2="5.096cm" svg:y2="18.221cm" draw:start-shape="id119" draw:start-glue-point="9" draw:end-shape="id120" draw:end-glue-point="5" svg:d="M4889 18114l207 107" svg:viewBox="0 0 208 108">
            <text:p/>
          </draw:connector>
          <draw:connector draw:style-name="gr5" draw:text-style-name="P5" draw:layer="layout" draw:type="line" svg:x1="3.806cm" svg:y1="18.401cm" svg:x2="4.709cm" svg:y2="18.508cm" draw:start-shape="id121" draw:start-glue-point="9" draw:end-shape="id122" draw:end-glue-point="5" svg:d="M3806 18401l903 107" svg:viewBox="0 0 904 108">
            <text:p/>
          </draw:connector>
          <draw:connector draw:style-name="gr5" draw:text-style-name="P5" draw:layer="layout" draw:type="line" svg:x1="5.624cm" svg:y1="16.509cm" svg:x2="5.839cm" svg:y2="16.616cm" draw:start-shape="id123" draw:start-glue-point="9" draw:end-shape="id124" draw:end-glue-point="5" svg:d="M5624 16509l215 107" svg:viewBox="0 0 216 108">
            <text:p/>
          </draw:connector>
          <draw:connector draw:style-name="gr6" draw:text-style-name="P6" draw:layer="layout" draw:type="line" svg:x1="5.276cm" svg:y1="18.401cm" svg:x2="6.179cm" svg:y2="18.508cm" draw:start-shape="id120" draw:start-glue-point="9" draw:end-shape="id125" draw:end-glue-point="5" svg:d="M5276 18401l903 107" svg:viewBox="0 0 904 108">
            <text:p/>
          </draw:connector>
          <draw:connector draw:style-name="gr7" draw:text-style-name="P5" draw:layer="layout" draw:type="line" svg:x1="3.806cm" svg:y1="18.221cm" svg:x2="4.709cm" svg:y2="18.114cm" draw:start-shape="id121" draw:start-glue-point="11" draw:end-shape="id119" draw:end-glue-point="7" svg:d="M3806 18221l903-107" svg:viewBox="0 0 904 108">
            <text:p/>
          </draw:connector>
          <draw:connector draw:style-name="gr7" draw:text-style-name="P5" draw:layer="layout" draw:type="line" svg:x1="4.889cm" svg:y1="17.934cm" svg:x2="5.444cm" svg:y2="17.083cm" draw:start-shape="id119" draw:start-glue-point="11" draw:end-shape="id116" draw:end-glue-point="7" svg:d="M4889 17934l555-851" svg:viewBox="0 0 556 852">
            <text:p/>
          </draw:connector>
          <draw:connector draw:style-name="gr7" draw:text-style-name="P5" draw:layer="layout" draw:type="line" svg:x1="4.154cm" svg:y1="16.903cm" svg:x2="4.369cm" svg:y2="16.796cm" draw:start-shape="id118" draw:start-glue-point="11" draw:end-shape="id115" draw:end-glue-point="7" svg:d="M4154 16903l215-107" svg:viewBox="0 0 216 108">
            <text:p/>
          </draw:connector>
          <draw:connector draw:style-name="gr7" draw:text-style-name="P5" draw:layer="layout" draw:type="line" svg:x1="4.549cm" svg:y1="16.616cm" svg:x2="5.444cm" svg:y2="16.509cm" draw:start-shape="id115" draw:start-glue-point="11" draw:end-shape="id123" draw:end-glue-point="7" svg:d="M4549 16616l895-107" svg:viewBox="0 0 896 108">
            <text:p/>
          </draw:connector>
          <draw:connector draw:style-name="gr7" draw:text-style-name="P5" draw:layer="layout" draw:type="line" svg:x1="5.624cm" svg:y1="16.903cm" svg:x2="5.839cm" svg:y2="16.796cm" draw:start-shape="id116" draw:start-glue-point="11" draw:end-shape="id124" draw:end-glue-point="7" svg:d="M5624 16903l215-107" svg:viewBox="0 0 216 108">
            <text:p/>
          </draw:connector>
          <draw:connector draw:style-name="gr7" draw:text-style-name="P5" draw:layer="layout" draw:type="line" svg:x1="4.889cm" svg:y1="18.508cm" svg:x2="5.096cm" svg:y2="18.401cm" draw:start-shape="id122" draw:start-glue-point="11" draw:end-shape="id120" draw:end-glue-point="7" svg:d="M4889 18508l207-107" svg:viewBox="0 0 208 108">
            <text:p/>
          </draw:connector>
          <draw:connector draw:style-name="gr7" draw:text-style-name="P5" draw:layer="layout" draw:type="line" svg:x1="5.276cm" svg:y1="18.221cm" svg:x2="6.179cm" svg:y2="18.114cm" draw:start-shape="id120" draw:start-glue-point="11" draw:end-shape="id117" draw:end-glue-point="7" svg:d="M5276 18221l903-107" svg:viewBox="0 0 904 108">
            <text:p/>
          </draw:connector>
          <draw:custom-shape draw:style-name="gr13" draw:text-style-name="P9" xml:id="id126" draw:id="id126" draw:layer="layout" svg:width="0.254cm" svg:height="0.254cm" svg:x="6.87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27" draw:id="id127" draw:layer="layout" svg:width="0.254cm" svg:height="0.254cm" svg:x="7.27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9" draw:id="id129" draw:layer="layout" svg:width="0.254cm" svg:height="0.254cm" svg:x="6.87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0" draw:id="id130" draw:layer="layout" svg:width="0.254cm" svg:height="0.254cm" svg:x="7.61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2" draw:id="id132" draw:layer="layout" svg:width="0.254cm" svg:height="0.254cm" svg:x="6.52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33" draw:id="id133" draw:layer="layout" svg:width="0.254cm" svg:height="0.254cm" svg:x="7.61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7.094cm" svg:y1="16.509cm" svg:x2="7.309cm" svg:y2="16.616cm" draw:start-shape="id126" draw:start-glue-point="9" draw:end-shape="id127" draw:end-glue-point="5" svg:d="M7094 16509l215 107" svg:viewBox="0 0 216 108">
            <text:p/>
          </draw:connector>
          <draw:connector draw:style-name="gr5" draw:text-style-name="P5" draw:layer="layout" draw:type="line" svg:x1="7.489cm" svg:y1="16.796cm" svg:x2="8.384cm" svg:y2="16.903cm" draw:start-shape="id127" draw:start-glue-point="9" draw:end-shape="id128" draw:end-glue-point="5" svg:d="M7489 16796l895 107" svg:viewBox="0 0 896 108">
            <text:p/>
          </draw:connector>
          <draw:connector draw:style-name="gr5" draw:text-style-name="P5" draw:layer="layout" draw:type="line" svg:x1="7.094cm" svg:y1="17.083cm" svg:x2="7.649cm" svg:y2="17.934cm" draw:start-shape="id129" draw:start-glue-point="9" draw:end-shape="id130" draw:end-glue-point="5" svg:d="M7094 17083l555 851" svg:viewBox="0 0 556 852">
            <text:p/>
          </draw:connector>
          <draw:connector draw:style-name="gr5" draw:text-style-name="P5" draw:layer="layout" draw:type="line" svg:x1="7.829cm" svg:y1="18.114cm" svg:x2="8.036cm" svg:y2="18.221cm" draw:start-shape="id130" draw:start-glue-point="9" draw:end-shape="id131" draw:end-glue-point="5" svg:d="M7829 18114l207 107" svg:viewBox="0 0 208 108">
            <text:p/>
          </draw:connector>
          <draw:connector draw:style-name="gr5" draw:text-style-name="P5" draw:layer="layout" draw:type="line" svg:x1="6.746cm" svg:y1="18.401cm" svg:x2="7.649cm" svg:y2="18.508cm" draw:start-shape="id132" draw:start-glue-point="9" draw:end-shape="id133" draw:end-glue-point="5" svg:d="M6746 18401l903 107" svg:viewBox="0 0 904 108">
            <text:p/>
          </draw:connector>
          <draw:connector draw:style-name="gr7" draw:text-style-name="P5" draw:layer="layout" draw:type="line" svg:x1="6.746cm" svg:y1="18.221cm" svg:x2="7.649cm" svg:y2="18.114cm" draw:start-shape="id132" draw:start-glue-point="11" draw:end-shape="id130" draw:end-glue-point="7" svg:d="M6746 18221l903-107" svg:viewBox="0 0 904 108">
            <text:p/>
          </draw:connector>
          <draw:connector draw:style-name="gr7" draw:text-style-name="P5" draw:layer="layout" draw:type="line" svg:x1="7.829cm" svg:y1="17.934cm" svg:x2="8.384cm" svg:y2="17.083cm" draw:start-shape="id130" draw:start-glue-point="11" draw:end-shape="id128" draw:end-glue-point="7" svg:d="M7829 17934l555-851" svg:viewBox="0 0 556 852">
            <text:p/>
          </draw:connector>
          <draw:connector draw:style-name="gr7" draw:text-style-name="P5" draw:layer="layout" draw:type="line" svg:x1="7.094cm" svg:y1="16.903cm" svg:x2="7.309cm" svg:y2="16.796cm" draw:start-shape="id129" draw:start-glue-point="11" draw:end-shape="id127" draw:end-glue-point="7" svg:d="M7094 16903l215-107" svg:viewBox="0 0 216 108">
            <text:p/>
          </draw:connector>
          <draw:connector draw:style-name="gr7" draw:text-style-name="P5" draw:layer="layout" draw:type="line" svg:x1="7.489cm" svg:y1="16.616cm" svg:x2="8.384cm" svg:y2="16.509cm" draw:start-shape="id127" draw:start-glue-point="11" draw:end-shape="id134" draw:end-glue-point="7" svg:d="M7489 16616l895-107" svg:viewBox="0 0 896 108">
            <text:p/>
          </draw:connector>
          <draw:connector draw:style-name="gr7" draw:text-style-name="P5" draw:layer="layout" draw:type="line" svg:x1="7.829cm" svg:y1="18.508cm" svg:x2="8.036cm" svg:y2="18.401cm" draw:start-shape="id133" draw:start-glue-point="11" draw:end-shape="id131" draw:end-glue-point="7" svg:d="M7829 18508l207-107" svg:viewBox="0 0 208 108">
            <text:p/>
          </draw:connector>
          <draw:connector draw:style-name="gr7" draw:text-style-name="P5" draw:layer="layout" draw:type="line" svg:x1="6.019cm" svg:y1="16.616cm" svg:x2="6.914cm" svg:y2="16.509cm" draw:start-shape="id124" draw:start-glue-point="11" draw:end-shape="id126" draw:end-glue-point="7" svg:d="M6019 16616l895-107" svg:viewBox="0 0 896 108">
            <text:p/>
          </draw:connector>
          <draw:connector draw:style-name="gr7" draw:text-style-name="P5" draw:layer="layout" draw:type="line" svg:x1="6.359cm" svg:y1="17.934cm" svg:x2="6.914cm" svg:y2="17.083cm" draw:start-shape="id117" draw:start-glue-point="11" draw:end-shape="id129" draw:end-glue-point="7" svg:d="M6359 17934l555-851" svg:viewBox="0 0 556 852">
            <text:p/>
          </draw:connector>
          <draw:connector draw:style-name="gr7" draw:text-style-name="P5" draw:layer="layout" draw:type="line" svg:x1="6.359cm" svg:y1="18.508cm" svg:x2="6.566cm" svg:y2="18.401cm" draw:start-shape="id125" draw:start-glue-point="11" draw:end-shape="id132" draw:end-glue-point="7" svg:d="M6359 18508l207-107" svg:viewBox="0 0 208 108">
            <text:p/>
          </draw:connector>
          <draw:connector draw:style-name="gr5" draw:text-style-name="P5" draw:layer="layout" draw:type="line" svg:x1="6.359cm" svg:y1="18.114cm" svg:x2="6.566cm" svg:y2="18.221cm" draw:start-shape="id117" draw:start-glue-point="9" draw:end-shape="id132" draw:end-glue-point="5" svg:d="M6359 18114l207 107" svg:viewBox="0 0 208 108">
            <text:p/>
          </draw:connector>
          <draw:connector draw:style-name="gr5" draw:text-style-name="P5" draw:layer="layout" draw:type="line" svg:x1="6.019cm" svg:y1="16.796cm" svg:x2="6.914cm" svg:y2="16.903cm" draw:start-shape="id124" draw:start-glue-point="9" draw:end-shape="id129" draw:end-glue-point="5" svg:d="M6019 16796l895 107" svg:viewBox="0 0 896 108">
            <text:p/>
          </draw:connector>
          <draw:connector draw:style-name="gr5" draw:text-style-name="P5" draw:layer="layout" draw:type="line" svg:x1="3.079cm" svg:y1="16.796cm" svg:x2="3.974cm" svg:y2="16.903cm" draw:start-shape="id112" draw:start-glue-point="9" draw:end-shape="id118" draw:end-glue-point="5" svg:d="M3079 16796l895 107" svg:viewBox="0 0 896 108">
            <text:p/>
          </draw:connector>
          <draw:connector draw:style-name="gr5" draw:text-style-name="P5" draw:layer="layout" draw:type="line" svg:x1="3.419cm" svg:y1="18.114cm" svg:x2="3.626cm" svg:y2="18.221cm" draw:start-shape="id105" draw:start-glue-point="9" draw:end-shape="id121" draw:end-glue-point="5" svg:d="M3419 18114l207 107" svg:viewBox="0 0 208 108">
            <text:p/>
          </draw:connector>
          <draw:connector draw:style-name="gr7" draw:text-style-name="P5" draw:layer="layout" draw:type="line" svg:x1="3.419cm" svg:y1="18.508cm" svg:x2="3.626cm" svg:y2="18.401cm" draw:start-shape="id113" draw:start-glue-point="11" draw:end-shape="id121" draw:end-glue-point="7" svg:d="M3419 18508l207-107" svg:viewBox="0 0 208 108">
            <text:p/>
          </draw:connector>
          <draw:connector draw:style-name="gr7" draw:text-style-name="P5" draw:layer="layout" draw:type="line" svg:x1="3.419cm" svg:y1="17.934cm" svg:x2="3.974cm" svg:y2="17.083cm" draw:start-shape="id105" draw:start-glue-point="11" draw:end-shape="id118" draw:end-glue-point="7" svg:d="M3419 17934l555-851" svg:viewBox="0 0 556 852">
            <text:p/>
          </draw:connector>
          <draw:connector draw:style-name="gr7" draw:text-style-name="P5" draw:layer="layout" draw:type="line" svg:x1="3.079cm" svg:y1="16.616cm" svg:x2="3.974cm" svg:y2="16.509cm" draw:start-shape="id112" draw:start-glue-point="11" draw:end-shape="id114" draw:end-glue-point="7" svg:d="M3079 16616l895-107" svg:viewBox="0 0 896 108">
            <text:p/>
          </draw:connector>
          <draw:custom-shape draw:style-name="gr13" draw:text-style-name="P9" xml:id="id134" draw:id="id134" draw:layer="layout" svg:width="0.254cm" svg:height="0.254cm" svg:x="8.347cm" svg:y="16.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5" draw:id="id135" draw:layer="layout" svg:width="0.254cm" svg:height="0.254cm" svg:x="8.742cm" svg:y="1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28" draw:id="id128" draw:layer="layout" svg:width="0.254cm" svg:height="0.254cm" svg:x="8.347cm" svg:y="1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6" draw:id="id136" draw:layer="layout" svg:width="0.254cm" svg:height="0.254cm" svg:x="9.082cm" svg:y="17.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31" draw:id="id131" draw:layer="layout" svg:width="0.254cm" svg:height="0.254cm" svg:x="7.999cm" svg:y="1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37" draw:id="id137" draw:layer="layout" svg:width="0.254cm" svg:height="0.254cm" svg:x="9.082cm" svg:y="18.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8.564cm" svg:y1="16.509cm" svg:x2="8.779cm" svg:y2="16.616cm" draw:start-shape="id134" draw:start-glue-point="9" draw:end-shape="id135" draw:end-glue-point="5" svg:d="M8564 16509l215 107" svg:viewBox="0 0 216 108">
            <text:p/>
          </draw:connector>
          <draw:connector draw:style-name="gr5" draw:text-style-name="P5" draw:layer="layout" draw:type="line" svg:x1="8.959cm" svg:y1="16.796cm" svg:x2="9.654cm" svg:y2="17.251cm" draw:start-shape="id135" draw:start-glue-point="9" svg:d="M8959 16796l695 455" svg:viewBox="0 0 696 456">
            <text:p/>
          </draw:connector>
          <draw:connector draw:style-name="gr5" draw:text-style-name="P5" draw:layer="layout" draw:type="line" svg:x1="8.564cm" svg:y1="17.083cm" svg:x2="9.119cm" svg:y2="17.934cm" draw:start-shape="id128" draw:start-glue-point="9" draw:end-shape="id136" draw:end-glue-point="5" svg:d="M8564 17083l555 851" svg:viewBox="0 0 556 852">
            <text:p/>
          </draw:connector>
          <draw:connector draw:style-name="gr5" draw:text-style-name="P5" draw:layer="layout" draw:type="line" svg:x1="9.299cm" svg:y1="18.114cm" svg:x2="9.654cm" svg:y2="18.321cm" draw:start-shape="id136" draw:start-glue-point="9" svg:d="M9299 18114l355 207" svg:viewBox="0 0 356 208">
            <text:p/>
          </draw:connector>
          <draw:connector draw:style-name="gr5" draw:text-style-name="P5" draw:layer="layout" draw:type="line" svg:x1="8.216cm" svg:y1="18.401cm" svg:x2="9.119cm" svg:y2="18.508cm" draw:start-shape="id131" draw:start-glue-point="9" draw:end-shape="id137" draw:end-glue-point="5" svg:d="M8216 18401l903 107" svg:viewBox="0 0 904 108">
            <text:p/>
          </draw:connector>
          <draw:connector draw:style-name="gr7" draw:text-style-name="P5" draw:layer="layout" draw:type="line" svg:x1="8.216cm" svg:y1="18.221cm" svg:x2="9.119cm" svg:y2="18.114cm" draw:start-shape="id131" draw:start-glue-point="11" draw:end-shape="id136" draw:end-glue-point="7" svg:d="M8216 18221l903-107" svg:viewBox="0 0 904 108">
            <text:p/>
          </draw:connector>
          <draw:connector draw:style-name="gr7" draw:text-style-name="P5" draw:layer="layout" draw:type="line" svg:x1="9.299cm" svg:y1="17.934cm" svg:x2="9.654cm" svg:y2="17.331cm" draw:start-shape="id136" draw:start-glue-point="11" svg:d="M9299 17934l355-603" svg:viewBox="0 0 356 604">
            <text:p/>
          </draw:connector>
          <draw:connector draw:style-name="gr7" draw:text-style-name="P5" draw:layer="layout" draw:type="line" svg:x1="8.564cm" svg:y1="16.903cm" svg:x2="8.779cm" svg:y2="16.796cm" draw:start-shape="id128" draw:start-glue-point="11" draw:end-shape="id135" draw:end-glue-point="7" svg:d="M8564 16903l215-107" svg:viewBox="0 0 216 108">
            <text:p/>
          </draw:connector>
          <draw:connector draw:style-name="gr7" draw:text-style-name="P5" draw:layer="layout" draw:type="line" svg:x1="8.959cm" svg:y1="16.616cm" svg:x2="9.654cm" svg:y2="16.261cm" draw:start-shape="id135" draw:start-glue-point="11" svg:d="M8959 16616l695-355" svg:viewBox="0 0 696 356">
            <text:p/>
          </draw:connector>
          <draw:connector draw:style-name="gr7" draw:text-style-name="P5" draw:layer="layout" draw:type="line" svg:x1="9.299cm" svg:y1="18.508cm" svg:x2="9.654cm" svg:y2="18.401cm" draw:start-shape="id137" draw:start-glue-point="11" svg:d="M9299 18508l355-107" svg:viewBox="0 0 356 108">
            <text:p/>
          </draw:connector>
          <draw:custom-shape draw:style-name="gr4" draw:text-style-name="P4" xml:id="id144" draw:id="id144" draw:layer="layout" svg:width="0.128cm" svg:height="0.127cm" svg:x="0.22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5" draw:id="id145" draw:layer="layout" svg:width="0.128cm" svg:height="0.127cm" svg:x="1.69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6" draw:id="id146" draw:layer="layout" svg:width="0.128cm" svg:height="0.127cm" svg:x="3.16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7" draw:id="id147" draw:layer="layout" svg:width="0.128cm" svg:height="0.127cm" svg:x="4.63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8" draw:id="id148" draw:layer="layout" svg:width="0.128cm" svg:height="0.127cm" svg:x="6.10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49" draw:id="id149" draw:layer="layout" svg:width="0.128cm" svg:height="0.127cm" svg:x="7.575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50" draw:id="id150" draw:layer="layout" svg:width="0.128cm" svg:height="0.127cm" svg:x="9.044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0.299cm" svg:y1="18.688cm" svg:x2="-0.255cm" svg:y2="19.49cm" draw:start-shape="id101" draw:start-glue-point="7" svg:d="M299 18688l-554 802" svg:viewBox="0 0 555 803">
            <text:p/>
          </draw:connector>
          <draw:connector draw:style-name="gr7" draw:text-style-name="P5" draw:layer="layout" draw:type="line" svg:x1="1.769cm" svg:y1="18.688cm" svg:x2="1.215cm" svg:y2="19.538cm" draw:start-shape="id110" draw:start-glue-point="7" draw:end-shape="id138" draw:end-glue-point="11" svg:d="M1769 18688l-554 850" svg:viewBox="0 0 555 851">
            <text:p/>
          </draw:connector>
          <draw:connector draw:style-name="gr7" draw:text-style-name="P5" draw:layer="layout" draw:type="line" svg:x1="3.239cm" svg:y1="18.688cm" svg:x2="2.685cm" svg:y2="19.538cm" draw:start-shape="id113" draw:start-glue-point="7" draw:end-shape="id139" draw:end-glue-point="11" svg:d="M3239 18688l-554 850" svg:viewBox="0 0 555 851">
            <text:p/>
          </draw:connector>
          <draw:connector draw:style-name="gr7" draw:text-style-name="P5" draw:layer="layout" draw:type="line" svg:x1="4.709cm" svg:y1="18.688cm" svg:x2="4.155cm" svg:y2="19.538cm" draw:start-shape="id122" draw:start-glue-point="7" draw:end-shape="id140" draw:end-glue-point="11" svg:d="M4709 18688l-554 850" svg:viewBox="0 0 555 851">
            <text:p/>
          </draw:connector>
          <draw:connector draw:style-name="gr7" draw:text-style-name="P5" draw:layer="layout" draw:type="line" svg:x1="6.179cm" svg:y1="18.688cm" svg:x2="5.625cm" svg:y2="19.538cm" draw:start-shape="id125" draw:start-glue-point="7" draw:end-shape="id141" draw:end-glue-point="11" svg:d="M6179 18688l-554 850" svg:viewBox="0 0 555 851">
            <text:p/>
          </draw:connector>
          <draw:connector draw:style-name="gr7" draw:text-style-name="P5" draw:layer="layout" draw:type="line" svg:x1="7.649cm" svg:y1="18.688cm" svg:x2="7.095cm" svg:y2="19.538cm" draw:start-shape="id133" draw:start-glue-point="7" draw:end-shape="id142" draw:end-glue-point="11" svg:d="M7649 18688l-554 850" svg:viewBox="0 0 555 851">
            <text:p/>
          </draw:connector>
          <draw:connector draw:style-name="gr7" draw:text-style-name="P5" draw:layer="layout" draw:type="line" svg:x1="9.119cm" svg:y1="18.688cm" svg:x2="8.565cm" svg:y2="19.538cm" draw:start-shape="id137" draw:start-glue-point="7" draw:end-shape="id143" draw:end-glue-point="11" svg:d="M9119 18688l-554 850" svg:viewBox="0 0 555 851">
            <text:p/>
          </draw:connector>
          <draw:connector draw:style-name="gr7" draw:text-style-name="P5" draw:layer="layout" draw:type="line" svg:x1="-0.256cm" svg:y1="16.281cm" svg:x2="0.242cm" svg:y2="15.681cm" draw:end-shape="id144" draw:end-glue-point="7" svg:d="M-256 16281l498-600" svg:viewBox="0 0 499 601">
            <text:p/>
          </draw:connector>
          <draw:connector draw:style-name="gr7" draw:text-style-name="P5" draw:layer="layout" draw:type="line" svg:x1="1.214cm" svg:y1="16.329cm" svg:x2="1.713cm" svg:y2="15.681cm" draw:start-shape="id102" draw:start-glue-point="11" draw:end-shape="id145" draw:end-glue-point="7" svg:d="M1214 16329l499-648" svg:viewBox="0 0 500 649">
            <text:p/>
          </draw:connector>
          <draw:connector draw:style-name="gr7" draw:text-style-name="P5" draw:layer="layout" draw:type="line" svg:x1="2.684cm" svg:y1="16.329cm" svg:x2="3.182cm" svg:y2="15.681cm" draw:start-shape="id111" draw:start-glue-point="11" draw:end-shape="id146" draw:end-glue-point="7" svg:d="M2684 16329l498-648" svg:viewBox="0 0 499 649">
            <text:p/>
          </draw:connector>
          <draw:connector draw:style-name="gr7" draw:text-style-name="P5" draw:layer="layout" draw:type="line" svg:x1="4.154cm" svg:y1="16.329cm" svg:x2="4.653cm" svg:y2="15.681cm" draw:start-shape="id114" draw:start-glue-point="11" draw:end-shape="id147" draw:end-glue-point="7" svg:d="M4154 16329l499-648" svg:viewBox="0 0 500 649">
            <text:p/>
          </draw:connector>
          <draw:connector draw:style-name="gr7" draw:text-style-name="P5" draw:layer="layout" draw:type="line" svg:x1="5.624cm" svg:y1="16.329cm" svg:x2="6.122cm" svg:y2="15.681cm" draw:start-shape="id123" draw:start-glue-point="11" draw:end-shape="id148" draw:end-glue-point="7" svg:d="M5624 16329l498-648" svg:viewBox="0 0 499 649">
            <text:p/>
          </draw:connector>
          <draw:connector draw:style-name="gr7" draw:text-style-name="P5" draw:layer="layout" draw:type="line" svg:x1="7.094cm" svg:y1="16.329cm" svg:x2="7.593cm" svg:y2="15.681cm" draw:start-shape="id126" draw:start-glue-point="11" draw:end-shape="id149" draw:end-glue-point="7" svg:d="M7094 16329l499-648" svg:viewBox="0 0 500 649">
            <text:p/>
          </draw:connector>
          <draw:connector draw:style-name="gr7" draw:text-style-name="P5" draw:layer="layout" draw:type="line" svg:x1="8.564cm" svg:y1="16.329cm" svg:x2="9.062cm" svg:y2="15.681cm" draw:start-shape="id134" draw:start-glue-point="11" draw:end-shape="id150" draw:end-glue-point="7" svg:d="M8564 16329l498-648" svg:viewBox="0 0 499 649">
            <text:p/>
          </draw:connector>
          <draw:connector draw:style-name="gr5" draw:text-style-name="P5" draw:layer="layout" draw:type="line" svg:x1="0.334cm" svg:y1="15.681cm" svg:x2="1.034cm" svg:y2="16.329cm" draw:start-shape="id144" draw:start-glue-point="9" draw:end-shape="id102" draw:end-glue-point="5" svg:d="M334 15681l700 648" svg:viewBox="0 0 701 649">
            <text:p/>
          </draw:connector>
          <draw:connector draw:style-name="gr5" draw:text-style-name="P5" draw:layer="layout" draw:type="line" svg:x1="1.805cm" svg:y1="15.681cm" svg:x2="2.504cm" svg:y2="16.329cm" draw:start-shape="id145" draw:start-glue-point="9" draw:end-shape="id111" draw:end-glue-point="5" svg:d="M1805 15681l699 648" svg:viewBox="0 0 700 649">
            <text:p/>
          </draw:connector>
          <draw:connector draw:style-name="gr5" draw:text-style-name="P5" draw:layer="layout" draw:type="line" svg:x1="3.274cm" svg:y1="15.681cm" svg:x2="3.974cm" svg:y2="16.329cm" draw:start-shape="id146" draw:start-glue-point="9" draw:end-shape="id114" draw:end-glue-point="5" svg:d="M3274 15681l700 648" svg:viewBox="0 0 701 649">
            <text:p/>
          </draw:connector>
          <draw:connector draw:style-name="gr5" draw:text-style-name="P5" draw:layer="layout" draw:type="line" svg:x1="4.745cm" svg:y1="15.681cm" svg:x2="5.444cm" svg:y2="16.329cm" draw:start-shape="id147" draw:start-glue-point="9" draw:end-shape="id123" draw:end-glue-point="5" svg:d="M4745 15681l699 648" svg:viewBox="0 0 700 649">
            <text:p/>
          </draw:connector>
          <draw:connector draw:style-name="gr5" draw:text-style-name="P5" draw:layer="layout" draw:type="line" svg:x1="6.214cm" svg:y1="15.681cm" svg:x2="6.914cm" svg:y2="16.329cm" draw:start-shape="id148" draw:start-glue-point="9" draw:end-shape="id126" draw:end-glue-point="5" svg:d="M6214 15681l700 648" svg:viewBox="0 0 701 649">
            <text:p/>
          </draw:connector>
          <draw:connector draw:style-name="gr5" draw:text-style-name="P5" draw:layer="layout" draw:type="line" svg:x1="7.685cm" svg:y1="15.681cm" svg:x2="8.384cm" svg:y2="16.329cm" draw:start-shape="id149" draw:start-glue-point="9" draw:end-shape="id134" draw:end-glue-point="5" svg:d="M7685 15681l699 648" svg:viewBox="0 0 700 649">
            <text:p/>
          </draw:connector>
          <draw:connector draw:style-name="gr5" draw:text-style-name="P5" draw:layer="layout" draw:type="line" svg:x1="9.154cm" svg:y1="15.681cm" svg:x2="9.654cm" svg:y2="16.081cm" draw:start-shape="id150" draw:start-glue-point="9" svg:d="M9154 15681l500 400" svg:viewBox="0 0 501 401">
            <text:p/>
          </draw:connector>
          <draw:connector draw:style-name="gr5" draw:text-style-name="P5" draw:layer="layout" draw:type="line" svg:x1="0.479cm" svg:y1="18.688cm" svg:x2="1.035cm" svg:y2="19.538cm" draw:start-shape="id101" draw:start-glue-point="9" draw:end-shape="id138" draw:end-glue-point="5" svg:d="M479 18688l556 850" svg:viewBox="0 0 557 851">
            <text:p/>
          </draw:connector>
          <draw:connector draw:style-name="gr5" draw:text-style-name="P5" draw:layer="layout" draw:type="line" svg:x1="1.949cm" svg:y1="18.688cm" svg:x2="2.505cm" svg:y2="19.538cm" draw:start-shape="id110" draw:start-glue-point="9" draw:end-shape="id139" draw:end-glue-point="5" svg:d="M1949 18688l556 850" svg:viewBox="0 0 557 851">
            <text:p/>
          </draw:connector>
          <draw:connector draw:style-name="gr5" draw:text-style-name="P5" draw:layer="layout" draw:type="line" svg:x1="3.419cm" svg:y1="18.688cm" svg:x2="3.975cm" svg:y2="19.538cm" draw:start-shape="id113" draw:start-glue-point="9" draw:end-shape="id140" draw:end-glue-point="5" svg:d="M3419 18688l556 850" svg:viewBox="0 0 557 851">
            <text:p/>
          </draw:connector>
          <draw:connector draw:style-name="gr5" draw:text-style-name="P5" draw:layer="layout" draw:type="line" svg:x1="4.889cm" svg:y1="18.688cm" svg:x2="5.445cm" svg:y2="19.538cm" draw:start-shape="id122" draw:start-glue-point="9" draw:end-shape="id141" draw:end-glue-point="5" svg:d="M4889 18688l556 850" svg:viewBox="0 0 557 851">
            <text:p/>
          </draw:connector>
          <draw:connector draw:style-name="gr5" draw:text-style-name="P5" draw:layer="layout" draw:type="line" svg:x1="6.359cm" svg:y1="18.688cm" svg:x2="6.915cm" svg:y2="19.538cm" draw:start-shape="id125" draw:start-glue-point="9" draw:end-shape="id142" draw:end-glue-point="5" svg:d="M6359 18688l556 850" svg:viewBox="0 0 557 851">
            <text:p/>
          </draw:connector>
          <draw:connector draw:style-name="gr5" draw:text-style-name="P5" draw:layer="layout" draw:type="line" svg:x1="7.829cm" svg:y1="18.688cm" svg:x2="8.385cm" svg:y2="19.538cm" draw:start-shape="id133" draw:start-glue-point="9" draw:end-shape="id143" draw:end-glue-point="5" svg:d="M7829 18688l556 850" svg:viewBox="0 0 557 851">
            <text:p/>
          </draw:connector>
          <draw:connector draw:style-name="gr5" draw:text-style-name="P5" draw:layer="layout" draw:type="line" svg:x1="9.299cm" svg:y1="18.688cm" svg:x2="9.698cm" svg:y2="19.435cm" draw:start-shape="id137" draw:start-glue-point="9" svg:d="M9299 18688l399 747" svg:viewBox="0 0 400 748">
            <text:p/>
          </draw:connector>
          <draw:custom-shape draw:style-name="gr12" draw:text-style-name="P8" xml:id="id152" draw:id="id152" draw:layer="layout" svg:width="0.254cm" svg:height="0.254cm" svg:x="0.163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1" draw:id="id151" draw:layer="layout" svg:width="0.254cm" svg:height="0.254cm" svg:x="0.26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3" draw:id="id153" draw:layer="layout" svg:width="0.254cm" svg:height="0.254cm" svg:x="0.26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0.255cm" svg:y1="20.34cm" svg:x2="0.3cm" svg:y2="21.143cm" draw:end-shape="id151" draw:end-glue-point="5" svg:d="M-255 20340l555 803" svg:viewBox="0 0 556 804">
            <text:p/>
          </draw:connector>
          <draw:connector draw:style-name="gr5" draw:text-style-name="P5" draw:layer="layout" draw:type="line" svg:x1="-0.255cm" svg:y1="19.67cm" svg:x2="0.2cm" svg:y2="19.825cm" draw:end-shape="id152" draw:end-glue-point="5" svg:d="M-255 19670l455 155" svg:viewBox="0 0 456 156">
            <text:p/>
          </draw:connector>
          <draw:connector draw:style-name="gr6" draw:text-style-name="P6" draw:layer="layout" draw:type="line" svg:x1="-0.555cm" svg:y1="21.61cm" svg:x2="0.3cm" svg:y2="21.717cm" draw:end-shape="id153" draw:end-glue-point="5" svg:d="M-555 21610l855 107" svg:viewBox="0 0 856 108">
            <text:p/>
          </draw:connector>
          <draw:connector draw:style-name="gr7" draw:text-style-name="P5" draw:layer="layout" draw:type="line" svg:x1="-0.255cm" svg:y1="20.16cm" svg:x2="0.2cm" svg:y2="20.005cm" draw:end-shape="id152" draw:end-glue-point="7" svg:d="M-255 20160l455-155" svg:viewBox="0 0 456 156">
            <text:p/>
          </draw:connector>
          <draw:connector draw:style-name="gr7" draw:text-style-name="P5" draw:layer="layout" draw:type="line" svg:x1="-0.555cm" svg:y1="21.43cm" svg:x2="0.3cm" svg:y2="21.323cm" draw:end-shape="id151" draw:end-glue-point="7" svg:d="M-555 21430l855-107" svg:viewBox="0 0 856 108">
            <text:p/>
          </draw:connector>
          <draw:custom-shape draw:style-name="gr13" draw:text-style-name="P9" xml:id="id138" draw:id="id138" draw:layer="layout" svg:width="0.254cm" svg:height="0.254cm" svg:x="0.99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4" draw:id="id154" draw:layer="layout" svg:width="0.254cm" svg:height="0.254cm" svg:x="1.38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7" draw:id="id157" draw:layer="layout" svg:width="0.254cm" svg:height="0.254cm" svg:x="0.99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8" draw:id="id158" draw:layer="layout" svg:width="0.254cm" svg:height="0.254cm" svg:x="1.73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0" draw:id="id160" draw:layer="layout" svg:width="0.254cm" svg:height="0.254cm" svg:x="0.66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1" draw:id="id161" draw:layer="layout" svg:width="0.254cm" svg:height="0.254cm" svg:x="1.73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39" draw:id="id139" draw:layer="layout" svg:width="0.254cm" svg:height="0.254cm" svg:x="2.46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2" draw:id="id162" draw:layer="layout" svg:width="0.254cm" svg:height="0.254cm" svg:x="2.85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55" draw:id="id155" draw:layer="layout" svg:width="0.254cm" svg:height="0.254cm" svg:x="2.46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56" draw:id="id156" draw:layer="layout" svg:width="0.254cm" svg:height="0.254cm" svg:x="3.20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59" draw:id="id159" draw:layer="layout" svg:width="0.254cm" svg:height="0.254cm" svg:x="2.13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3" draw:id="id163" draw:layer="layout" svg:width="0.254cm" svg:height="0.254cm" svg:x="3.20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15cm" svg:y1="19.718cm" svg:x2="1.422cm" svg:y2="19.825cm" draw:start-shape="id138" draw:start-glue-point="9" draw:end-shape="id154" draw:end-glue-point="5" svg:d="M1215 19718l207 107" svg:viewBox="0 0 208 108">
            <text:p/>
          </draw:connector>
          <draw:connector draw:style-name="gr5" draw:text-style-name="P5" draw:layer="layout" draw:type="line" svg:x1="1.602cm" svg:y1="20.005cm" svg:x2="2.505cm" svg:y2="20.112cm" draw:start-shape="id154" draw:start-glue-point="9" draw:end-shape="id155" draw:end-glue-point="5" svg:d="M1602 20005l903 107" svg:viewBox="0 0 904 108">
            <text:p/>
          </draw:connector>
          <draw:connector draw:style-name="gr5" draw:text-style-name="P5" draw:layer="layout" draw:type="line" svg:x1="2.685cm" svg:y1="20.292cm" svg:x2="3.24cm" svg:y2="21.143cm" draw:start-shape="id155" draw:start-glue-point="9" draw:end-shape="id156" draw:end-glue-point="5" svg:d="M2685 20292l555 851" svg:viewBox="0 0 556 852">
            <text:p/>
          </draw:connector>
          <draw:connector draw:style-name="gr5" draw:text-style-name="P5" draw:layer="layout" draw:type="line" svg:x1="1.215cm" svg:y1="20.292cm" svg:x2="1.77cm" svg:y2="21.143cm" draw:start-shape="id157" draw:start-glue-point="9" draw:end-shape="id158" draw:end-glue-point="5" svg:d="M1215 20292l555 851" svg:viewBox="0 0 556 852">
            <text:p/>
          </draw:connector>
          <draw:connector draw:style-name="gr5" draw:text-style-name="P5" draw:layer="layout" draw:type="line" svg:x1="1.95cm" svg:y1="21.323cm" svg:x2="2.173cm" svg:y2="21.43cm" draw:start-shape="id158" draw:start-glue-point="9" draw:end-shape="id159" draw:end-glue-point="5" svg:d="M1950 21323l223 107" svg:viewBox="0 0 224 108">
            <text:p/>
          </draw:connector>
          <draw:connector draw:style-name="gr5" draw:text-style-name="P5" draw:layer="layout" draw:type="line" svg:x1="0.883cm" svg:y1="21.61cm" svg:x2="1.77cm" svg:y2="21.717cm" draw:start-shape="id160" draw:start-glue-point="9" draw:end-shape="id161" draw:end-glue-point="5" svg:d="M883 21610l887 107" svg:viewBox="0 0 888 108">
            <text:p/>
          </draw:connector>
          <draw:connector draw:style-name="gr5" draw:text-style-name="P5" draw:layer="layout" draw:type="line" svg:x1="2.685cm" svg:y1="19.718cm" svg:x2="2.892cm" svg:y2="19.825cm" draw:start-shape="id139" draw:start-glue-point="9" draw:end-shape="id162" draw:end-glue-point="5" svg:d="M2685 19718l207 107" svg:viewBox="0 0 208 108">
            <text:p/>
          </draw:connector>
          <draw:connector draw:style-name="gr6" draw:text-style-name="P6" draw:layer="layout" draw:type="line" svg:x1="2.353cm" svg:y1="21.61cm" svg:x2="3.24cm" svg:y2="21.717cm" draw:start-shape="id159" draw:start-glue-point="9" draw:end-shape="id163" draw:end-glue-point="5" svg:d="M2353 21610l887 107" svg:viewBox="0 0 888 108">
            <text:p/>
          </draw:connector>
          <draw:connector draw:style-name="gr7" draw:text-style-name="P5" draw:layer="layout" draw:type="line" svg:x1="0.883cm" svg:y1="21.43cm" svg:x2="1.77cm" svg:y2="21.323cm" draw:start-shape="id160" draw:start-glue-point="11" draw:end-shape="id158" draw:end-glue-point="7" svg:d="M883 21430l887-107" svg:viewBox="0 0 888 108">
            <text:p/>
          </draw:connector>
          <draw:connector draw:style-name="gr7" draw:text-style-name="P5" draw:layer="layout" draw:type="line" svg:x1="1.95cm" svg:y1="21.143cm" svg:x2="2.505cm" svg:y2="20.292cm" draw:start-shape="id158" draw:start-glue-point="11" draw:end-shape="id155" draw:end-glue-point="7" svg:d="M1950 21143l555-851" svg:viewBox="0 0 556 852">
            <text:p/>
          </draw:connector>
          <draw:connector draw:style-name="gr7" draw:text-style-name="P5" draw:layer="layout" draw:type="line" svg:x1="1.215cm" svg:y1="20.112cm" svg:x2="1.422cm" svg:y2="20.005cm" draw:start-shape="id157" draw:start-glue-point="11" draw:end-shape="id154" draw:end-glue-point="7" svg:d="M1215 20112l207-107" svg:viewBox="0 0 208 108">
            <text:p/>
          </draw:connector>
          <draw:connector draw:style-name="gr7" draw:text-style-name="P5" draw:layer="layout" draw:type="line" svg:x1="1.602cm" svg:y1="19.825cm" svg:x2="2.505cm" svg:y2="19.718cm" draw:start-shape="id154" draw:start-glue-point="11" draw:end-shape="id139" draw:end-glue-point="7" svg:d="M1602 19825l903-107" svg:viewBox="0 0 904 108">
            <text:p/>
          </draw:connector>
          <draw:connector draw:style-name="gr7" draw:text-style-name="P5" draw:layer="layout" draw:type="line" svg:x1="2.685cm" svg:y1="20.112cm" svg:x2="2.892cm" svg:y2="20.005cm" draw:start-shape="id155" draw:start-glue-point="11" draw:end-shape="id162" draw:end-glue-point="7" svg:d="M2685 20112l207-107" svg:viewBox="0 0 208 108">
            <text:p/>
          </draw:connector>
          <draw:connector draw:style-name="gr7" draw:text-style-name="P5" draw:layer="layout" draw:type="line" svg:x1="1.95cm" svg:y1="21.717cm" svg:x2="2.173cm" svg:y2="21.61cm" draw:start-shape="id161" draw:start-glue-point="11" draw:end-shape="id159" draw:end-glue-point="7" svg:d="M1950 21717l223-107" svg:viewBox="0 0 224 108">
            <text:p/>
          </draw:connector>
          <draw:connector draw:style-name="gr7" draw:text-style-name="P5" draw:layer="layout" draw:type="line" svg:x1="2.353cm" svg:y1="21.43cm" svg:x2="3.24cm" svg:y2="21.323cm" draw:start-shape="id159" draw:start-glue-point="11" draw:end-shape="id156" draw:end-glue-point="7" svg:d="M2353 21430l887-107" svg:viewBox="0 0 888 108">
            <text:p/>
          </draw:connector>
          <draw:connector draw:style-name="gr7" draw:text-style-name="P5" draw:layer="layout" draw:type="line" svg:x1="0.38cm" svg:y1="19.825cm" svg:x2="1.035cm" svg:y2="19.718cm" draw:start-shape="id152" draw:start-glue-point="11" draw:end-shape="id138" draw:end-glue-point="7" svg:d="M380 19825l655-107" svg:viewBox="0 0 656 108">
            <text:p/>
          </draw:connector>
          <draw:connector draw:style-name="gr7" draw:text-style-name="P5" draw:layer="layout" draw:type="line" svg:x1="0.48cm" svg:y1="21.143cm" svg:x2="1.035cm" svg:y2="20.292cm" draw:start-shape="id151" draw:start-glue-point="11" draw:end-shape="id157" draw:end-glue-point="7" svg:d="M480 21143l555-851" svg:viewBox="0 0 556 852">
            <text:p/>
          </draw:connector>
          <draw:connector draw:style-name="gr7" draw:text-style-name="P5" draw:layer="layout" draw:type="line" svg:x1="0.48cm" svg:y1="21.717cm" svg:x2="0.703cm" svg:y2="21.61cm" draw:start-shape="id153" draw:start-glue-point="11" draw:end-shape="id160" draw:end-glue-point="7" svg:d="M480 21717l223-107" svg:viewBox="0 0 224 108">
            <text:p/>
          </draw:connector>
          <draw:connector draw:style-name="gr5" draw:text-style-name="P5" draw:layer="layout" draw:type="line" svg:x1="0.48cm" svg:y1="21.323cm" svg:x2="0.703cm" svg:y2="21.43cm" draw:start-shape="id151" draw:start-glue-point="9" draw:end-shape="id160" draw:end-glue-point="5" svg:d="M480 21323l223 107" svg:viewBox="0 0 224 108">
            <text:p/>
          </draw:connector>
          <draw:connector draw:style-name="gr5" draw:text-style-name="P5" draw:layer="layout" draw:type="line" svg:x1="0.38cm" svg:y1="20.005cm" svg:x2="1.035cm" svg:y2="20.112cm" draw:start-shape="id152" draw:start-glue-point="9" draw:end-shape="id157" draw:end-glue-point="5" svg:d="M380 20005l655 107" svg:viewBox="0 0 656 108">
            <text:p/>
          </draw:connector>
          <draw:custom-shape draw:style-name="gr13" draw:text-style-name="P9" xml:id="id140" draw:id="id140" draw:layer="layout" svg:width="0.254cm" svg:height="0.254cm" svg:x="3.93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4" draw:id="id164" draw:layer="layout" svg:width="0.254cm" svg:height="0.254cm" svg:x="4.32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7" draw:id="id167" draw:layer="layout" svg:width="0.254cm" svg:height="0.254cm" svg:x="3.93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8" draw:id="id168" draw:layer="layout" svg:width="0.254cm" svg:height="0.254cm" svg:x="4.67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0" draw:id="id170" draw:layer="layout" svg:width="0.254cm" svg:height="0.254cm" svg:x="3.60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1" draw:id="id171" draw:layer="layout" svg:width="0.254cm" svg:height="0.254cm" svg:x="4.67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41" draw:id="id141" draw:layer="layout" svg:width="0.254cm" svg:height="0.254cm" svg:x="5.40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2" draw:id="id172" draw:layer="layout" svg:width="0.254cm" svg:height="0.254cm" svg:x="5.79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65" draw:id="id165" draw:layer="layout" svg:width="0.254cm" svg:height="0.254cm" svg:x="5.40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66" draw:id="id166" draw:layer="layout" svg:width="0.254cm" svg:height="0.254cm" svg:x="6.14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69" draw:id="id169" draw:layer="layout" svg:width="0.254cm" svg:height="0.254cm" svg:x="5.07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3" draw:id="id173" draw:layer="layout" svg:width="0.254cm" svg:height="0.254cm" svg:x="6.14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4.155cm" svg:y1="19.718cm" svg:x2="4.362cm" svg:y2="19.825cm" draw:start-shape="id140" draw:start-glue-point="9" draw:end-shape="id164" draw:end-glue-point="5" svg:d="M4155 19718l207 107" svg:viewBox="0 0 208 108">
            <text:p/>
          </draw:connector>
          <draw:connector draw:style-name="gr5" draw:text-style-name="P5" draw:layer="layout" draw:type="line" svg:x1="4.542cm" svg:y1="20.005cm" svg:x2="5.445cm" svg:y2="20.112cm" draw:start-shape="id164" draw:start-glue-point="9" draw:end-shape="id165" draw:end-glue-point="5" svg:d="M4542 20005l903 107" svg:viewBox="0 0 904 108">
            <text:p/>
          </draw:connector>
          <draw:connector draw:style-name="gr5" draw:text-style-name="P5" draw:layer="layout" draw:type="line" svg:x1="5.625cm" svg:y1="20.292cm" svg:x2="6.18cm" svg:y2="21.143cm" draw:start-shape="id165" draw:start-glue-point="9" draw:end-shape="id166" draw:end-glue-point="5" svg:d="M5625 20292l555 851" svg:viewBox="0 0 556 852">
            <text:p/>
          </draw:connector>
          <draw:connector draw:style-name="gr5" draw:text-style-name="P5" draw:layer="layout" draw:type="line" svg:x1="4.155cm" svg:y1="20.292cm" svg:x2="4.71cm" svg:y2="21.143cm" draw:start-shape="id167" draw:start-glue-point="9" draw:end-shape="id168" draw:end-glue-point="5" svg:d="M4155 20292l555 851" svg:viewBox="0 0 556 852">
            <text:p/>
          </draw:connector>
          <draw:connector draw:style-name="gr5" draw:text-style-name="P5" draw:layer="layout" draw:type="line" svg:x1="4.89cm" svg:y1="21.323cm" svg:x2="5.113cm" svg:y2="21.43cm" draw:start-shape="id168" draw:start-glue-point="9" draw:end-shape="id169" draw:end-glue-point="5" svg:d="M4890 21323l223 107" svg:viewBox="0 0 224 108">
            <text:p/>
          </draw:connector>
          <draw:connector draw:style-name="gr5" draw:text-style-name="P5" draw:layer="layout" draw:type="line" svg:x1="3.823cm" svg:y1="21.61cm" svg:x2="4.71cm" svg:y2="21.717cm" draw:start-shape="id170" draw:start-glue-point="9" draw:end-shape="id171" draw:end-glue-point="5" svg:d="M3823 21610l887 107" svg:viewBox="0 0 888 108">
            <text:p/>
          </draw:connector>
          <draw:connector draw:style-name="gr5" draw:text-style-name="P5" draw:layer="layout" draw:type="line" svg:x1="5.625cm" svg:y1="19.718cm" svg:x2="5.832cm" svg:y2="19.825cm" draw:start-shape="id141" draw:start-glue-point="9" draw:end-shape="id172" draw:end-glue-point="5" svg:d="M5625 19718l207 107" svg:viewBox="0 0 208 108">
            <text:p/>
          </draw:connector>
          <draw:connector draw:style-name="gr6" draw:text-style-name="P6" draw:layer="layout" draw:type="line" svg:x1="5.293cm" svg:y1="21.61cm" svg:x2="6.18cm" svg:y2="21.717cm" draw:start-shape="id169" draw:start-glue-point="9" draw:end-shape="id173" draw:end-glue-point="5" svg:d="M5293 21610l887 107" svg:viewBox="0 0 888 108">
            <text:p/>
          </draw:connector>
          <draw:connector draw:style-name="gr7" draw:text-style-name="P5" draw:layer="layout" draw:type="line" svg:x1="3.823cm" svg:y1="21.43cm" svg:x2="4.71cm" svg:y2="21.323cm" draw:start-shape="id170" draw:start-glue-point="11" draw:end-shape="id168" draw:end-glue-point="7" svg:d="M3823 21430l887-107" svg:viewBox="0 0 888 108">
            <text:p/>
          </draw:connector>
          <draw:connector draw:style-name="gr7" draw:text-style-name="P5" draw:layer="layout" draw:type="line" svg:x1="4.89cm" svg:y1="21.143cm" svg:x2="5.445cm" svg:y2="20.292cm" draw:start-shape="id168" draw:start-glue-point="11" draw:end-shape="id165" draw:end-glue-point="7" svg:d="M4890 21143l555-851" svg:viewBox="0 0 556 852">
            <text:p/>
          </draw:connector>
          <draw:connector draw:style-name="gr7" draw:text-style-name="P5" draw:layer="layout" draw:type="line" svg:x1="4.155cm" svg:y1="20.112cm" svg:x2="4.362cm" svg:y2="20.005cm" draw:start-shape="id167" draw:start-glue-point="11" draw:end-shape="id164" draw:end-glue-point="7" svg:d="M4155 20112l207-107" svg:viewBox="0 0 208 108">
            <text:p/>
          </draw:connector>
          <draw:connector draw:style-name="gr7" draw:text-style-name="P5" draw:layer="layout" draw:type="line" svg:x1="4.542cm" svg:y1="19.825cm" svg:x2="5.445cm" svg:y2="19.718cm" draw:start-shape="id164" draw:start-glue-point="11" draw:end-shape="id141" draw:end-glue-point="7" svg:d="M4542 19825l903-107" svg:viewBox="0 0 904 108">
            <text:p/>
          </draw:connector>
          <draw:connector draw:style-name="gr7" draw:text-style-name="P5" draw:layer="layout" draw:type="line" svg:x1="5.625cm" svg:y1="20.112cm" svg:x2="5.832cm" svg:y2="20.005cm" draw:start-shape="id165" draw:start-glue-point="11" draw:end-shape="id172" draw:end-glue-point="7" svg:d="M5625 20112l207-107" svg:viewBox="0 0 208 108">
            <text:p/>
          </draw:connector>
          <draw:connector draw:style-name="gr7" draw:text-style-name="P5" draw:layer="layout" draw:type="line" svg:x1="4.89cm" svg:y1="21.717cm" svg:x2="5.113cm" svg:y2="21.61cm" draw:start-shape="id171" draw:start-glue-point="11" draw:end-shape="id169" draw:end-glue-point="7" svg:d="M4890 21717l223-107" svg:viewBox="0 0 224 108">
            <text:p/>
          </draw:connector>
          <draw:connector draw:style-name="gr7" draw:text-style-name="P5" draw:layer="layout" draw:type="line" svg:x1="5.293cm" svg:y1="21.43cm" svg:x2="6.18cm" svg:y2="21.323cm" draw:start-shape="id169" draw:start-glue-point="11" draw:end-shape="id166" draw:end-glue-point="7" svg:d="M5293 21430l887-107" svg:viewBox="0 0 888 108">
            <text:p/>
          </draw:connector>
          <draw:custom-shape draw:style-name="gr13" draw:text-style-name="P9" xml:id="id142" draw:id="id142" draw:layer="layout" svg:width="0.254cm" svg:height="0.254cm" svg:x="6.87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4" draw:id="id174" draw:layer="layout" svg:width="0.254cm" svg:height="0.254cm" svg:x="7.26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6" draw:id="id176" draw:layer="layout" svg:width="0.254cm" svg:height="0.254cm" svg:x="6.87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77" draw:id="id177" draw:layer="layout" svg:width="0.254cm" svg:height="0.254cm" svg:x="7.61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9" draw:id="id179" draw:layer="layout" svg:width="0.254cm" svg:height="0.254cm" svg:x="6.54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80" draw:id="id180" draw:layer="layout" svg:width="0.254cm" svg:height="0.254cm" svg:x="7.61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7.095cm" svg:y1="19.718cm" svg:x2="7.302cm" svg:y2="19.825cm" draw:start-shape="id142" draw:start-glue-point="9" draw:end-shape="id174" draw:end-glue-point="5" svg:d="M7095 19718l207 107" svg:viewBox="0 0 208 108">
            <text:p/>
          </draw:connector>
          <draw:connector draw:style-name="gr5" draw:text-style-name="P5" draw:layer="layout" draw:type="line" svg:x1="7.482cm" svg:y1="20.005cm" svg:x2="8.385cm" svg:y2="20.112cm" draw:start-shape="id174" draw:start-glue-point="9" draw:end-shape="id175" draw:end-glue-point="5" svg:d="M7482 20005l903 107" svg:viewBox="0 0 904 108">
            <text:p/>
          </draw:connector>
          <draw:connector draw:style-name="gr5" draw:text-style-name="P5" draw:layer="layout" draw:type="line" svg:x1="7.095cm" svg:y1="20.292cm" svg:x2="7.65cm" svg:y2="21.143cm" draw:start-shape="id176" draw:start-glue-point="9" draw:end-shape="id177" draw:end-glue-point="5" svg:d="M7095 20292l555 851" svg:viewBox="0 0 556 852">
            <text:p/>
          </draw:connector>
          <draw:connector draw:style-name="gr5" draw:text-style-name="P5" draw:layer="layout" draw:type="line" svg:x1="7.83cm" svg:y1="21.323cm" svg:x2="8.053cm" svg:y2="21.43cm" draw:start-shape="id177" draw:start-glue-point="9" draw:end-shape="id178" draw:end-glue-point="5" svg:d="M7830 21323l223 107" svg:viewBox="0 0 224 108">
            <text:p/>
          </draw:connector>
          <draw:connector draw:style-name="gr5" draw:text-style-name="P5" draw:layer="layout" draw:type="line" svg:x1="6.763cm" svg:y1="21.61cm" svg:x2="7.65cm" svg:y2="21.717cm" draw:start-shape="id179" draw:start-glue-point="9" draw:end-shape="id180" draw:end-glue-point="5" svg:d="M6763 21610l887 107" svg:viewBox="0 0 888 108">
            <text:p/>
          </draw:connector>
          <draw:connector draw:style-name="gr7" draw:text-style-name="P5" draw:layer="layout" draw:type="line" svg:x1="6.763cm" svg:y1="21.43cm" svg:x2="7.65cm" svg:y2="21.323cm" draw:start-shape="id179" draw:start-glue-point="11" draw:end-shape="id177" draw:end-glue-point="7" svg:d="M6763 21430l887-107" svg:viewBox="0 0 888 108">
            <text:p/>
          </draw:connector>
          <draw:connector draw:style-name="gr7" draw:text-style-name="P5" draw:layer="layout" draw:type="line" svg:x1="7.83cm" svg:y1="21.143cm" svg:x2="8.385cm" svg:y2="20.292cm" draw:start-shape="id177" draw:start-glue-point="11" draw:end-shape="id175" draw:end-glue-point="7" svg:d="M7830 21143l555-851" svg:viewBox="0 0 556 852">
            <text:p/>
          </draw:connector>
          <draw:connector draw:style-name="gr7" draw:text-style-name="P5" draw:layer="layout" draw:type="line" svg:x1="7.095cm" svg:y1="20.112cm" svg:x2="7.302cm" svg:y2="20.005cm" draw:start-shape="id176" draw:start-glue-point="11" draw:end-shape="id174" draw:end-glue-point="7" svg:d="M7095 20112l207-107" svg:viewBox="0 0 208 108">
            <text:p/>
          </draw:connector>
          <draw:connector draw:style-name="gr7" draw:text-style-name="P5" draw:layer="layout" draw:type="line" svg:x1="7.482cm" svg:y1="19.825cm" svg:x2="8.385cm" svg:y2="19.718cm" draw:start-shape="id174" draw:start-glue-point="11" draw:end-shape="id143" draw:end-glue-point="7" svg:d="M7482 19825l903-107" svg:viewBox="0 0 904 108">
            <text:p/>
          </draw:connector>
          <draw:connector draw:style-name="gr7" draw:text-style-name="P5" draw:layer="layout" draw:type="line" svg:x1="7.83cm" svg:y1="21.717cm" svg:x2="8.053cm" svg:y2="21.61cm" draw:start-shape="id180" draw:start-glue-point="11" draw:end-shape="id178" draw:end-glue-point="7" svg:d="M7830 21717l223-107" svg:viewBox="0 0 224 108">
            <text:p/>
          </draw:connector>
          <draw:connector draw:style-name="gr7" draw:text-style-name="P5" draw:layer="layout" draw:type="line" svg:x1="6.012cm" svg:y1="19.825cm" svg:x2="6.915cm" svg:y2="19.718cm" draw:start-shape="id172" draw:start-glue-point="11" draw:end-shape="id142" draw:end-glue-point="7" svg:d="M6012 19825l903-107" svg:viewBox="0 0 904 108">
            <text:p/>
          </draw:connector>
          <draw:connector draw:style-name="gr7" draw:text-style-name="P5" draw:layer="layout" draw:type="line" svg:x1="6.36cm" svg:y1="21.143cm" svg:x2="6.915cm" svg:y2="20.292cm" draw:start-shape="id166" draw:start-glue-point="11" draw:end-shape="id176" draw:end-glue-point="7" svg:d="M6360 21143l555-851" svg:viewBox="0 0 556 852">
            <text:p/>
          </draw:connector>
          <draw:connector draw:style-name="gr7" draw:text-style-name="P5" draw:layer="layout" draw:type="line" svg:x1="6.36cm" svg:y1="21.717cm" svg:x2="6.583cm" svg:y2="21.61cm" draw:start-shape="id173" draw:start-glue-point="11" draw:end-shape="id179" draw:end-glue-point="7" svg:d="M6360 21717l223-107" svg:viewBox="0 0 224 108">
            <text:p/>
          </draw:connector>
          <draw:connector draw:style-name="gr5" draw:text-style-name="P5" draw:layer="layout" draw:type="line" svg:x1="6.36cm" svg:y1="21.323cm" svg:x2="6.583cm" svg:y2="21.43cm" draw:start-shape="id166" draw:start-glue-point="9" draw:end-shape="id179" draw:end-glue-point="5" svg:d="M6360 21323l223 107" svg:viewBox="0 0 224 108">
            <text:p/>
          </draw:connector>
          <draw:connector draw:style-name="gr5" draw:text-style-name="P5" draw:layer="layout" draw:type="line" svg:x1="6.012cm" svg:y1="20.005cm" svg:x2="6.915cm" svg:y2="20.112cm" draw:start-shape="id172" draw:start-glue-point="9" draw:end-shape="id176" draw:end-glue-point="5" svg:d="M6012 20005l903 107" svg:viewBox="0 0 904 108">
            <text:p/>
          </draw:connector>
          <draw:connector draw:style-name="gr5" draw:text-style-name="P5" draw:layer="layout" draw:type="line" svg:x1="3.072cm" svg:y1="20.005cm" svg:x2="3.975cm" svg:y2="20.112cm" draw:start-shape="id162" draw:start-glue-point="9" draw:end-shape="id167" draw:end-glue-point="5" svg:d="M3072 20005l903 107" svg:viewBox="0 0 904 108">
            <text:p/>
          </draw:connector>
          <draw:connector draw:style-name="gr5" draw:text-style-name="P5" draw:layer="layout" draw:type="line" svg:x1="3.42cm" svg:y1="21.323cm" svg:x2="3.643cm" svg:y2="21.43cm" draw:start-shape="id156" draw:start-glue-point="9" draw:end-shape="id170" draw:end-glue-point="5" svg:d="M3420 21323l223 107" svg:viewBox="0 0 224 108">
            <text:p/>
          </draw:connector>
          <draw:connector draw:style-name="gr7" draw:text-style-name="P5" draw:layer="layout" draw:type="line" svg:x1="3.42cm" svg:y1="21.717cm" svg:x2="3.643cm" svg:y2="21.61cm" draw:start-shape="id163" draw:start-glue-point="11" draw:end-shape="id170" draw:end-glue-point="7" svg:d="M3420 21717l223-107" svg:viewBox="0 0 224 108">
            <text:p/>
          </draw:connector>
          <draw:connector draw:style-name="gr7" draw:text-style-name="P5" draw:layer="layout" draw:type="line" svg:x1="3.42cm" svg:y1="21.143cm" svg:x2="3.975cm" svg:y2="20.292cm" draw:start-shape="id156" draw:start-glue-point="11" draw:end-shape="id167" draw:end-glue-point="7" svg:d="M3420 21143l555-851" svg:viewBox="0 0 556 852">
            <text:p/>
          </draw:connector>
          <draw:connector draw:style-name="gr15" draw:text-style-name="P8" draw:layer="layout" draw:type="line" svg:x1="3.072cm" svg:y1="19.825cm" svg:x2="3.975cm" svg:y2="19.718cm" draw:start-shape="id162" draw:start-glue-point="11" draw:end-shape="id140" draw:end-glue-point="7" svg:d="M3072 19825l903-107" svg:viewBox="0 0 904 108">
            <text:p/>
          </draw:connector>
          <draw:custom-shape draw:style-name="gr13" draw:text-style-name="P9" xml:id="id143" draw:id="id143" draw:layer="layout" svg:width="0.254cm" svg:height="0.254cm" svg:x="8.348cm" svg:y="1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81" draw:id="id181" draw:layer="layout" svg:width="0.254cm" svg:height="0.254cm" svg:x="8.735cm" svg:y="19.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75" draw:id="id175" draw:layer="layout" svg:width="0.254cm" svg:height="0.254cm" svg:x="8.348cm" svg:y="20.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xml:id="id182" draw:id="id182" draw:layer="layout" svg:width="0.254cm" svg:height="0.254cm" svg:x="9.083cm" svg:y="21.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xml:id="id178" draw:id="id178" draw:layer="layout" svg:width="0.254cm" svg:height="0.254cm" svg:x="8.016cm" svg:y="21.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183" draw:id="id183" draw:layer="layout" svg:width="0.254cm" svg:height="0.254cm" svg:x="9.083cm" svg:y="2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8.565cm" svg:y1="19.718cm" svg:x2="8.772cm" svg:y2="19.825cm" draw:start-shape="id143" draw:start-glue-point="9" draw:end-shape="id181" draw:end-glue-point="5" svg:d="M8565 19718l207 107" svg:viewBox="0 0 208 108">
            <text:p/>
          </draw:connector>
          <draw:connector draw:style-name="gr5" draw:text-style-name="P5" draw:layer="layout" draw:type="line" svg:x1="8.952cm" svg:y1="20.005cm" svg:x2="9.655cm" svg:y2="20.46cm" draw:start-shape="id181" draw:start-glue-point="9" svg:d="M8952 20005l703 455" svg:viewBox="0 0 704 456">
            <text:p/>
          </draw:connector>
          <draw:connector draw:style-name="gr5" draw:text-style-name="P5" draw:layer="layout" draw:type="line" svg:x1="8.565cm" svg:y1="20.292cm" svg:x2="9.12cm" svg:y2="21.143cm" draw:start-shape="id175" draw:start-glue-point="9" draw:end-shape="id182" draw:end-glue-point="5" svg:d="M8565 20292l555 851" svg:viewBox="0 0 556 852">
            <text:p/>
          </draw:connector>
          <draw:connector draw:style-name="gr5" draw:text-style-name="P5" draw:layer="layout" draw:type="line" svg:x1="9.3cm" svg:y1="21.323cm" svg:x2="9.655cm" svg:y2="21.53cm" draw:start-shape="id182" draw:start-glue-point="9" svg:d="M9300 21323l355 207" svg:viewBox="0 0 356 208">
            <text:p/>
          </draw:connector>
          <draw:connector draw:style-name="gr5" draw:text-style-name="P5" draw:layer="layout" draw:type="line" svg:x1="8.233cm" svg:y1="21.61cm" svg:x2="9.12cm" svg:y2="21.717cm" draw:start-shape="id178" draw:start-glue-point="9" draw:end-shape="id183" draw:end-glue-point="5" svg:d="M8233 21610l887 107" svg:viewBox="0 0 888 108">
            <text:p/>
          </draw:connector>
          <draw:connector draw:style-name="gr7" draw:text-style-name="P5" draw:layer="layout" draw:type="line" svg:x1="8.233cm" svg:y1="21.43cm" svg:x2="9.12cm" svg:y2="21.323cm" draw:start-shape="id178" draw:start-glue-point="11" draw:end-shape="id182" draw:end-glue-point="7" svg:d="M8233 21430l887-107" svg:viewBox="0 0 888 108">
            <text:p/>
          </draw:connector>
          <draw:connector draw:style-name="gr7" draw:text-style-name="P5" draw:layer="layout" draw:type="line" svg:x1="9.3cm" svg:y1="21.143cm" svg:x2="9.655cm" svg:y2="20.54cm" draw:start-shape="id182" draw:start-glue-point="11" svg:d="M9300 21143l355-603" svg:viewBox="0 0 356 604">
            <text:p/>
          </draw:connector>
          <draw:connector draw:style-name="gr7" draw:text-style-name="P5" draw:layer="layout" draw:type="line" svg:x1="8.565cm" svg:y1="20.112cm" svg:x2="8.772cm" svg:y2="20.005cm" draw:start-shape="id175" draw:start-glue-point="11" draw:end-shape="id181" draw:end-glue-point="7" svg:d="M8565 20112l207-107" svg:viewBox="0 0 208 108">
            <text:p/>
          </draw:connector>
          <draw:connector draw:style-name="gr7" draw:text-style-name="P5" draw:layer="layout" draw:type="line" svg:x1="8.952cm" svg:y1="19.825cm" svg:x2="9.655cm" svg:y2="19.47cm" draw:start-shape="id181" draw:start-glue-point="11" svg:d="M8952 19825l703-355" svg:viewBox="0 0 704 356">
            <text:p/>
          </draw:connector>
          <draw:connector draw:style-name="gr7" draw:text-style-name="P5" draw:layer="layout" draw:type="line" svg:x1="9.3cm" svg:y1="21.717cm" svg:x2="9.655cm" svg:y2="21.61cm" draw:start-shape="id183" draw:start-glue-point="11" svg:d="M9300 21717l355-107" svg:viewBox="0 0 356 108">
            <text:p/>
          </draw:connector>
          <draw:custom-shape draw:style-name="gr4" draw:text-style-name="P4" xml:id="id184" draw:id="id184" draw:layer="layout" svg:width="0.128cm" svg:height="0.127cm" svg:x="0.96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5" draw:id="id185" draw:layer="layout" svg:width="0.128cm" svg:height="0.127cm" svg:x="2.43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6" draw:id="id186" draw:layer="layout" svg:width="0.128cm" svg:height="0.127cm" svg:x="3.90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7" draw:id="id187" draw:layer="layout" svg:width="0.128cm" svg:height="0.127cm" svg:x="5.37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8" draw:id="id188" draw:layer="layout" svg:width="0.128cm" svg:height="0.127cm" svg:x="6.84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189" draw:id="id189" draw:layer="layout" svg:width="0.128cm" svg:height="0.127cm" svg:x="8.31cm" svg:y="2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0.3cm" svg:y1="21.897cm" svg:x2="-0.4cm" svg:y2="22.544cm" draw:start-shape="id153" draw:start-glue-point="7" svg:d="M300 21897l-700 647" svg:viewBox="0 0 701 648">
            <text:p/>
          </draw:connector>
          <draw:connector draw:style-name="gr7" draw:text-style-name="P5" draw:layer="layout" draw:type="line" svg:x1="1.77cm" svg:y1="21.897cm" svg:x2="1.071cm" svg:y2="22.544cm" draw:start-shape="id161" draw:start-glue-point="7" draw:end-shape="id184" draw:end-glue-point="11" svg:d="M1770 21897l-699 647" svg:viewBox="0 0 700 648">
            <text:p/>
          </draw:connector>
          <draw:connector draw:style-name="gr7" draw:text-style-name="P5" draw:layer="layout" draw:type="line" svg:x1="3.24cm" svg:y1="21.897cm" svg:x2="2.54cm" svg:y2="22.544cm" draw:start-shape="id163" draw:start-glue-point="7" draw:end-shape="id185" draw:end-glue-point="11" svg:d="M3240 21897l-700 647" svg:viewBox="0 0 701 648">
            <text:p/>
          </draw:connector>
          <draw:connector draw:style-name="gr7" draw:text-style-name="P5" draw:layer="layout" draw:type="line" svg:x1="4.71cm" svg:y1="21.897cm" svg:x2="4.011cm" svg:y2="22.544cm" draw:start-shape="id171" draw:start-glue-point="7" draw:end-shape="id186" draw:end-glue-point="11" svg:d="M4710 21897l-699 647" svg:viewBox="0 0 700 648">
            <text:p/>
          </draw:connector>
          <draw:connector draw:style-name="gr7" draw:text-style-name="P5" draw:layer="layout" draw:type="line" svg:x1="6.18cm" svg:y1="21.897cm" svg:x2="5.48cm" svg:y2="22.544cm" draw:start-shape="id173" draw:start-glue-point="7" draw:end-shape="id187" draw:end-glue-point="11" svg:d="M6180 21897l-700 647" svg:viewBox="0 0 701 648">
            <text:p/>
          </draw:connector>
          <draw:connector draw:style-name="gr7" draw:text-style-name="P5" draw:layer="layout" draw:type="line" svg:x1="7.65cm" svg:y1="21.897cm" svg:x2="6.951cm" svg:y2="22.544cm" draw:start-shape="id180" draw:start-glue-point="7" draw:end-shape="id188" draw:end-glue-point="11" svg:d="M7650 21897l-699 647" svg:viewBox="0 0 700 648">
            <text:p/>
          </draw:connector>
          <draw:connector draw:style-name="gr7" draw:text-style-name="P5" draw:layer="layout" draw:type="line" svg:x1="9.12cm" svg:y1="21.897cm" svg:x2="8.42cm" svg:y2="22.544cm" draw:start-shape="id183" draw:start-glue-point="7" draw:end-shape="id189" draw:end-glue-point="11" svg:d="M9120 21897l-700 647" svg:viewBox="0 0 701 648">
            <text:p/>
          </draw:connector>
          <draw:connector draw:style-name="gr5" draw:text-style-name="P5" draw:layer="layout" draw:type="line" svg:x1="9.299cm" svg:y1="18.688cm" svg:x2="9.655cm" svg:y2="19.39cm" draw:start-shape="id137" draw:start-glue-point="9" svg:d="M9299 18688l356 702" svg:viewBox="0 0 357 703">
            <text:p/>
          </draw:connector>
          <draw:connector draw:style-name="gr5" draw:text-style-name="P5" draw:layer="layout" draw:type="line" svg:x1="0.48cm" svg:y1="21.897cm" svg:x2="0.979cm" svg:y2="22.544cm" draw:start-shape="id153" draw:start-glue-point="9" draw:end-shape="id184" draw:end-glue-point="5" svg:d="M480 21897l499 647" svg:viewBox="0 0 500 648">
            <text:p/>
          </draw:connector>
          <draw:connector draw:style-name="gr5" draw:text-style-name="P5" draw:layer="layout" draw:type="line" svg:x1="1.95cm" svg:y1="21.897cm" svg:x2="2.448cm" svg:y2="22.544cm" draw:start-shape="id161" draw:start-glue-point="9" draw:end-shape="id185" draw:end-glue-point="5" svg:d="M1950 21897l498 647" svg:viewBox="0 0 499 648">
            <text:p/>
          </draw:connector>
          <draw:connector draw:style-name="gr5" draw:text-style-name="P5" draw:layer="layout" draw:type="line" svg:x1="3.42cm" svg:y1="21.897cm" svg:x2="3.919cm" svg:y2="22.544cm" draw:start-shape="id163" draw:start-glue-point="9" draw:end-shape="id186" draw:end-glue-point="5" svg:d="M3420 21897l499 647" svg:viewBox="0 0 500 648">
            <text:p/>
          </draw:connector>
          <draw:connector draw:style-name="gr5" draw:text-style-name="P5" draw:layer="layout" draw:type="line" svg:x1="4.89cm" svg:y1="21.897cm" svg:x2="5.388cm" svg:y2="22.544cm" draw:start-shape="id171" draw:start-glue-point="9" draw:end-shape="id187" draw:end-glue-point="5" svg:d="M4890 21897l498 647" svg:viewBox="0 0 499 648">
            <text:p/>
          </draw:connector>
          <draw:connector draw:style-name="gr5" draw:text-style-name="P5" draw:layer="layout" draw:type="line" svg:x1="6.36cm" svg:y1="21.897cm" svg:x2="6.859cm" svg:y2="22.544cm" draw:start-shape="id173" draw:start-glue-point="9" draw:end-shape="id188" draw:end-glue-point="5" svg:d="M6360 21897l499 647" svg:viewBox="0 0 500 648">
            <text:p/>
          </draw:connector>
          <draw:connector draw:style-name="gr5" draw:text-style-name="P5" draw:layer="layout" draw:type="line" svg:x1="7.83cm" svg:y1="21.897cm" svg:x2="8.328cm" svg:y2="22.544cm" draw:start-shape="id180" draw:start-glue-point="9" draw:end-shape="id189" draw:end-glue-point="5" svg:d="M7830 21897l498 647" svg:viewBox="0 0 499 648">
            <text:p/>
          </draw:connector>
          <draw:connector draw:style-name="gr5" draw:text-style-name="P5" draw:layer="layout" draw:type="line" svg:x1="9.3cm" svg:y1="21.897cm" svg:x2="9.699cm" svg:y2="22.644cm" draw:start-shape="id183" draw:start-glue-point="9" svg:d="M9300 21897l399 747" svg:viewBox="0 0 400 748">
            <text:p/>
          </draw:connector>
        </draw:g>
        <draw:connector draw:style-name="gr5" draw:text-style-name="P5" draw:layer="layout" draw:type="line" svg:x1="13.854cm" svg:y1="26.164cm" svg:x2="14.672cm" svg:y2="25.609cm" draw:end-shape="id190" draw:end-glue-point="5" svg:d="M13854 26164l818-555" svg:viewBox="0 0 819 556">
          <text:p/>
        </draw:connector>
        <draw:connector draw:style-name="gr6" draw:text-style-name="P6" draw:layer="layout" draw:type="line" svg:x1="15.109cm" svg:y1="26.264cm" svg:x2="15.216cm" svg:y2="25.609cm" draw:end-shape="id191" draw:end-glue-point="5" svg:d="M15109 26264l107-655" svg:viewBox="0 0 108 656">
          <text:p/>
        </draw:connector>
        <draw:connector draw:style-name="gr7" draw:text-style-name="P5" draw:layer="layout" draw:type="line" svg:x1="14.959cm" svg:y1="26.264cm" svg:x2="14.852cm" svg:y2="25.609cm" draw:end-shape="id190" draw:end-glue-point="7" svg:d="M14959 26264l-107-655" svg:viewBox="0 0 108 656">
          <text:p/>
        </draw:connector>
        <draw:connector draw:style-name="gr5" draw:text-style-name="P5" draw:layer="layout" draw:type="line" svg:x1="13.603cm" svg:y1="24.678cm" svg:x2="13.689cm" svg:y2="24.463cm" draw:start-shape="id192" draw:start-glue-point="9" draw:end-shape="id193" draw:end-glue-point="5" svg:d="M13603 24678l86-215" svg:viewBox="0 0 87 216">
          <text:p/>
        </draw:connector>
        <draw:connector draw:style-name="gr5" draw:text-style-name="P5" draw:layer="layout" draw:type="line" svg:x1="13.869cm" svg:y1="24.283cm" svg:x2="13.959cm" svg:y2="23.388cm" draw:start-shape="id193" draw:start-glue-point="9" draw:end-shape="id194" draw:end-glue-point="5" svg:d="M13869 24283l90-895" svg:viewBox="0 0 91 896">
          <text:p/>
        </draw:connector>
        <draw:connector draw:style-name="gr5" draw:text-style-name="P5" draw:layer="layout" draw:type="line" svg:x1="14.139cm" svg:y1="23.208cm" svg:x2="14.672cm" svg:y2="22.669cm" draw:start-shape="id194" draw:start-glue-point="9" draw:end-shape="id195" draw:end-glue-point="5" svg:d="M14139 23208l533-539" svg:viewBox="0 0 534 540">
          <text:p/>
        </draw:connector>
        <draw:connector draw:style-name="gr5" draw:text-style-name="P5" draw:layer="layout" draw:type="line" svg:x1="14.139cm" svg:y1="24.678cm" svg:x2="14.672cm" svg:y2="24.139cm" draw:start-shape="id196" draw:start-glue-point="9" draw:end-shape="id197" draw:end-glue-point="5" svg:d="M14139 24678l533-539" svg:viewBox="0 0 534 540">
          <text:p/>
        </draw:connector>
        <draw:connector draw:style-name="gr5" draw:text-style-name="P5" draw:layer="layout" draw:type="line" svg:x1="14.852cm" svg:y1="23.959cm" svg:x2="14.944cm" svg:y2="23.752cm" draw:start-shape="id197" draw:start-glue-point="9" svg:d="M14852 23959l92-207" svg:viewBox="0 0 93 208">
          <text:p/>
        </draw:connector>
        <draw:connector draw:style-name="gr5" draw:text-style-name="P5" draw:layer="layout" draw:type="line" svg:x1="15.124cm" svg:y1="24.994cm" svg:x2="15.216cm" svg:y2="24.139cm" draw:end-shape="id198" draw:end-glue-point="5" svg:d="M15124 24994l92-855" svg:viewBox="0 0 93 856">
          <text:p/>
        </draw:connector>
        <draw:connector draw:style-name="gr5" draw:text-style-name="P5" draw:layer="layout" draw:type="line" svg:x1="13.603cm" svg:y1="23.208cm" svg:x2="13.689cm" svg:y2="22.993cm" draw:start-shape="id199" draw:start-glue-point="9" draw:end-shape="id200" draw:end-glue-point="5" svg:d="M13603 23208l86-215" svg:viewBox="0 0 87 216">
          <text:p/>
        </draw:connector>
        <draw:connector draw:style-name="gr6" draw:text-style-name="P6" draw:layer="layout" draw:type="line" svg:x1="15.124cm" svg:y1="23.572cm" svg:x2="15.216cm" svg:y2="22.669cm" draw:end-shape="id201" draw:end-glue-point="5" svg:d="M15124 23572l92-903" svg:viewBox="0 0 93 904">
          <text:p/>
        </draw:connector>
        <draw:connector draw:style-name="gr7" draw:text-style-name="P5" draw:layer="layout" draw:type="line" svg:x1="14.944cm" svg:y1="24.994cm" svg:x2="14.852cm" svg:y2="24.139cm" draw:end-shape="id197" draw:end-glue-point="7" svg:d="M14944 24994l-92-855" svg:viewBox="0 0 93 856">
          <text:p/>
        </draw:connector>
        <draw:connector draw:style-name="gr7" draw:text-style-name="P5" draw:layer="layout" draw:type="line" svg:x1="14.672cm" svg:y1="23.959cm" svg:x2="14.139cm" svg:y2="23.388cm" draw:start-shape="id197" draw:start-glue-point="11" draw:end-shape="id194" draw:end-glue-point="7" svg:d="M14672 23959l-533-571" svg:viewBox="0 0 534 572">
          <text:p/>
        </draw:connector>
        <draw:connector draw:style-name="gr7" draw:text-style-name="P5" draw:layer="layout" draw:type="line" svg:x1="13.959cm" svg:y1="24.678cm" svg:x2="13.869cm" svg:y2="24.463cm" draw:start-shape="id196" draw:start-glue-point="11" draw:end-shape="id193" draw:end-glue-point="7" svg:d="M13959 24678l-90-215" svg:viewBox="0 0 91 216">
          <text:p/>
        </draw:connector>
        <draw:connector draw:style-name="gr7" draw:text-style-name="P5" draw:layer="layout" draw:type="line" svg:x1="13.689cm" svg:y1="24.283cm" svg:x2="13.603cm" svg:y2="23.388cm" draw:start-shape="id193" draw:start-glue-point="11" draw:end-shape="id199" draw:end-glue-point="7" svg:d="M13689 24283l-86-895" svg:viewBox="0 0 87 896">
          <text:p/>
        </draw:connector>
        <draw:connector draw:style-name="gr7" draw:text-style-name="P5" draw:layer="layout" draw:type="line" svg:x1="13.959cm" svg:y1="23.208cm" svg:x2="13.869cm" svg:y2="22.993cm" draw:start-shape="id194" draw:start-glue-point="11" draw:end-shape="id200" draw:end-glue-point="7" svg:d="M13959 23208l-90-215" svg:viewBox="0 0 91 216">
          <text:p/>
        </draw:connector>
        <draw:connector draw:style-name="gr7" draw:text-style-name="P5" draw:layer="layout" draw:type="line" svg:x1="15.216cm" svg:y1="23.959cm" svg:x2="15.124cm" svg:y2="23.752cm" draw:start-shape="id198" draw:start-glue-point="11" svg:d="M15216 23959l-92-207" svg:viewBox="0 0 93 208">
          <text:p/>
        </draw:connector>
        <draw:connector draw:style-name="gr7" draw:text-style-name="P5" draw:layer="layout" draw:type="line" svg:x1="14.944cm" svg:y1="23.572cm" svg:x2="14.852cm" svg:y2="22.669cm" draw:end-shape="id195" draw:end-glue-point="7" svg:d="M14944 23572l-92-903" svg:viewBox="0 0 93 904">
          <text:p/>
        </draw:connector>
        <draw:connector draw:style-name="gr7" draw:text-style-name="P5" draw:layer="layout" draw:type="line" svg:x1="13.689cm" svg:y1="25.713cm" svg:x2="13.603cm" svg:y2="24.858cm" draw:end-shape="id192" draw:end-glue-point="7" svg:d="M13689 25713l-86-855" svg:viewBox="0 0 87 856">
          <text:p/>
        </draw:connector>
        <draw:connector draw:style-name="gr7" draw:text-style-name="P5" draw:layer="layout" draw:type="line" svg:x1="14.672cm" svg:y1="25.429cm" svg:x2="14.139cm" svg:y2="24.858cm" draw:start-shape="id190" draw:start-glue-point="11" draw:end-shape="id196" draw:end-glue-point="7" svg:d="M14672 25429l-533-571" svg:viewBox="0 0 534 572">
          <text:p/>
        </draw:connector>
        <draw:connector draw:style-name="gr7" draw:text-style-name="P5" draw:layer="layout" draw:type="line" svg:x1="15.216cm" svg:y1="25.429cm" svg:x2="15.124cm" svg:y2="25.174cm" draw:start-shape="id191" draw:start-glue-point="11" svg:d="M15216 25429l-92-255" svg:viewBox="0 0 93 256">
          <text:p/>
        </draw:connector>
        <draw:connector draw:style-name="gr5" draw:text-style-name="P5" draw:layer="layout" draw:type="line" svg:x1="14.852cm" svg:y1="25.429cm" svg:x2="14.944cm" svg:y2="25.174cm" draw:start-shape="id190" draw:start-glue-point="9" svg:d="M14852 25429l92-255" svg:viewBox="0 0 93 256">
          <text:p/>
        </draw:connector>
        <draw:connector draw:style-name="gr5" draw:text-style-name="P5" draw:layer="layout" draw:type="line" svg:x1="13.869cm" svg:y1="25.713cm" svg:x2="13.959cm" svg:y2="24.858cm" draw:end-shape="id196" draw:end-glue-point="5" svg:d="M13869 25713l90-855" svg:viewBox="0 0 91 856">
          <text:p/>
        </draw:connector>
        <draw:connector draw:style-name="gr5" draw:text-style-name="P5" draw:layer="layout" draw:type="line" svg:x1="13.603cm" svg:y1="21.738cm" svg:x2="13.689cm" svg:y2="21.523cm" draw:start-shape="id202" draw:start-glue-point="9" draw:end-shape="id203" draw:end-glue-point="5" svg:d="M13603 21738l86-215" svg:viewBox="0 0 87 216">
          <text:p/>
        </draw:connector>
        <draw:connector draw:style-name="gr5" draw:text-style-name="P5" draw:layer="layout" draw:type="line" svg:x1="13.869cm" svg:y1="21.343cm" svg:x2="13.959cm" svg:y2="20.448cm" draw:start-shape="id203" draw:start-glue-point="9" draw:end-shape="id204" draw:end-glue-point="5" svg:d="M13869 21343l90-895" svg:viewBox="0 0 91 896">
          <text:p/>
        </draw:connector>
        <draw:connector draw:style-name="gr5" draw:text-style-name="P5" draw:layer="layout" draw:type="line" svg:x1="14.139cm" svg:y1="20.268cm" svg:x2="14.672cm" svg:y2="19.729cm" draw:start-shape="id204" draw:start-glue-point="9" draw:end-shape="id205" draw:end-glue-point="5" svg:d="M14139 20268l533-539" svg:viewBox="0 0 534 540">
          <text:p/>
        </draw:connector>
        <draw:connector draw:style-name="gr5" draw:text-style-name="P5" draw:layer="layout" draw:type="line" svg:x1="14.139cm" svg:y1="21.738cm" svg:x2="14.672cm" svg:y2="21.199cm" draw:start-shape="id206" draw:start-glue-point="9" draw:end-shape="id207" draw:end-glue-point="5" svg:d="M14139 21738l533-539" svg:viewBox="0 0 534 540">
          <text:p/>
        </draw:connector>
        <draw:connector draw:style-name="gr5" draw:text-style-name="P5" draw:layer="layout" draw:type="line" svg:x1="14.852cm" svg:y1="21.019cm" svg:x2="14.944cm" svg:y2="20.812cm" draw:start-shape="id207" draw:start-glue-point="9" svg:d="M14852 21019l92-207" svg:viewBox="0 0 93 208">
          <text:p/>
        </draw:connector>
        <draw:connector draw:style-name="gr5" draw:text-style-name="P5" draw:layer="layout" draw:type="line" svg:x1="15.124cm" svg:y1="22.102cm" svg:x2="15.216cm" svg:y2="21.199cm" draw:end-shape="id208" draw:end-glue-point="5" svg:d="M15124 22102l92-903" svg:viewBox="0 0 93 904">
          <text:p/>
        </draw:connector>
        <draw:connector draw:style-name="gr5" draw:text-style-name="P5" draw:layer="layout" draw:type="line" svg:x1="13.603cm" svg:y1="20.268cm" svg:x2="13.689cm" svg:y2="20.053cm" draw:start-shape="id209" draw:start-glue-point="9" draw:end-shape="id210" draw:end-glue-point="5" svg:d="M13603 20268l86-215" svg:viewBox="0 0 87 216">
          <text:p/>
        </draw:connector>
        <draw:connector draw:style-name="gr6" draw:text-style-name="P6" draw:layer="layout" draw:type="line" svg:x1="15.124cm" svg:y1="20.632cm" svg:x2="15.216cm" svg:y2="19.729cm" draw:end-shape="id211" draw:end-glue-point="5" svg:d="M15124 20632l92-903" svg:viewBox="0 0 93 904">
          <text:p/>
        </draw:connector>
        <draw:connector draw:style-name="gr7" draw:text-style-name="P5" draw:layer="layout" draw:type="line" svg:x1="14.944cm" svg:y1="22.102cm" svg:x2="14.852cm" svg:y2="21.199cm" draw:end-shape="id207" draw:end-glue-point="7" svg:d="M14944 22102l-92-903" svg:viewBox="0 0 93 904">
          <text:p/>
        </draw:connector>
        <draw:connector draw:style-name="gr7" draw:text-style-name="P5" draw:layer="layout" draw:type="line" svg:x1="14.672cm" svg:y1="21.019cm" svg:x2="14.139cm" svg:y2="20.448cm" draw:start-shape="id207" draw:start-glue-point="11" draw:end-shape="id204" draw:end-glue-point="7" svg:d="M14672 21019l-533-571" svg:viewBox="0 0 534 572">
          <text:p/>
        </draw:connector>
        <draw:connector draw:style-name="gr7" draw:text-style-name="P5" draw:layer="layout" draw:type="line" svg:x1="13.959cm" svg:y1="21.738cm" svg:x2="13.869cm" svg:y2="21.523cm" draw:start-shape="id206" draw:start-glue-point="11" draw:end-shape="id203" draw:end-glue-point="7" svg:d="M13959 21738l-90-215" svg:viewBox="0 0 91 216">
          <text:p/>
        </draw:connector>
        <draw:connector draw:style-name="gr7" draw:text-style-name="P5" draw:layer="layout" draw:type="line" svg:x1="13.689cm" svg:y1="21.343cm" svg:x2="13.603cm" svg:y2="20.448cm" draw:start-shape="id203" draw:start-glue-point="11" draw:end-shape="id209" draw:end-glue-point="7" svg:d="M13689 21343l-86-895" svg:viewBox="0 0 87 896">
          <text:p/>
        </draw:connector>
        <draw:connector draw:style-name="gr7" draw:text-style-name="P5" draw:layer="layout" draw:type="line" svg:x1="13.959cm" svg:y1="20.268cm" svg:x2="13.869cm" svg:y2="20.053cm" draw:start-shape="id204" draw:start-glue-point="11" draw:end-shape="id210" draw:end-glue-point="7" svg:d="M13959 20268l-90-215" svg:viewBox="0 0 91 216">
          <text:p/>
        </draw:connector>
        <draw:connector draw:style-name="gr7" draw:text-style-name="P5" draw:layer="layout" draw:type="line" svg:x1="15.216cm" svg:y1="21.019cm" svg:x2="15.124cm" svg:y2="20.812cm" draw:start-shape="id208" draw:start-glue-point="11" svg:d="M15216 21019l-92-207" svg:viewBox="0 0 93 208">
          <text:p/>
        </draw:connector>
        <draw:connector draw:style-name="gr7" draw:text-style-name="P5" draw:layer="layout" draw:type="line" svg:x1="14.944cm" svg:y1="20.632cm" svg:x2="14.852cm" svg:y2="19.729cm" draw:end-shape="id205" draw:end-glue-point="7" svg:d="M14944 20632l-92-903" svg:viewBox="0 0 93 904">
          <text:p/>
        </draw:connector>
        <draw:connector draw:style-name="gr5" draw:text-style-name="P5" draw:layer="layout" draw:type="line" svg:x1="13.603cm" svg:y1="18.798cm" svg:x2="13.689cm" svg:y2="18.583cm" draw:start-shape="id212" draw:start-glue-point="9" draw:end-shape="id213" draw:end-glue-point="5" svg:d="M13603 18798l86-215" svg:viewBox="0 0 87 216">
          <text:p/>
        </draw:connector>
        <draw:connector draw:style-name="gr5" draw:text-style-name="P5" draw:layer="layout" draw:type="line" svg:x1="13.869cm" svg:y1="18.403cm" svg:x2="13.959cm" svg:y2="17.508cm" draw:start-shape="id213" draw:start-glue-point="9" draw:end-shape="id214" draw:end-glue-point="5" svg:d="M13869 18403l90-895" svg:viewBox="0 0 91 896">
          <text:p/>
        </draw:connector>
        <draw:connector draw:style-name="gr5" draw:text-style-name="P5" draw:layer="layout" draw:type="line" svg:x1="14.139cm" svg:y1="18.798cm" svg:x2="14.672cm" svg:y2="18.259cm" draw:start-shape="id215" draw:start-glue-point="9" draw:end-shape="id216" draw:end-glue-point="5" svg:d="M14139 18798l533-539" svg:viewBox="0 0 534 540">
          <text:p/>
        </draw:connector>
        <draw:connector draw:style-name="gr5" draw:text-style-name="P5" draw:layer="layout" draw:type="line" svg:x1="14.852cm" svg:y1="18.079cm" svg:x2="14.944cm" svg:y2="17.872cm" draw:start-shape="id216" draw:start-glue-point="9" svg:d="M14852 18079l92-207" svg:viewBox="0 0 93 208">
          <text:p/>
        </draw:connector>
        <draw:connector draw:style-name="gr5" draw:text-style-name="P5" draw:layer="layout" draw:type="line" svg:x1="15.124cm" svg:y1="19.162cm" svg:x2="15.216cm" svg:y2="18.259cm" draw:end-shape="id217" draw:end-glue-point="5" svg:d="M15124 19162l92-903" svg:viewBox="0 0 93 904">
          <text:p/>
        </draw:connector>
        <draw:connector draw:style-name="gr7" draw:text-style-name="P5" draw:layer="layout" draw:type="line" svg:x1="14.944cm" svg:y1="19.162cm" svg:x2="14.852cm" svg:y2="18.259cm" draw:end-shape="id216" draw:end-glue-point="7" svg:d="M14944 19162l-92-903" svg:viewBox="0 0 93 904">
          <text:p/>
        </draw:connector>
        <draw:connector draw:style-name="gr7" draw:text-style-name="P5" draw:layer="layout" draw:type="line" svg:x1="14.672cm" svg:y1="18.079cm" svg:x2="14.139cm" svg:y2="17.508cm" draw:start-shape="id216" draw:start-glue-point="11" draw:end-shape="id214" draw:end-glue-point="7" svg:d="M14672 18079l-533-571" svg:viewBox="0 0 534 572">
          <text:p/>
        </draw:connector>
        <draw:connector draw:style-name="gr7" draw:text-style-name="P5" draw:layer="layout" draw:type="line" svg:x1="13.959cm" svg:y1="18.798cm" svg:x2="13.869cm" svg:y2="18.583cm" draw:start-shape="id215" draw:start-glue-point="11" draw:end-shape="id213" draw:end-glue-point="7" svg:d="M13959 18798l-90-215" svg:viewBox="0 0 91 216">
          <text:p/>
        </draw:connector>
        <draw:connector draw:style-name="gr7" draw:text-style-name="P5" draw:layer="layout" draw:type="line" svg:x1="13.689cm" svg:y1="18.403cm" svg:x2="13.603cm" svg:y2="17.508cm" draw:start-shape="id213" draw:start-glue-point="11" draw:end-shape="id218" draw:end-glue-point="7" svg:d="M13689 18403l-86-895" svg:viewBox="0 0 87 896">
          <text:p/>
        </draw:connector>
        <draw:connector draw:style-name="gr7" draw:text-style-name="P5" draw:layer="layout" draw:type="line" svg:x1="15.216cm" svg:y1="18.079cm" svg:x2="15.124cm" svg:y2="17.872cm" draw:start-shape="id217" draw:start-glue-point="11" svg:d="M15216 18079l-92-207" svg:viewBox="0 0 93 208">
          <text:p/>
        </draw:connector>
        <draw:connector draw:style-name="gr7" draw:text-style-name="P5" draw:layer="layout" draw:type="line" svg:x1="13.689cm" svg:y1="19.873cm" svg:x2="13.603cm" svg:y2="18.978cm" draw:start-shape="id210" draw:start-glue-point="11" draw:end-shape="id212" draw:end-glue-point="7" svg:d="M13689 19873l-86-895" svg:viewBox="0 0 87 896">
          <text:p/>
        </draw:connector>
        <draw:connector draw:style-name="gr7" draw:text-style-name="P5" draw:layer="layout" draw:type="line" svg:x1="14.672cm" svg:y1="19.549cm" svg:x2="14.139cm" svg:y2="18.978cm" draw:start-shape="id205" draw:start-glue-point="11" draw:end-shape="id215" draw:end-glue-point="7" svg:d="M14672 19549l-533-571" svg:viewBox="0 0 534 572">
          <text:p/>
        </draw:connector>
        <draw:connector draw:style-name="gr7" draw:text-style-name="P5" draw:layer="layout" draw:type="line" svg:x1="15.216cm" svg:y1="19.549cm" svg:x2="15.124cm" svg:y2="19.342cm" draw:start-shape="id211" draw:start-glue-point="11" svg:d="M15216 19549l-92-207" svg:viewBox="0 0 93 208">
          <text:p/>
        </draw:connector>
        <draw:connector draw:style-name="gr5" draw:text-style-name="P5" draw:layer="layout" draw:type="line" svg:x1="14.852cm" svg:y1="19.549cm" svg:x2="14.944cm" svg:y2="19.342cm" draw:start-shape="id205" draw:start-glue-point="9" svg:d="M14852 19549l92-207" svg:viewBox="0 0 93 208">
          <text:p/>
        </draw:connector>
        <draw:connector draw:style-name="gr5" draw:text-style-name="P5" draw:layer="layout" draw:type="line" svg:x1="13.869cm" svg:y1="19.873cm" svg:x2="13.959cm" svg:y2="18.978cm" draw:start-shape="id210" draw:start-glue-point="9" draw:end-shape="id215" draw:end-glue-point="5" svg:d="M13869 19873l90-895" svg:viewBox="0 0 91 896">
          <text:p/>
        </draw:connector>
        <draw:connector draw:style-name="gr5" draw:text-style-name="P5" draw:layer="layout" draw:type="line" svg:x1="13.869cm" svg:y1="22.813cm" svg:x2="13.959cm" svg:y2="21.918cm" draw:start-shape="id200" draw:start-glue-point="9" draw:end-shape="id206" draw:end-glue-point="5" svg:d="M13869 22813l90-895" svg:viewBox="0 0 91 896">
          <text:p/>
        </draw:connector>
        <draw:connector draw:style-name="gr5" draw:text-style-name="P5" draw:layer="layout" draw:type="line" svg:x1="14.852cm" svg:y1="22.489cm" svg:x2="14.944cm" svg:y2="22.282cm" draw:start-shape="id195" draw:start-glue-point="9" svg:d="M14852 22489l92-207" svg:viewBox="0 0 93 208">
          <text:p/>
        </draw:connector>
        <draw:connector draw:style-name="gr7" draw:text-style-name="P5" draw:layer="layout" draw:type="line" svg:x1="15.216cm" svg:y1="22.489cm" svg:x2="15.124cm" svg:y2="22.282cm" draw:start-shape="id201" draw:start-glue-point="11" svg:d="M15216 22489l-92-207" svg:viewBox="0 0 93 208">
          <text:p/>
        </draw:connector>
        <draw:connector draw:style-name="gr7" draw:text-style-name="P5" draw:layer="layout" draw:type="line" svg:x1="14.672cm" svg:y1="22.489cm" svg:x2="14.139cm" svg:y2="21.918cm" draw:start-shape="id195" draw:start-glue-point="11" draw:end-shape="id206" draw:end-glue-point="7" svg:d="M14672 22489l-533-571" svg:viewBox="0 0 534 572">
          <text:p/>
        </draw:connector>
        <draw:connector draw:style-name="gr7" draw:text-style-name="P5" draw:layer="layout" draw:type="line" svg:x1="13.689cm" svg:y1="22.813cm" svg:x2="13.603cm" svg:y2="21.918cm" draw:start-shape="id200" draw:start-glue-point="11" draw:end-shape="id202" draw:end-glue-point="7" svg:d="M13689 22813l-86-895" svg:viewBox="0 0 87 896">
          <text:p/>
        </draw:connector>
        <draw:connector draw:style-name="gr5" draw:text-style-name="P5" draw:layer="layout" draw:type="line" svg:x1="13.603cm" svg:y1="17.328cm" svg:x2="13.689cm" svg:y2="17.113cm" draw:start-shape="id218" draw:start-glue-point="9" draw:end-shape="id219" draw:end-glue-point="5" svg:d="M13603 17328l86-215" svg:viewBox="0 0 87 216">
          <text:p/>
        </draw:connector>
        <draw:connector draw:style-name="gr5" draw:text-style-name="P5" draw:layer="layout" draw:type="line" svg:x1="13.869cm" svg:y1="16.933cm" svg:x2="14.304cm" svg:y2="16.254cm" draw:start-shape="id219" draw:start-glue-point="9" svg:d="M13869 16933l435-679" svg:viewBox="0 0 436 680">
          <text:p/>
        </draw:connector>
        <draw:connector draw:style-name="gr5" draw:text-style-name="P5" draw:layer="layout" draw:type="line" svg:x1="14.139cm" svg:y1="17.328cm" svg:x2="14.672cm" svg:y2="16.789cm" draw:start-shape="id214" draw:start-glue-point="9" svg:d="M14139 17328l533-539" svg:viewBox="0 0 534 540">
          <text:p/>
        </draw:connector>
        <draw:connector draw:style-name="gr5" draw:text-style-name="P5" draw:layer="layout" draw:type="line" svg:x1="15.124cm" svg:y1="17.692cm" svg:x2="15.216cm" svg:y2="16.789cm" svg:d="M15124 17692l92-903" svg:viewBox="0 0 93 904">
          <text:p/>
        </draw:connector>
        <draw:connector draw:style-name="gr7" draw:text-style-name="P5" draw:layer="layout" draw:type="line" svg:x1="14.944cm" svg:y1="17.692cm" svg:x2="14.852cm" svg:y2="16.789cm" svg:d="M14944 17692l-92-903" svg:viewBox="0 0 93 904">
          <text:p/>
        </draw:connector>
        <draw:connector draw:style-name="gr7" draw:text-style-name="P5" draw:layer="layout" draw:type="line" svg:x1="13.959cm" svg:y1="17.328cm" svg:x2="13.869cm" svg:y2="17.113cm" draw:start-shape="id214" draw:start-glue-point="11" draw:end-shape="id219" draw:end-glue-point="7" svg:d="M13959 17328l-90-215" svg:viewBox="0 0 91 216">
          <text:p/>
        </draw:connector>
        <draw:connector draw:style-name="gr7" draw:text-style-name="P5" draw:layer="layout" draw:type="line" svg:x1="13.689cm" svg:y1="16.933cm" svg:x2="13.334cm" svg:y2="16.238cm" draw:start-shape="id219" draw:start-glue-point="11" svg:d="M13689 16933l-355-695" svg:viewBox="0 0 356 696">
          <text:p/>
        </draw:connector>
        <draw:custom-shape draw:style-name="gr4" draw:text-style-name="P4" xml:id="id226" draw:id="id226" draw:layer="layout" svg:width="0.128cm" svg:height="0.127cm" draw:transform="rotate (1.5707963267949) translate (12.962cm 25.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7" draw:id="id227" draw:layer="layout" svg:width="0.128cm" svg:height="0.127cm" draw:transform="rotate (1.5707963267949) translate (12.962cm 23.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8" draw:id="id228" draw:layer="layout" svg:width="0.128cm" svg:height="0.127cm" draw:transform="rotate (1.5707963267949) translate (12.962cm 22.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29" draw:id="id229" draw:layer="layout" svg:width="0.128cm" svg:height="0.127cm" draw:transform="rotate (1.5707963267949) translate (12.962cm 20.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0" draw:id="id230" draw:layer="layout" svg:width="0.128cm" svg:height="0.127cm" draw:transform="rotate (1.5707963267949) translate (12.962cm 19.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1" draw:id="id231" draw:layer="layout" svg:width="0.128cm" svg:height="0.127cm" draw:transform="rotate (1.5707963267949) translate (12.962cm 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32" draw:id="id232" draw:layer="layout" svg:width="0.128cm" svg:height="0.127cm" draw:transform="rotate (1.5707963267949) translate (12.962cm 16.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5.396cm" svg:y1="25.609cm" svg:x2="15.913cm" svg:y2="26.163cm" draw:start-shape="id191" draw:start-glue-point="7" svg:d="M15396 25609l517 554" svg:viewBox="0 0 518 555">
          <text:p/>
        </draw:connector>
        <draw:connector draw:style-name="gr7" draw:text-style-name="P5" draw:layer="layout" draw:type="line" svg:x1="15.396cm" svg:y1="24.139cm" svg:x2="15.93cm" svg:y2="24.645cm" draw:start-shape="id198" draw:start-glue-point="7" draw:end-shape="id220" draw:end-glue-point="11" svg:d="M15396 24139l534 506" svg:viewBox="0 0 535 507">
          <text:p/>
        </draw:connector>
        <draw:connector draw:style-name="gr7" draw:text-style-name="P5" draw:layer="layout" draw:type="line" svg:x1="15.396cm" svg:y1="22.669cm" svg:x2="15.93cm" svg:y2="23.175cm" draw:start-shape="id201" draw:start-glue-point="7" draw:end-shape="id221" draw:end-glue-point="11" svg:d="M15396 22669l534 506" svg:viewBox="0 0 535 507">
          <text:p/>
        </draw:connector>
        <draw:connector draw:style-name="gr7" draw:text-style-name="P5" draw:layer="layout" draw:type="line" svg:x1="15.396cm" svg:y1="21.199cm" svg:x2="15.93cm" svg:y2="21.705cm" draw:start-shape="id208" draw:start-glue-point="7" draw:end-shape="id222" draw:end-glue-point="11" svg:d="M15396 21199l534 506" svg:viewBox="0 0 535 507">
          <text:p/>
        </draw:connector>
        <draw:connector draw:style-name="gr7" draw:text-style-name="P5" draw:layer="layout" draw:type="line" svg:x1="15.396cm" svg:y1="19.729cm" svg:x2="15.93cm" svg:y2="20.235cm" draw:start-shape="id211" draw:start-glue-point="7" draw:end-shape="id223" draw:end-glue-point="11" svg:d="M15396 19729l534 506" svg:viewBox="0 0 535 507">
          <text:p/>
        </draw:connector>
        <draw:connector draw:style-name="gr7" draw:text-style-name="P5" draw:layer="layout" draw:type="line" svg:x1="15.396cm" svg:y1="18.259cm" svg:x2="15.93cm" svg:y2="18.765cm" draw:start-shape="id217" draw:start-glue-point="7" draw:end-shape="id224" draw:end-glue-point="11" svg:d="M15396 18259l534 506" svg:viewBox="0 0 535 507">
          <text:p/>
        </draw:connector>
        <draw:connector draw:style-name="gr7" draw:text-style-name="P5" draw:layer="layout" draw:type="line" svg:x1="15.396cm" svg:y1="16.789cm" svg:x2="15.93cm" svg:y2="17.295cm" draw:end-shape="id225" draw:end-glue-point="11" svg:d="M15396 16789l534 506" svg:viewBox="0 0 535 507">
          <text:p/>
        </draw:connector>
        <draw:connector draw:style-name="gr7" draw:text-style-name="P5" draw:layer="layout" draw:type="line" svg:x1="13.354cm" svg:y1="26.148cm" svg:x2="13.07cm" svg:y2="25.378cm" draw:end-shape="id226" draw:end-glue-point="7" svg:d="M13354 26148l-284-770" svg:viewBox="0 0 285 771">
          <text:p/>
        </draw:connector>
        <draw:connector draw:style-name="gr7" draw:text-style-name="P5" draw:layer="layout" draw:type="line" svg:x1="13.423cm" svg:y1="24.678cm" svg:x2="13.07cm" svg:y2="23.907cm" draw:start-shape="id192" draw:start-glue-point="11" draw:end-shape="id227" draw:end-glue-point="7" svg:d="M13423 24678l-353-771" svg:viewBox="0 0 354 772">
          <text:p/>
        </draw:connector>
        <draw:connector draw:style-name="gr7" draw:text-style-name="P5" draw:layer="layout" draw:type="line" svg:x1="13.423cm" svg:y1="23.208cm" svg:x2="13.07cm" svg:y2="22.438cm" draw:start-shape="id199" draw:start-glue-point="11" draw:end-shape="id228" draw:end-glue-point="7" svg:d="M13423 23208l-353-770" svg:viewBox="0 0 354 771">
          <text:p/>
        </draw:connector>
        <draw:connector draw:style-name="gr7" draw:text-style-name="P5" draw:layer="layout" draw:type="line" svg:x1="13.423cm" svg:y1="21.738cm" svg:x2="13.07cm" svg:y2="20.967cm" draw:start-shape="id202" draw:start-glue-point="11" draw:end-shape="id229" draw:end-glue-point="7" svg:d="M13423 21738l-353-771" svg:viewBox="0 0 354 772">
          <text:p/>
        </draw:connector>
        <draw:connector draw:style-name="gr7" draw:text-style-name="P5" draw:layer="layout" draw:type="line" svg:x1="13.423cm" svg:y1="20.268cm" svg:x2="13.07cm" svg:y2="19.498cm" draw:start-shape="id209" draw:start-glue-point="11" draw:end-shape="id230" draw:end-glue-point="7" svg:d="M13423 20268l-353-770" svg:viewBox="0 0 354 771">
          <text:p/>
        </draw:connector>
        <draw:connector draw:style-name="gr7" draw:text-style-name="P5" draw:layer="layout" draw:type="line" svg:x1="13.423cm" svg:y1="18.798cm" svg:x2="13.07cm" svg:y2="18.027cm" draw:start-shape="id212" draw:start-glue-point="11" draw:end-shape="id231" draw:end-glue-point="7" svg:d="M13423 18798l-353-771" svg:viewBox="0 0 354 772">
          <text:p/>
        </draw:connector>
        <draw:connector draw:style-name="gr7" draw:text-style-name="P5" draw:layer="layout" draw:type="line" svg:x1="13.423cm" svg:y1="17.328cm" svg:x2="13.07cm" svg:y2="16.558cm" draw:start-shape="id218" draw:start-glue-point="11" draw:end-shape="id232" draw:end-glue-point="7" svg:d="M13423 17328l-353-770" svg:viewBox="0 0 354 771">
          <text:p/>
        </draw:connector>
        <draw:connector draw:style-name="gr5" draw:text-style-name="P5" draw:layer="layout" draw:type="line" svg:x1="13.07cm" svg:y1="25.286cm" svg:x2="13.423cm" svg:y2="24.858cm" draw:start-shape="id226" draw:start-glue-point="9" draw:end-shape="id192" draw:end-glue-point="5" svg:d="M13070 25286l353-428" svg:viewBox="0 0 354 429">
          <text:p/>
        </draw:connector>
        <draw:connector draw:style-name="gr5" draw:text-style-name="P5" draw:layer="layout" draw:type="line" svg:x1="13.07cm" svg:y1="23.815cm" svg:x2="13.423cm" svg:y2="23.388cm" draw:start-shape="id227" draw:start-glue-point="9" draw:end-shape="id199" draw:end-glue-point="5" svg:d="M13070 23815l353-427" svg:viewBox="0 0 354 428">
          <text:p/>
        </draw:connector>
        <draw:connector draw:style-name="gr5" draw:text-style-name="P5" draw:layer="layout" draw:type="line" svg:x1="13.07cm" svg:y1="22.346cm" svg:x2="13.423cm" svg:y2="21.918cm" draw:start-shape="id228" draw:start-glue-point="9" draw:end-shape="id202" draw:end-glue-point="5" svg:d="M13070 22346l353-428" svg:viewBox="0 0 354 429">
          <text:p/>
        </draw:connector>
        <draw:connector draw:style-name="gr5" draw:text-style-name="P5" draw:layer="layout" draw:type="line" svg:x1="13.07cm" svg:y1="20.875cm" svg:x2="13.423cm" svg:y2="20.448cm" draw:start-shape="id229" draw:start-glue-point="9" draw:end-shape="id209" draw:end-glue-point="5" svg:d="M13070 20875l353-427" svg:viewBox="0 0 354 428">
          <text:p/>
        </draw:connector>
        <draw:connector draw:style-name="gr5" draw:text-style-name="P5" draw:layer="layout" draw:type="line" svg:x1="13.07cm" svg:y1="19.406cm" svg:x2="13.423cm" svg:y2="18.978cm" draw:start-shape="id230" draw:start-glue-point="9" draw:end-shape="id212" draw:end-glue-point="5" svg:d="M13070 19406l353-428" svg:viewBox="0 0 354 429">
          <text:p/>
        </draw:connector>
        <draw:connector draw:style-name="gr5" draw:text-style-name="P5" draw:layer="layout" draw:type="line" svg:x1="13.07cm" svg:y1="17.935cm" svg:x2="13.423cm" svg:y2="17.508cm" draw:start-shape="id231" draw:start-glue-point="9" draw:end-shape="id218" draw:end-glue-point="5" svg:d="M13070 17935l353-427" svg:viewBox="0 0 354 428">
          <text:p/>
        </draw:connector>
        <draw:connector draw:style-name="gr5" draw:text-style-name="P5" draw:layer="layout" draw:type="line" svg:x1="13.07cm" svg:y1="16.466cm" svg:x2="13.154cm" svg:y2="16.238cm" draw:start-shape="id232" draw:start-glue-point="9" svg:d="M13070 16466l84-228" svg:viewBox="0 0 85 229">
          <text:p/>
        </draw:connector>
        <draw:connector draw:style-name="gr5" draw:text-style-name="P5" draw:layer="layout" draw:type="line" svg:x1="15.396cm" svg:y1="25.429cm" svg:x2="15.93cm" svg:y2="24.825cm" draw:start-shape="id191" draw:start-glue-point="9" draw:end-shape="id220" draw:end-glue-point="5" svg:d="M15396 25429l534-604" svg:viewBox="0 0 535 605">
          <text:p/>
        </draw:connector>
        <draw:connector draw:style-name="gr5" draw:text-style-name="P5" draw:layer="layout" draw:type="line" svg:x1="15.396cm" svg:y1="23.959cm" svg:x2="15.93cm" svg:y2="23.355cm" draw:start-shape="id198" draw:start-glue-point="9" draw:end-shape="id221" draw:end-glue-point="5" svg:d="M15396 23959l534-604" svg:viewBox="0 0 535 605">
          <text:p/>
        </draw:connector>
        <draw:connector draw:style-name="gr5" draw:text-style-name="P5" draw:layer="layout" draw:type="line" svg:x1="15.396cm" svg:y1="22.489cm" svg:x2="15.93cm" svg:y2="21.885cm" draw:start-shape="id201" draw:start-glue-point="9" draw:end-shape="id222" draw:end-glue-point="5" svg:d="M15396 22489l534-604" svg:viewBox="0 0 535 605">
          <text:p/>
        </draw:connector>
        <draw:connector draw:style-name="gr5" draw:text-style-name="P5" draw:layer="layout" draw:type="line" svg:x1="15.396cm" svg:y1="21.019cm" svg:x2="15.93cm" svg:y2="20.415cm" draw:start-shape="id208" draw:start-glue-point="9" draw:end-shape="id223" draw:end-glue-point="5" svg:d="M15396 21019l534-604" svg:viewBox="0 0 535 605">
          <text:p/>
        </draw:connector>
        <draw:connector draw:style-name="gr5" draw:text-style-name="P5" draw:layer="layout" draw:type="line" svg:x1="15.396cm" svg:y1="19.549cm" svg:x2="15.93cm" svg:y2="18.945cm" draw:start-shape="id211" draw:start-glue-point="9" draw:end-shape="id224" draw:end-glue-point="5" svg:d="M15396 19549l534-604" svg:viewBox="0 0 535 605">
          <text:p/>
        </draw:connector>
        <draw:connector draw:style-name="gr5" draw:text-style-name="P5" draw:layer="layout" draw:type="line" svg:x1="15.396cm" svg:y1="18.079cm" svg:x2="15.93cm" svg:y2="17.475cm" draw:start-shape="id217" draw:start-glue-point="9" draw:end-shape="id225" draw:end-glue-point="5" svg:d="M15396 18079l534-604" svg:viewBox="0 0 535 605">
          <text:p/>
        </draw:connector>
        <draw:connector draw:style-name="gr5" draw:text-style-name="P5" draw:layer="layout" draw:type="line" svg:x1="16.433cm" svg:y1="26.163cm" svg:x2="17.236cm" svg:y2="25.608cm" svg:d="M16433 26163l803-555" svg:viewBox="0 0 804 556">
          <text:p/>
        </draw:connector>
        <draw:connector draw:style-name="gr6" draw:text-style-name="P6" draw:layer="layout" draw:type="line" svg:x1="17.649cm" svg:y1="26.463cm" svg:x2="17.741cm" svg:y2="25.608cm" draw:end-shape="id233" draw:end-glue-point="5" svg:d="M17649 26463l92-855" svg:viewBox="0 0 93 856">
          <text:p/>
        </draw:connector>
        <draw:connector draw:style-name="gr7" draw:text-style-name="P5" draw:layer="layout" draw:type="line" svg:x1="17.469cm" svg:y1="26.463cm" svg:x2="17.377cm" svg:y2="25.608cm" draw:end-shape="id234" draw:end-glue-point="7" svg:d="M17469 26463l-92-855" svg:viewBox="0 0 93 856">
          <text:p/>
        </draw:connector>
        <draw:connector draw:style-name="gr5" draw:text-style-name="P5" draw:layer="layout" draw:type="line" svg:x1="16.11cm" svg:y1="24.645cm" svg:x2="16.202cm" svg:y2="24.438cm" draw:start-shape="id220" draw:start-glue-point="9" svg:d="M16110 24645l92-207" svg:viewBox="0 0 93 208">
          <text:p/>
        </draw:connector>
        <draw:connector draw:style-name="gr5" draw:text-style-name="P5" draw:layer="layout" draw:type="line" svg:x1="16.382cm" svg:y1="24.258cm" svg:x2="16.474cm" svg:y2="23.355cm" draw:start-shape="id235" draw:start-glue-point="9" draw:end-shape="id236" draw:end-glue-point="5" svg:d="M16382 24258l92-903" svg:viewBox="0 0 93 904">
          <text:p/>
        </draw:connector>
        <draw:connector draw:style-name="gr5" draw:text-style-name="P5" draw:layer="layout" draw:type="line" svg:x1="16.654cm" svg:y1="23.175cm" svg:x2="17.221cm" svg:y2="22.668cm" draw:start-shape="id236" draw:start-glue-point="9" svg:d="M16654 23175l567-507" svg:viewBox="0 0 568 508">
          <text:p/>
        </draw:connector>
        <draw:connector draw:style-name="gr5" draw:text-style-name="P5" draw:layer="layout" draw:type="line" svg:x1="16.654cm" svg:y1="24.645cm" svg:x2="17.221cm" svg:y2="24.138cm" draw:start-shape="id237" draw:start-glue-point="9" svg:d="M16654 24645l567-507" svg:viewBox="0 0 568 508">
          <text:p/>
        </draw:connector>
        <draw:connector draw:style-name="gr5" draw:text-style-name="P5" draw:layer="layout" draw:type="line" svg:x1="17.377cm" svg:y1="23.958cm" svg:x2="17.469cm" svg:y2="23.735cm" draw:start-shape="id238" draw:start-glue-point="9" draw:end-shape="id239" draw:end-glue-point="5" svg:d="M17377 23958l92-223" svg:viewBox="0 0 93 224">
          <text:p/>
        </draw:connector>
        <draw:connector draw:style-name="gr5" draw:text-style-name="P5" draw:layer="layout" draw:type="line" svg:x1="17.649cm" svg:y1="25.025cm" svg:x2="17.741cm" svg:y2="24.138cm" draw:start-shape="id240" draw:start-glue-point="9" draw:end-shape="id241" draw:end-glue-point="5" svg:d="M17649 25025l92-887" svg:viewBox="0 0 93 888">
          <text:p/>
        </draw:connector>
        <draw:connector draw:style-name="gr5" draw:text-style-name="P5" draw:layer="layout" draw:type="line" svg:x1="16.11cm" svg:y1="23.175cm" svg:x2="16.202cm" svg:y2="22.968cm" draw:start-shape="id221" draw:start-glue-point="9" svg:d="M16110 23175l92-207" svg:viewBox="0 0 93 208">
          <text:p/>
        </draw:connector>
        <draw:connector draw:style-name="gr6" draw:text-style-name="P6" draw:layer="layout" draw:type="line" svg:x1="17.649cm" svg:y1="23.555cm" svg:x2="17.741cm" svg:y2="22.668cm" draw:start-shape="id239" draw:start-glue-point="9" draw:end-shape="id242" draw:end-glue-point="5" svg:d="M17649 23555l92-887" svg:viewBox="0 0 93 888">
          <text:p/>
        </draw:connector>
        <draw:connector draw:style-name="gr7" draw:text-style-name="P5" draw:layer="layout" draw:type="line" svg:x1="17.469cm" svg:y1="25.025cm" svg:x2="17.377cm" svg:y2="24.138cm" draw:start-shape="id240" draw:start-glue-point="11" draw:end-shape="id238" draw:end-glue-point="7" svg:d="M17469 25025l-92-887" svg:viewBox="0 0 93 888">
          <text:p/>
        </draw:connector>
        <draw:connector draw:style-name="gr7" draw:text-style-name="P5" draw:layer="layout" draw:type="line" svg:x1="17.221cm" svg:y1="23.958cm" svg:x2="16.654cm" svg:y2="23.355cm" draw:end-shape="id236" draw:end-glue-point="7" svg:d="M17221 23958l-567-603" svg:viewBox="0 0 568 604">
          <text:p/>
        </draw:connector>
        <draw:connector draw:style-name="gr7" draw:text-style-name="P5" draw:layer="layout" draw:type="line" svg:x1="16.474cm" svg:y1="24.645cm" svg:x2="16.382cm" svg:y2="24.438cm" draw:start-shape="id237" draw:start-glue-point="11" draw:end-shape="id235" draw:end-glue-point="7" svg:d="M16474 24645l-92-207" svg:viewBox="0 0 93 208">
          <text:p/>
        </draw:connector>
        <draw:connector draw:style-name="gr7" draw:text-style-name="P5" draw:layer="layout" draw:type="line" svg:x1="16.202cm" svg:y1="24.258cm" svg:x2="16.11cm" svg:y2="23.355cm" draw:end-shape="id221" draw:end-glue-point="7" svg:d="M16202 24258l-92-903" svg:viewBox="0 0 93 904">
          <text:p/>
        </draw:connector>
        <draw:connector draw:style-name="gr7" draw:text-style-name="P5" draw:layer="layout" draw:type="line" svg:x1="16.474cm" svg:y1="23.175cm" svg:x2="16.382cm" svg:y2="22.968cm" draw:start-shape="id236" draw:start-glue-point="11" draw:end-shape="id243" draw:end-glue-point="7" svg:d="M16474 23175l-92-207" svg:viewBox="0 0 93 208">
          <text:p/>
        </draw:connector>
        <draw:connector draw:style-name="gr7" draw:text-style-name="P5" draw:layer="layout" draw:type="line" svg:x1="17.741cm" svg:y1="23.958cm" svg:x2="17.649cm" svg:y2="23.735cm" draw:start-shape="id241" draw:start-glue-point="11" draw:end-shape="id239" draw:end-glue-point="7" svg:d="M17741 23958l-92-223" svg:viewBox="0 0 93 224">
          <text:p/>
        </draw:connector>
        <draw:connector draw:style-name="gr7" draw:text-style-name="P5" draw:layer="layout" draw:type="line" svg:x1="17.469cm" svg:y1="23.555cm" svg:x2="17.377cm" svg:y2="22.668cm" draw:start-shape="id239" draw:start-glue-point="11" draw:end-shape="id244" draw:end-glue-point="7" svg:d="M17469 23555l-92-887" svg:viewBox="0 0 93 888">
          <text:p/>
        </draw:connector>
        <draw:connector draw:style-name="gr7" draw:text-style-name="P5" draw:layer="layout" draw:type="line" svg:x1="16.202cm" svg:y1="25.48cm" svg:x2="16.11cm" svg:y2="24.825cm" draw:end-shape="id220" draw:end-glue-point="7" svg:d="M16202 25480l-92-655" svg:viewBox="0 0 93 656">
          <text:p/>
        </draw:connector>
        <draw:connector draw:style-name="gr7" draw:text-style-name="P5" draw:layer="layout" draw:type="line" svg:x1="17.221cm" svg:y1="25.428cm" svg:x2="16.654cm" svg:y2="24.825cm" draw:end-shape="id237" draw:end-glue-point="7" svg:d="M17221 25428l-567-603" svg:viewBox="0 0 568 604">
          <text:p/>
        </draw:connector>
        <draw:connector draw:style-name="gr7" draw:text-style-name="P5" draw:layer="layout" draw:type="line" svg:x1="17.741cm" svg:y1="25.428cm" svg:x2="17.649cm" svg:y2="25.205cm" draw:start-shape="id233" draw:start-glue-point="11" draw:end-shape="id240" draw:end-glue-point="7" svg:d="M17741 25428l-92-223" svg:viewBox="0 0 93 224">
          <text:p/>
        </draw:connector>
        <draw:connector draw:style-name="gr5" draw:text-style-name="P5" draw:layer="layout" draw:type="line" svg:x1="17.377cm" svg:y1="25.428cm" svg:x2="17.469cm" svg:y2="25.205cm" draw:start-shape="id234" draw:start-glue-point="9" draw:end-shape="id240" draw:end-glue-point="5" svg:d="M17377 25428l92-223" svg:viewBox="0 0 93 224">
          <text:p/>
        </draw:connector>
        <draw:connector draw:style-name="gr5" draw:text-style-name="P5" draw:layer="layout" draw:type="line" svg:x1="16.382cm" svg:y1="25.48cm" svg:x2="16.474cm" svg:y2="24.825cm" draw:end-shape="id237" draw:end-glue-point="5" svg:d="M16382 25480l92-655" svg:viewBox="0 0 93 656">
          <text:p/>
        </draw:connector>
        <draw:connector draw:style-name="gr5" draw:text-style-name="P5" draw:layer="layout" draw:type="line" svg:x1="16.11cm" svg:y1="21.705cm" svg:x2="16.202cm" svg:y2="21.498cm" draw:start-shape="id222" draw:start-glue-point="9" svg:d="M16110 21705l92-207" svg:viewBox="0 0 93 208">
          <text:p/>
        </draw:connector>
        <draw:connector draw:style-name="gr5" draw:text-style-name="P5" draw:layer="layout" draw:type="line" svg:x1="16.382cm" svg:y1="21.318cm" svg:x2="16.474cm" svg:y2="20.415cm" draw:start-shape="id245" draw:start-glue-point="9" draw:end-shape="id246" draw:end-glue-point="5" svg:d="M16382 21318l92-903" svg:viewBox="0 0 93 904">
          <text:p/>
        </draw:connector>
        <draw:connector draw:style-name="gr5" draw:text-style-name="P5" draw:layer="layout" draw:type="line" svg:x1="16.654cm" svg:y1="20.235cm" svg:x2="17.221cm" svg:y2="19.728cm" draw:start-shape="id246" draw:start-glue-point="9" svg:d="M16654 20235l567-507" svg:viewBox="0 0 568 508">
          <text:p/>
        </draw:connector>
        <draw:connector draw:style-name="gr5" draw:text-style-name="P5" draw:layer="layout" draw:type="line" svg:x1="16.654cm" svg:y1="21.705cm" svg:x2="17.221cm" svg:y2="21.198cm" draw:start-shape="id247" draw:start-glue-point="9" svg:d="M16654 21705l567-507" svg:viewBox="0 0 568 508">
          <text:p/>
        </draw:connector>
        <draw:connector draw:style-name="gr5" draw:text-style-name="P5" draw:layer="layout" draw:type="line" svg:x1="17.377cm" svg:y1="21.018cm" svg:x2="17.469cm" svg:y2="20.795cm" draw:start-shape="id248" draw:start-glue-point="9" draw:end-shape="id249" draw:end-glue-point="5" svg:d="M17377 21018l92-223" svg:viewBox="0 0 93 224">
          <text:p/>
        </draw:connector>
        <draw:connector draw:style-name="gr5" draw:text-style-name="P5" draw:layer="layout" draw:type="line" svg:x1="17.649cm" svg:y1="22.085cm" svg:x2="17.741cm" svg:y2="21.198cm" draw:start-shape="id250" draw:start-glue-point="9" draw:end-shape="id251" draw:end-glue-point="5" svg:d="M17649 22085l92-887" svg:viewBox="0 0 93 888">
          <text:p/>
        </draw:connector>
        <draw:connector draw:style-name="gr5" draw:text-style-name="P5" draw:layer="layout" draw:type="line" svg:x1="16.11cm" svg:y1="20.235cm" svg:x2="16.202cm" svg:y2="20.028cm" draw:start-shape="id223" draw:start-glue-point="9" svg:d="M16110 20235l92-207" svg:viewBox="0 0 93 208">
          <text:p/>
        </draw:connector>
        <draw:connector draw:style-name="gr6" draw:text-style-name="P6" draw:layer="layout" draw:type="line" svg:x1="17.649cm" svg:y1="20.615cm" svg:x2="17.741cm" svg:y2="19.728cm" draw:start-shape="id249" draw:start-glue-point="9" draw:end-shape="id252" draw:end-glue-point="5" svg:d="M17649 20615l92-887" svg:viewBox="0 0 93 888">
          <text:p/>
        </draw:connector>
        <draw:connector draw:style-name="gr7" draw:text-style-name="P5" draw:layer="layout" draw:type="line" svg:x1="17.469cm" svg:y1="22.085cm" svg:x2="17.377cm" svg:y2="21.198cm" draw:start-shape="id250" draw:start-glue-point="11" draw:end-shape="id248" draw:end-glue-point="7" svg:d="M17469 22085l-92-887" svg:viewBox="0 0 93 888">
          <text:p/>
        </draw:connector>
        <draw:connector draw:style-name="gr7" draw:text-style-name="P5" draw:layer="layout" draw:type="line" svg:x1="17.221cm" svg:y1="21.018cm" svg:x2="16.654cm" svg:y2="20.415cm" draw:end-shape="id246" draw:end-glue-point="7" svg:d="M17221 21018l-567-603" svg:viewBox="0 0 568 604">
          <text:p/>
        </draw:connector>
        <draw:connector draw:style-name="gr7" draw:text-style-name="P5" draw:layer="layout" draw:type="line" svg:x1="16.474cm" svg:y1="21.705cm" svg:x2="16.382cm" svg:y2="21.498cm" draw:start-shape="id247" draw:start-glue-point="11" draw:end-shape="id245" draw:end-glue-point="7" svg:d="M16474 21705l-92-207" svg:viewBox="0 0 93 208">
          <text:p/>
        </draw:connector>
        <draw:connector draw:style-name="gr7" draw:text-style-name="P5" draw:layer="layout" draw:type="line" svg:x1="16.202cm" svg:y1="21.318cm" svg:x2="16.11cm" svg:y2="20.415cm" draw:end-shape="id223" draw:end-glue-point="7" svg:d="M16202 21318l-92-903" svg:viewBox="0 0 93 904">
          <text:p/>
        </draw:connector>
        <draw:connector draw:style-name="gr7" draw:text-style-name="P5" draw:layer="layout" draw:type="line" svg:x1="16.474cm" svg:y1="20.235cm" svg:x2="16.382cm" svg:y2="20.028cm" draw:start-shape="id246" draw:start-glue-point="11" draw:end-shape="id253" draw:end-glue-point="7" svg:d="M16474 20235l-92-207" svg:viewBox="0 0 93 208">
          <text:p/>
        </draw:connector>
        <draw:connector draw:style-name="gr7" draw:text-style-name="P5" draw:layer="layout" draw:type="line" svg:x1="17.741cm" svg:y1="21.018cm" svg:x2="17.649cm" svg:y2="20.795cm" draw:start-shape="id251" draw:start-glue-point="11" draw:end-shape="id249" draw:end-glue-point="7" svg:d="M17741 21018l-92-223" svg:viewBox="0 0 93 224">
          <text:p/>
        </draw:connector>
        <draw:connector draw:style-name="gr7" draw:text-style-name="P5" draw:layer="layout" draw:type="line" svg:x1="17.469cm" svg:y1="20.615cm" svg:x2="17.377cm" svg:y2="19.728cm" draw:start-shape="id249" draw:start-glue-point="11" draw:end-shape="id254" draw:end-glue-point="7" svg:d="M17469 20615l-92-887" svg:viewBox="0 0 93 888">
          <text:p/>
        </draw:connector>
        <draw:connector draw:style-name="gr5" draw:text-style-name="P5" draw:layer="layout" draw:type="line" svg:x1="16.11cm" svg:y1="18.765cm" svg:x2="16.202cm" svg:y2="18.558cm" draw:start-shape="id224" draw:start-glue-point="9" svg:d="M16110 18765l92-207" svg:viewBox="0 0 93 208">
          <text:p/>
        </draw:connector>
        <draw:connector draw:style-name="gr5" draw:text-style-name="P5" draw:layer="layout" draw:type="line" svg:x1="16.382cm" svg:y1="18.378cm" svg:x2="16.474cm" svg:y2="17.475cm" draw:start-shape="id255" draw:start-glue-point="9" draw:end-shape="id256" draw:end-glue-point="5" svg:d="M16382 18378l92-903" svg:viewBox="0 0 93 904">
          <text:p/>
        </draw:connector>
        <draw:connector draw:style-name="gr5" draw:text-style-name="P5" draw:layer="layout" draw:type="line" svg:x1="16.654cm" svg:y1="18.765cm" svg:x2="17.221cm" svg:y2="18.258cm" draw:start-shape="id257" draw:start-glue-point="9" svg:d="M16654 18765l567-507" svg:viewBox="0 0 568 508">
          <text:p/>
        </draw:connector>
        <draw:connector draw:style-name="gr5" draw:text-style-name="P5" draw:layer="layout" draw:type="line" svg:x1="17.377cm" svg:y1="18.078cm" svg:x2="17.469cm" svg:y2="17.855cm" draw:start-shape="id258" draw:start-glue-point="9" draw:end-shape="id259" draw:end-glue-point="5" svg:d="M17377 18078l92-223" svg:viewBox="0 0 93 224">
          <text:p/>
        </draw:connector>
        <draw:connector draw:style-name="gr5" draw:text-style-name="P5" draw:layer="layout" draw:type="line" svg:x1="17.649cm" svg:y1="19.145cm" svg:x2="17.741cm" svg:y2="18.258cm" draw:start-shape="id260" draw:start-glue-point="9" draw:end-shape="id261" draw:end-glue-point="5" svg:d="M17649 19145l92-887" svg:viewBox="0 0 93 888">
          <text:p/>
        </draw:connector>
        <draw:connector draw:style-name="gr7" draw:text-style-name="P5" draw:layer="layout" draw:type="line" svg:x1="17.469cm" svg:y1="19.145cm" svg:x2="17.377cm" svg:y2="18.258cm" draw:start-shape="id260" draw:start-glue-point="11" draw:end-shape="id258" draw:end-glue-point="7" svg:d="M17469 19145l-92-887" svg:viewBox="0 0 93 888">
          <text:p/>
        </draw:connector>
        <draw:connector draw:style-name="gr7" draw:text-style-name="P5" draw:layer="layout" draw:type="line" svg:x1="17.221cm" svg:y1="18.078cm" svg:x2="16.654cm" svg:y2="17.475cm" draw:end-shape="id256" draw:end-glue-point="7" svg:d="M17221 18078l-567-603" svg:viewBox="0 0 568 604">
          <text:p/>
        </draw:connector>
        <draw:connector draw:style-name="gr7" draw:text-style-name="P5" draw:layer="layout" draw:type="line" svg:x1="16.474cm" svg:y1="18.765cm" svg:x2="16.382cm" svg:y2="18.558cm" draw:start-shape="id257" draw:start-glue-point="11" draw:end-shape="id255" draw:end-glue-point="7" svg:d="M16474 18765l-92-207" svg:viewBox="0 0 93 208">
          <text:p/>
        </draw:connector>
        <draw:connector draw:style-name="gr7" draw:text-style-name="P5" draw:layer="layout" draw:type="line" svg:x1="16.202cm" svg:y1="18.378cm" svg:x2="16.11cm" svg:y2="17.475cm" draw:end-shape="id225" draw:end-glue-point="7" svg:d="M16202 18378l-92-903" svg:viewBox="0 0 93 904">
          <text:p/>
        </draw:connector>
        <draw:connector draw:style-name="gr7" draw:text-style-name="P5" draw:layer="layout" draw:type="line" svg:x1="17.741cm" svg:y1="18.078cm" svg:x2="17.649cm" svg:y2="17.855cm" draw:start-shape="id261" draw:start-glue-point="11" draw:end-shape="id259" draw:end-glue-point="7" svg:d="M17741 18078l-92-223" svg:viewBox="0 0 93 224">
          <text:p/>
        </draw:connector>
        <draw:connector draw:style-name="gr7" draw:text-style-name="P5" draw:layer="layout" draw:type="line" svg:x1="16.202cm" svg:y1="19.848cm" svg:x2="16.11cm" svg:y2="18.945cm" draw:end-shape="id224" draw:end-glue-point="7" svg:d="M16202 19848l-92-903" svg:viewBox="0 0 93 904">
          <text:p/>
        </draw:connector>
        <draw:connector draw:style-name="gr7" draw:text-style-name="P5" draw:layer="layout" draw:type="line" svg:x1="17.221cm" svg:y1="19.548cm" svg:x2="16.654cm" svg:y2="18.945cm" draw:end-shape="id257" draw:end-glue-point="7" svg:d="M17221 19548l-567-603" svg:viewBox="0 0 568 604">
          <text:p/>
        </draw:connector>
        <draw:connector draw:style-name="gr7" draw:text-style-name="P5" draw:layer="layout" draw:type="line" svg:x1="17.741cm" svg:y1="19.548cm" svg:x2="17.649cm" svg:y2="19.325cm" draw:start-shape="id252" draw:start-glue-point="11" draw:end-shape="id260" draw:end-glue-point="7" svg:d="M17741 19548l-92-223" svg:viewBox="0 0 93 224">
          <text:p/>
        </draw:connector>
        <draw:connector draw:style-name="gr5" draw:text-style-name="P5" draw:layer="layout" draw:type="line" svg:x1="17.377cm" svg:y1="19.548cm" svg:x2="17.469cm" svg:y2="19.325cm" draw:start-shape="id254" draw:start-glue-point="9" draw:end-shape="id260" draw:end-glue-point="5" svg:d="M17377 19548l92-223" svg:viewBox="0 0 93 224">
          <text:p/>
        </draw:connector>
        <draw:connector draw:style-name="gr5" draw:text-style-name="P5" draw:layer="layout" draw:type="line" svg:x1="16.382cm" svg:y1="19.848cm" svg:x2="16.474cm" svg:y2="18.945cm" draw:start-shape="id253" draw:start-glue-point="9" draw:end-shape="id257" draw:end-glue-point="5" svg:d="M16382 19848l92-903" svg:viewBox="0 0 93 904">
          <text:p/>
        </draw:connector>
        <draw:connector draw:style-name="gr5" draw:text-style-name="P5" draw:layer="layout" draw:type="line" svg:x1="16.382cm" svg:y1="22.788cm" svg:x2="16.474cm" svg:y2="21.885cm" draw:start-shape="id243" draw:start-glue-point="9" draw:end-shape="id247" draw:end-glue-point="5" svg:d="M16382 22788l92-903" svg:viewBox="0 0 93 904">
          <text:p/>
        </draw:connector>
        <draw:connector draw:style-name="gr5" draw:text-style-name="P5" draw:layer="layout" draw:type="line" svg:x1="17.377cm" svg:y1="22.488cm" svg:x2="17.469cm" svg:y2="22.265cm" draw:start-shape="id244" draw:start-glue-point="9" draw:end-shape="id250" draw:end-glue-point="5" svg:d="M17377 22488l92-223" svg:viewBox="0 0 93 224">
          <text:p/>
        </draw:connector>
        <draw:connector draw:style-name="gr7" draw:text-style-name="P5" draw:layer="layout" draw:type="line" svg:x1="17.741cm" svg:y1="22.488cm" svg:x2="17.649cm" svg:y2="22.265cm" draw:start-shape="id242" draw:start-glue-point="11" draw:end-shape="id250" draw:end-glue-point="7" svg:d="M17741 22488l-92-223" svg:viewBox="0 0 93 224">
          <text:p/>
        </draw:connector>
        <draw:connector draw:style-name="gr7" draw:text-style-name="P5" draw:layer="layout" draw:type="line" svg:x1="17.221cm" svg:y1="22.488cm" svg:x2="16.654cm" svg:y2="21.885cm" draw:end-shape="id247" draw:end-glue-point="7" svg:d="M17221 22488l-567-603" svg:viewBox="0 0 568 604">
          <text:p/>
        </draw:connector>
        <draw:connector draw:style-name="gr15" draw:text-style-name="P8" draw:layer="layout" draw:type="line" svg:x1="16.202cm" svg:y1="22.788cm" svg:x2="16.11cm" svg:y2="21.885cm" draw:end-shape="id222" draw:end-glue-point="7" svg:d="M16202 22788l-92-903" svg:viewBox="0 0 93 904">
          <text:p/>
        </draw:connector>
        <draw:connector draw:style-name="gr5" draw:text-style-name="P5" draw:layer="layout" draw:type="line" svg:x1="16.11cm" svg:y1="17.295cm" svg:x2="16.202cm" svg:y2="17.088cm" draw:start-shape="id225" draw:start-glue-point="9" svg:d="M16110 17295l92-207" svg:viewBox="0 0 93 208">
          <text:p/>
        </draw:connector>
        <draw:connector draw:style-name="gr5" draw:text-style-name="P5" draw:layer="layout" draw:type="line" svg:x1="16.382cm" svg:y1="16.908cm" svg:x2="16.853cm" svg:y2="16.253cm" draw:start-shape="id262" draw:start-glue-point="9" svg:d="M16382 16908l471-655" svg:viewBox="0 0 472 656">
          <text:p/>
        </draw:connector>
        <draw:connector draw:style-name="gr5" draw:text-style-name="P5" draw:layer="layout" draw:type="line" svg:x1="16.654cm" svg:y1="17.295cm" svg:x2="17.221cm" svg:y2="16.788cm" draw:start-shape="id256" draw:start-glue-point="9" svg:d="M16654 17295l567-507" svg:viewBox="0 0 568 508">
          <text:p/>
        </draw:connector>
        <draw:connector draw:style-name="gr5" draw:text-style-name="P5" draw:layer="layout" draw:type="line" svg:x1="17.649cm" svg:y1="17.675cm" svg:x2="17.741cm" svg:y2="16.788cm" draw:start-shape="id259" draw:start-glue-point="9" svg:d="M17649 17675l92-887" svg:viewBox="0 0 93 888">
          <text:p/>
        </draw:connector>
        <draw:connector draw:style-name="gr7" draw:text-style-name="P5" draw:layer="layout" draw:type="line" svg:x1="17.469cm" svg:y1="17.675cm" svg:x2="17.377cm" svg:y2="16.788cm" draw:start-shape="id259" draw:start-glue-point="11" svg:d="M17469 17675l-92-887" svg:viewBox="0 0 93 888">
          <text:p/>
        </draw:connector>
        <draw:connector draw:style-name="gr7" draw:text-style-name="P5" draw:layer="layout" draw:type="line" svg:x1="16.474cm" svg:y1="17.295cm" svg:x2="16.382cm" svg:y2="17.088cm" draw:start-shape="id256" draw:start-glue-point="11" draw:end-shape="id262" draw:end-glue-point="7" svg:d="M16474 17295l-92-207" svg:viewBox="0 0 93 208">
          <text:p/>
        </draw:connector>
        <draw:connector draw:style-name="gr7" draw:text-style-name="P5" draw:layer="layout" draw:type="line" svg:x1="16.217cm" svg:y1="16.908cm" svg:x2="15.862cm" svg:y2="16.205cm" svg:d="M16217 16908l-355-703" svg:viewBox="0 0 356 704">
          <text:p/>
        </draw:connector>
        <draw:custom-shape draw:style-name="gr4" draw:text-style-name="P4" xml:id="id263" draw:id="id263" draw:layer="layout" svg:width="0.128cm" svg:height="0.127cm" draw:transform="rotate (1.5707963267949) translate (18.197cm 24.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4" draw:id="id264" draw:layer="layout" svg:width="0.128cm" svg:height="0.127cm" draw:transform="rotate (1.5707963267949) translate (18.197cm 23.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5" draw:id="id265" draw:layer="layout" svg:width="0.128cm" svg:height="0.127cm" draw:transform="rotate (1.5707963267949) translate (18.197cm 21.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6" draw:id="id266" draw:layer="layout" svg:width="0.128cm" svg:height="0.127cm" draw:transform="rotate (1.5707963267949) translate (18.197cm 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7" draw:id="id267" draw:layer="layout" svg:width="0.128cm" svg:height="0.127cm" draw:transform="rotate (1.5707963267949) translate (18.197cm 18.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68" draw:id="id268" draw:layer="layout" svg:width="0.128cm" svg:height="0.127cm" draw:transform="rotate (1.5707963267949) translate (18.197cm 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7.921cm" svg:y1="25.608cm" svg:x2="18.583cm" svg:y2="26.308cm" draw:start-shape="id233" draw:start-glue-point="7" svg:d="M17921 25608l662 700" svg:viewBox="0 0 663 701">
          <text:p/>
        </draw:connector>
        <draw:connector draw:style-name="gr7" draw:text-style-name="P5" draw:layer="layout" draw:type="line" svg:x1="17.921cm" svg:y1="24.138cm" svg:x2="18.214cm" svg:y2="24.604cm" draw:start-shape="id241" draw:start-glue-point="7" draw:end-shape="id263" draw:end-glue-point="11" svg:d="M17921 24138l293 466" svg:viewBox="0 0 294 467">
          <text:p/>
        </draw:connector>
        <draw:connector draw:style-name="gr7" draw:text-style-name="P5" draw:layer="layout" draw:type="line" svg:x1="17.921cm" svg:y1="22.668cm" svg:x2="18.214cm" svg:y2="23.135cm" draw:start-shape="id242" draw:start-glue-point="7" draw:end-shape="id264" draw:end-glue-point="11" svg:d="M17921 22668l293 467" svg:viewBox="0 0 294 468">
          <text:p/>
        </draw:connector>
        <draw:connector draw:style-name="gr7" draw:text-style-name="P5" draw:layer="layout" draw:type="line" svg:x1="17.921cm" svg:y1="21.198cm" svg:x2="18.214cm" svg:y2="21.664cm" draw:start-shape="id251" draw:start-glue-point="7" draw:end-shape="id265" draw:end-glue-point="11" svg:d="M17921 21198l293 466" svg:viewBox="0 0 294 467">
          <text:p/>
        </draw:connector>
        <draw:connector draw:style-name="gr7" draw:text-style-name="P5" draw:layer="layout" draw:type="line" svg:x1="17.921cm" svg:y1="19.728cm" svg:x2="18.214cm" svg:y2="20.195cm" draw:start-shape="id252" draw:start-glue-point="7" draw:end-shape="id266" draw:end-glue-point="11" svg:d="M17921 19728l293 467" svg:viewBox="0 0 294 468">
          <text:p/>
        </draw:connector>
        <draw:connector draw:style-name="gr7" draw:text-style-name="P5" draw:layer="layout" draw:type="line" svg:x1="17.921cm" svg:y1="18.258cm" svg:x2="18.214cm" svg:y2="18.724cm" draw:start-shape="id261" draw:start-glue-point="7" draw:end-shape="id267" draw:end-glue-point="11" svg:d="M17921 18258l293 466" svg:viewBox="0 0 294 467">
          <text:p/>
        </draw:connector>
        <draw:connector draw:style-name="gr7" draw:text-style-name="P5" draw:layer="layout" draw:type="line" svg:x1="17.921cm" svg:y1="16.788cm" svg:x2="18.214cm" svg:y2="17.255cm" draw:end-shape="id268" draw:end-glue-point="11" svg:d="M17921 16788l293 467" svg:viewBox="0 0 294 468">
          <text:p/>
        </draw:connector>
        <draw:connector draw:style-name="gr5" draw:text-style-name="P5" draw:layer="layout" draw:type="line" svg:x1="17.921cm" svg:y1="25.428cm" svg:x2="18.214cm" svg:y2="24.696cm" draw:start-shape="id233" draw:start-glue-point="9" draw:end-shape="id263" draw:end-glue-point="5" svg:d="M17921 25428l293-732" svg:viewBox="0 0 294 733">
          <text:p/>
        </draw:connector>
        <draw:connector draw:style-name="gr5" draw:text-style-name="P5" draw:layer="layout" draw:type="line" svg:x1="17.921cm" svg:y1="23.958cm" svg:x2="18.214cm" svg:y2="23.227cm" draw:start-shape="id241" draw:start-glue-point="9" draw:end-shape="id264" draw:end-glue-point="5" svg:d="M17921 23958l293-731" svg:viewBox="0 0 294 732">
          <text:p/>
        </draw:connector>
        <draw:connector draw:style-name="gr5" draw:text-style-name="P5" draw:layer="layout" draw:type="line" svg:x1="17.921cm" svg:y1="22.488cm" svg:x2="18.214cm" svg:y2="21.756cm" draw:start-shape="id242" draw:start-glue-point="9" draw:end-shape="id265" draw:end-glue-point="5" svg:d="M17921 22488l293-732" svg:viewBox="0 0 294 733">
          <text:p/>
        </draw:connector>
        <draw:connector draw:style-name="gr5" draw:text-style-name="P5" draw:layer="layout" draw:type="line" svg:x1="17.921cm" svg:y1="21.018cm" svg:x2="18.214cm" svg:y2="20.287cm" draw:start-shape="id251" draw:start-glue-point="9" draw:end-shape="id266" draw:end-glue-point="5" svg:d="M17921 21018l293-731" svg:viewBox="0 0 294 732">
          <text:p/>
        </draw:connector>
        <draw:connector draw:style-name="gr5" draw:text-style-name="P5" draw:layer="layout" draw:type="line" svg:x1="17.921cm" svg:y1="19.548cm" svg:x2="18.214cm" svg:y2="18.816cm" draw:start-shape="id252" draw:start-glue-point="9" draw:end-shape="id267" draw:end-glue-point="5" svg:d="M17921 19548l293-732" svg:viewBox="0 0 294 733">
          <text:p/>
        </draw:connector>
        <draw:connector draw:style-name="gr5" draw:text-style-name="P5" draw:layer="layout" draw:type="line" svg:x1="17.921cm" svg:y1="18.078cm" svg:x2="18.214cm" svg:y2="17.347cm" draw:start-shape="id261" draw:start-glue-point="9" draw:end-shape="id268" draw:end-glue-point="5" svg:d="M17921 18078l293-731" svg:viewBox="0 0 294 732">
          <text:p/>
        </draw:connector>
        <draw:custom-shape draw:style-name="gr16" draw:text-style-name="P9" xml:id="id192" draw:id="id192" draw:layer="layout" svg:width="0.254cm" svg:height="0.254cm" draw:transform="rotate (1.5707963267949) translate (13.386cm 24.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0" draw:id="id190" draw:layer="layout" svg:width="0.254cm" svg:height="0.254cm" draw:transform="rotate (1.5707963267949) translate (14.635cm 25.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1" draw:id="id191" draw:layer="layout" svg:width="0.254cm" svg:height="0.254cm" draw:transform="rotate (1.5707963267949) translate (15.179cm 25.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193" draw:id="id193" draw:layer="layout" svg:width="0.254cm" svg:height="0.254cm" draw:transform="rotate (1.5707963267949) translate (13.652cm 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5.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9" draw:id="id199" draw:layer="layout" svg:width="0.254cm" svg:height="0.254cm" draw:transform="rotate (1.5707963267949) translate (13.386cm 23.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00" draw:id="id200" draw:layer="layout" svg:width="0.254cm" svg:height="0.254cm" draw:transform="rotate (1.5707963267949) translate (13.652cm 2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4" draw:id="id194" draw:layer="layout" svg:width="0.254cm" svg:height="0.254cm" draw:transform="rotate (1.5707963267949) translate (13.922cm 23.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2" draw:id="id202" draw:layer="layout" svg:width="0.254cm" svg:height="0.254cm" draw:transform="rotate (1.5707963267949) translate (13.386cm 2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03" draw:id="id203" draw:layer="layout" svg:width="0.254cm" svg:height="0.254cm" draw:transform="rotate (1.5707963267949) translate (13.652cm 2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6" draw:id="id206" draw:layer="layout" svg:width="0.254cm" svg:height="0.254cm" draw:transform="rotate (1.5707963267949) translate (13.922cm 21.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9" draw:id="id209" draw:layer="layout" svg:width="0.254cm" svg:height="0.254cm" draw:transform="rotate (1.5707963267949) translate (13.386cm 20.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0" draw:id="id210" draw:layer="layout" svg:width="0.254cm" svg:height="0.254cm" draw:transform="rotate (1.5707963267949) translate (13.652cm 2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4" draw:id="id204" draw:layer="layout" svg:width="0.254cm" svg:height="0.254cm" draw:transform="rotate (1.5707963267949) translate (13.922cm 20.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5" draw:id="id205" draw:layer="layout" svg:width="0.254cm" svg:height="0.254cm" draw:transform="rotate (1.5707963267949) translate (14.635cm 1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1" draw:id="id211" draw:layer="layout" svg:width="0.254cm" svg:height="0.254cm" draw:transform="rotate (1.5707963267949) translate (15.179cm 19.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2" draw:id="id212" draw:layer="layout" svg:width="0.254cm" svg:height="0.254cm" draw:transform="rotate (1.5707963267949) translate (13.386cm 19.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3" draw:id="id213" draw:layer="layout" svg:width="0.254cm" svg:height="0.254cm" draw:transform="rotate (1.5707963267949) translate (13.652cm 1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5" draw:id="id215" draw:layer="layout" svg:width="0.254cm" svg:height="0.254cm" draw:transform="rotate (1.5707963267949) translate (13.922cm 19.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6" draw:id="id216" draw:layer="layout" svg:width="0.254cm" svg:height="0.254cm" draw:transform="rotate (1.5707963267949) translate (14.635cm 18.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19.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7" draw:id="id217" draw:layer="layout" svg:width="0.254cm" svg:height="0.254cm" draw:transform="rotate (1.5707963267949) translate (15.179cm 18.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18" draw:id="id218" draw:layer="layout" svg:width="0.254cm" svg:height="0.254cm" draw:transform="rotate (1.5707963267949) translate (13.386cm 1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19" draw:id="id219" draw:layer="layout" svg:width="0.254cm" svg:height="0.254cm" draw:transform="rotate (1.5707963267949) translate (13.652cm 1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14" draw:id="id214" draw:layer="layout" svg:width="0.254cm" svg:height="0.254cm" draw:transform="rotate (1.5707963267949) translate (13.922cm 1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17.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0" draw:id="id220" draw:layer="layout" svg:width="0.254cm" svg:height="0.254cm" draw:transform="rotate (1.5707963267949) translate (15.893cm 2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7" draw:id="id197" draw:layer="layout" svg:width="0.254cm" svg:height="0.254cm" draw:transform="rotate (1.5707963267949) translate (14.635cm 24.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8" draw:id="id198" draw:layer="layout" svg:width="0.254cm" svg:height="0.254cm" draw:transform="rotate (1.5707963267949) translate (15.179cm 24.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195" draw:id="id195" draw:layer="layout" svg:width="0.254cm" svg:height="0.254cm" draw:transform="rotate (1.5707963267949) translate (14.635cm 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3.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1" draw:id="id201" draw:layer="layout" svg:width="0.254cm" svg:height="0.254cm" draw:transform="rotate (1.5707963267949) translate (15.179cm 22.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07" draw:id="id207" draw:layer="layout" svg:width="0.254cm" svg:height="0.254cm" draw:transform="rotate (1.5707963267949) translate (14.635cm 2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2.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08" draw:id="id208" draw:layer="layout" svg:width="0.254cm" svg:height="0.254cm" draw:transform="rotate (1.5707963267949) translate (15.179cm 2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254cm" svg:height="0.254cm" draw:transform="rotate (1.5707963267949) translate (14.907cm 2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34" draw:id="id234" draw:layer="layout" svg:width="0.254cm" svg:height="0.254cm" draw:transform="rotate (1.5707963267949) translate (17.16cm 2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3" draw:id="id233" draw:layer="layout" svg:width="0.254cm" svg:height="0.254cm" draw:transform="rotate (1.5707963267949) translate (17.704cm 2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35" draw:id="id235" draw:layer="layout" svg:width="0.254cm" svg:height="0.254cm" draw:transform="rotate (1.5707963267949) translate (16.165cm 24.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7" draw:id="id237" draw:layer="layout" svg:width="0.254cm" svg:height="0.254cm" draw:transform="rotate (1.5707963267949) translate (16.437cm 2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38" draw:id="id238" draw:layer="layout" svg:width="0.254cm" svg:height="0.254cm" draw:transform="rotate (1.5707963267949) translate (17.16cm 2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0" draw:id="id240" draw:layer="layout" svg:width="0.254cm" svg:height="0.254cm" draw:transform="rotate (1.5707963267949) translate (17.432cm 2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1" draw:id="id241" draw:layer="layout" svg:width="0.254cm" svg:height="0.254cm" draw:transform="rotate (1.5707963267949) translate (17.704cm 2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1" draw:id="id221" draw:layer="layout" svg:width="0.254cm" svg:height="0.254cm" draw:transform="rotate (1.5707963267949) translate (15.893cm 23.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3" draw:id="id243" draw:layer="layout" svg:width="0.254cm" svg:height="0.254cm" draw:transform="rotate (1.5707963267949) translate (16.165cm 23.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36" draw:id="id236" draw:layer="layout" svg:width="0.254cm" svg:height="0.254cm" draw:transform="rotate (1.5707963267949) translate (16.437cm 23.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44" draw:id="id244" draw:layer="layout" svg:width="0.254cm" svg:height="0.254cm" draw:transform="rotate (1.5707963267949) translate (17.16cm 2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39" draw:id="id239" draw:layer="layout" svg:width="0.254cm" svg:height="0.254cm" draw:transform="rotate (1.5707963267949) translate (17.432cm 2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2" draw:id="id242" draw:layer="layout" svg:width="0.254cm" svg:height="0.254cm" draw:transform="rotate (1.5707963267949) translate (17.704cm 22.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2" draw:id="id222" draw:layer="layout" svg:width="0.254cm" svg:height="0.254cm" draw:transform="rotate (1.5707963267949) translate (15.893cm 2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5" draw:id="id245" draw:layer="layout" svg:width="0.254cm" svg:height="0.254cm" draw:transform="rotate (1.5707963267949) translate (16.165cm 21.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7" draw:id="id247" draw:layer="layout" svg:width="0.254cm" svg:height="0.254cm" draw:transform="rotate (1.5707963267949) translate (16.437cm 21.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48" draw:id="id248" draw:layer="layout" svg:width="0.254cm" svg:height="0.254cm" draw:transform="rotate (1.5707963267949) translate (17.16cm 2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0" draw:id="id250" draw:layer="layout" svg:width="0.254cm" svg:height="0.254cm" draw:transform="rotate (1.5707963267949) translate (17.432cm 22.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1" draw:id="id251" draw:layer="layout" svg:width="0.254cm" svg:height="0.254cm" draw:transform="rotate (1.5707963267949) translate (17.704cm 2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3" draw:id="id223" draw:layer="layout" svg:width="0.254cm" svg:height="0.254cm" draw:transform="rotate (1.5707963267949) translate (15.893cm 2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3" draw:id="id253" draw:layer="layout" svg:width="0.254cm" svg:height="0.254cm" draw:transform="rotate (1.5707963267949) translate (16.165cm 2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46" draw:id="id246" draw:layer="layout" svg:width="0.254cm" svg:height="0.254cm" draw:transform="rotate (1.5707963267949) translate (16.437cm 2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54" draw:id="id254" draw:layer="layout" svg:width="0.254cm" svg:height="0.254cm" draw:transform="rotate (1.5707963267949) translate (17.16cm 1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49" draw:id="id249" draw:layer="layout" svg:width="0.254cm" svg:height="0.254cm" draw:transform="rotate (1.5707963267949) translate (17.432cm 20.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2" draw:id="id252" draw:layer="layout" svg:width="0.254cm" svg:height="0.254cm" draw:transform="rotate (1.5707963267949) translate (17.704cm 1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4" draw:id="id224" draw:layer="layout" svg:width="0.254cm" svg:height="0.254cm" draw:transform="rotate (1.5707963267949) translate (15.893cm 1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5" draw:id="id255" draw:layer="layout" svg:width="0.254cm" svg:height="0.254cm" draw:transform="rotate (1.5707963267949) translate (16.165cm 18.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7" draw:id="id257" draw:layer="layout" svg:width="0.254cm" svg:height="0.254cm" draw:transform="rotate (1.5707963267949) translate (16.437cm 18.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58" draw:id="id258" draw:layer="layout" svg:width="0.254cm" svg:height="0.254cm" draw:transform="rotate (1.5707963267949) translate (17.16cm 1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60" draw:id="id260" draw:layer="layout" svg:width="0.254cm" svg:height="0.254cm" draw:transform="rotate (1.5707963267949) translate (17.432cm 19.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61" draw:id="id261" draw:layer="layout" svg:width="0.254cm" svg:height="0.254cm" draw:transform="rotate (1.5707963267949) translate (17.704cm 1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9" xml:id="id225" draw:id="id225" draw:layer="layout" svg:width="0.254cm" svg:height="0.254cm" draw:transform="rotate (1.5707963267949) translate (15.893cm 1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62" draw:id="id262" draw:layer="layout" svg:width="0.254cm" svg:height="0.254cm" draw:transform="rotate (1.5707963267949) translate (16.165cm 17.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256" draw:id="id256" draw:layer="layout" svg:width="0.254cm" svg:height="0.254cm" draw:transform="rotate (1.5707963267949) translate (16.437cm 17.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259" draw:id="id259" draw:layer="layout" svg:width="0.254cm" svg:height="0.254cm" draw:transform="rotate (1.5707963267949) translate (17.432cm 17.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0" xml:id="id196" draw:id="id196" draw:layer="layout" svg:width="0.254cm" svg:height="0.254cm" draw:transform="rotate (1.5707963267949) translate (13.922cm 24.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72" draw:id="id272" draw:layer="layout" svg:width="0.254cm" svg:height="0.254cm" svg:x="11.77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3" draw:id="id273" draw:layer="layout" svg:width="0.254cm" svg:height="0.254cm" svg:x="12.50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69" draw:id="id269" draw:layer="layout" svg:width="0.254cm" svg:height="0.254cm" svg:x="11.77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0" draw:id="id270" draw:layer="layout" svg:width="0.254cm" svg:height="0.254cm" svg:x="12.50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71" draw:id="id271" draw:layer="layout" svg:width="0.254cm" svg:height="0.254cm" svg:x="11.77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4" draw:id="id274" draw:layer="layout" svg:width="0.254cm" svg:height="0.254cm" svg:x="12.50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1.353cm" svg:y1="8.073cm" svg:x2="11.808cm" svg:y2="8.528cm" draw:end-shape="id269" draw:end-glue-point="5" svg:d="M11353 8073l455 455" svg:viewBox="0 0 456 456">
          <text:p/>
        </draw:connector>
        <draw:connector draw:style-name="gr5" draw:text-style-name="P5" draw:layer="layout" draw:type="line" svg:x1="11.988cm" svg:y1="8.708cm" svg:x2="12.543cm" svg:y2="9.163cm" draw:start-shape="id269" draw:start-glue-point="9" draw:end-shape="id270" draw:end-glue-point="5" svg:d="M11988 8708l555 455" svg:viewBox="0 0 556 456">
          <text:p/>
        </draw:connector>
        <draw:connector draw:style-name="gr5" draw:text-style-name="P5" draw:layer="layout" draw:type="line" svg:x1="11.353cm" svg:y1="9.343cm" svg:x2="11.808cm" svg:y2="9.798cm" draw:end-shape="id271" draw:end-glue-point="5" svg:d="M11353 9343l455 455" svg:viewBox="0 0 456 456">
          <text:p/>
        </draw:connector>
        <draw:connector draw:style-name="gr5" draw:text-style-name="P5" draw:layer="layout" draw:type="line" svg:x1="11.988cm" svg:y1="7.438cm" svg:x2="12.543cm" svg:y2="7.893cm" draw:start-shape="id272" draw:start-glue-point="9" draw:end-shape="id273" draw:end-glue-point="5" svg:d="M11988 7438l555 455" svg:viewBox="0 0 556 456">
          <text:p/>
        </draw:connector>
        <draw:connector draw:style-name="gr6" draw:text-style-name="P6" draw:layer="layout" draw:type="line" svg:x1="11.988cm" svg:y1="9.978cm" svg:x2="12.543cm" svg:y2="10.433cm" draw:start-shape="id271" draw:start-glue-point="9" draw:end-shape="id274" draw:end-glue-point="5" svg:d="M11988 9978l555 455" svg:viewBox="0 0 556 456">
          <text:p/>
        </draw:connector>
        <draw:connector draw:style-name="gr7" draw:text-style-name="P5" draw:layer="layout" draw:type="line" svg:x1="11.353cm" svg:y1="9.163cm" svg:x2="11.808cm" svg:y2="8.708cm" draw:end-shape="id269" draw:end-glue-point="7" svg:d="M11353 9163l455-455" svg:viewBox="0 0 456 456">
          <text:p/>
        </draw:connector>
        <draw:connector draw:style-name="gr7" draw:text-style-name="P5" draw:layer="layout" draw:type="line" svg:x1="11.353cm" svg:y1="7.893cm" svg:x2="11.808cm" svg:y2="7.438cm" draw:end-shape="id272" draw:end-glue-point="7" svg:d="M11353 7893l455-455" svg:viewBox="0 0 456 456">
          <text:p/>
        </draw:connector>
        <draw:connector draw:style-name="gr7" draw:text-style-name="P5" draw:layer="layout" draw:type="line" svg:x1="11.988cm" svg:y1="8.528cm" svg:x2="12.543cm" svg:y2="8.073cm" draw:start-shape="id269" draw:start-glue-point="11" draw:end-shape="id273" draw:end-glue-point="7" svg:d="M11988 8528l555-455" svg:viewBox="0 0 556 456">
          <text:p/>
        </draw:connector>
        <draw:connector draw:style-name="gr7" draw:text-style-name="P5" draw:layer="layout" draw:type="line" svg:x1="11.353cm" svg:y1="10.433cm" svg:x2="11.808cm" svg:y2="9.978cm" draw:end-shape="id271" draw:end-glue-point="7" svg:d="M11353 10433l455-455" svg:viewBox="0 0 456 456">
          <text:p/>
        </draw:connector>
        <draw:connector draw:style-name="gr7" draw:text-style-name="P5" draw:layer="layout" draw:type="line" svg:x1="11.988cm" svg:y1="9.798cm" svg:x2="12.543cm" svg:y2="9.343cm" draw:start-shape="id271" draw:start-glue-point="11" draw:end-shape="id270" draw:end-glue-point="7" svg:d="M11988 9798l555-455" svg:viewBox="0 0 556 456">
          <text:p/>
        </draw:connector>
        <draw:custom-shape draw:style-name="gr2" draw:text-style-name="P2" xml:id="id275" draw:id="id275" draw:layer="layout" svg:width="0.254cm" svg:height="0.254cm" svg:x="13.14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6" draw:id="id276" draw:layer="layout" svg:width="0.254cm" svg:height="0.254cm" svg:x="13.77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79" draw:id="id279" draw:layer="layout" svg:width="0.254cm" svg:height="0.254cm" svg:x="13.14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80" draw:id="id280" draw:layer="layout" svg:width="0.254cm" svg:height="0.254cm" svg:x="13.77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2" draw:id="id282" draw:layer="layout" svg:width="0.254cm" svg:height="0.254cm" svg:x="13.14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83" draw:id="id283" draw:layer="layout" svg:width="0.254cm" svg:height="0.254cm" svg:x="13.77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4" draw:id="id284" draw:layer="layout" svg:width="0.254cm" svg:height="0.254cm" svg:x="14.41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85" draw:id="id285" draw:layer="layout" svg:width="0.254cm" svg:height="0.254cm" svg:x="15.04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77" draw:id="id277" draw:layer="layout" svg:width="0.254cm" svg:height="0.254cm" svg:x="14.41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78" draw:id="id278" draw:layer="layout" svg:width="0.254cm" svg:height="0.254cm" svg:x="15.04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1" draw:id="id281" draw:layer="layout" svg:width="0.254cm" svg:height="0.254cm" svg:x="14.41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86" draw:id="id286" draw:layer="layout" svg:width="0.254cm" svg:height="0.254cm" svg:x="15.04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3.358cm" svg:y1="7.438cm" svg:x2="13.813cm" svg:y2="7.893cm" draw:start-shape="id275" draw:start-glue-point="9" draw:end-shape="id276" draw:end-glue-point="5" svg:d="M13358 7438l455 455" svg:viewBox="0 0 456 456">
          <text:p/>
        </draw:connector>
        <draw:connector draw:style-name="gr5" draw:text-style-name="P5" draw:layer="layout" draw:type="line" svg:x1="13.993cm" svg:y1="8.073cm" svg:x2="14.448cm" svg:y2="8.528cm" draw:start-shape="id276" draw:start-glue-point="9" draw:end-shape="id277" draw:end-glue-point="5" svg:d="M13993 8073l455 455" svg:viewBox="0 0 456 456">
          <text:p/>
        </draw:connector>
        <draw:connector draw:style-name="gr5" draw:text-style-name="P5" draw:layer="layout" draw:type="line" svg:x1="14.628cm" svg:y1="8.708cm" svg:x2="15.083cm" svg:y2="9.163cm" draw:start-shape="id277" draw:start-glue-point="9" draw:end-shape="id278" draw:end-glue-point="5" svg:d="M14628 8708l455 455" svg:viewBox="0 0 456 456">
          <text:p/>
        </draw:connector>
        <draw:connector draw:style-name="gr5" draw:text-style-name="P5" draw:layer="layout" draw:type="line" svg:x1="13.358cm" svg:y1="8.708cm" svg:x2="13.813cm" svg:y2="9.163cm" draw:start-shape="id279" draw:start-glue-point="9" draw:end-shape="id280" draw:end-glue-point="5" svg:d="M13358 8708l455 455" svg:viewBox="0 0 456 456">
          <text:p/>
        </draw:connector>
        <draw:connector draw:style-name="gr5" draw:text-style-name="P5" draw:layer="layout" draw:type="line" svg:x1="13.993cm" svg:y1="9.343cm" svg:x2="14.448cm" svg:y2="9.798cm" draw:start-shape="id280" draw:start-glue-point="9" draw:end-shape="id281" draw:end-glue-point="5" svg:d="M13993 9343l455 455" svg:viewBox="0 0 456 456">
          <text:p/>
        </draw:connector>
        <draw:connector draw:style-name="gr5" draw:text-style-name="P5" draw:layer="layout" draw:type="line" svg:x1="13.358cm" svg:y1="9.978cm" svg:x2="13.813cm" svg:y2="10.433cm" draw:start-shape="id282" draw:start-glue-point="9" draw:end-shape="id283" draw:end-glue-point="5" svg:d="M13358 9978l455 455" svg:viewBox="0 0 456 456">
          <text:p/>
        </draw:connector>
        <draw:connector draw:style-name="gr5" draw:text-style-name="P5" draw:layer="layout" draw:type="line" svg:x1="14.628cm" svg:y1="7.438cm" svg:x2="15.083cm" svg:y2="7.893cm" draw:start-shape="id284" draw:start-glue-point="9" draw:end-shape="id285" draw:end-glue-point="5" svg:d="M14628 7438l455 455" svg:viewBox="0 0 456 456">
          <text:p/>
        </draw:connector>
        <draw:connector draw:style-name="gr6" draw:text-style-name="P6" draw:layer="layout" draw:type="line" svg:x1="14.628cm" svg:y1="9.978cm" svg:x2="15.083cm" svg:y2="10.433cm" draw:start-shape="id281" draw:start-glue-point="9" draw:end-shape="id286" draw:end-glue-point="5" svg:d="M14628 9978l455 455" svg:viewBox="0 0 456 456">
          <text:p/>
        </draw:connector>
        <draw:connector draw:style-name="gr7" draw:text-style-name="P5" draw:layer="layout" draw:type="line" svg:x1="13.358cm" svg:y1="9.798cm" svg:x2="13.813cm" svg:y2="9.343cm" draw:start-shape="id282" draw:start-glue-point="11" draw:end-shape="id280" draw:end-glue-point="7" svg:d="M13358 9798l455-455" svg:viewBox="0 0 456 456">
          <text:p/>
        </draw:connector>
        <draw:connector draw:style-name="gr7" draw:text-style-name="P5" draw:layer="layout" draw:type="line" svg:x1="13.993cm" svg:y1="9.163cm" svg:x2="14.448cm" svg:y2="8.708cm" draw:start-shape="id280" draw:start-glue-point="11" draw:end-shape="id277" draw:end-glue-point="7" svg:d="M13993 9163l455-455" svg:viewBox="0 0 456 456">
          <text:p/>
        </draw:connector>
        <draw:connector draw:style-name="gr7" draw:text-style-name="P5" draw:layer="layout" draw:type="line" svg:x1="13.358cm" svg:y1="8.528cm" svg:x2="13.813cm" svg:y2="8.073cm" draw:start-shape="id279" draw:start-glue-point="11" draw:end-shape="id276" draw:end-glue-point="7" svg:d="M13358 8528l455-455" svg:viewBox="0 0 456 456">
          <text:p/>
        </draw:connector>
        <draw:connector draw:style-name="gr7" draw:text-style-name="P5" draw:layer="layout" draw:type="line" svg:x1="13.993cm" svg:y1="7.893cm" svg:x2="14.448cm" svg:y2="7.438cm" draw:start-shape="id276" draw:start-glue-point="11" draw:end-shape="id284" draw:end-glue-point="7" svg:d="M13993 7893l455-455" svg:viewBox="0 0 456 456">
          <text:p/>
        </draw:connector>
        <draw:connector draw:style-name="gr7" draw:text-style-name="P5" draw:layer="layout" draw:type="line" svg:x1="14.628cm" svg:y1="8.528cm" svg:x2="15.083cm" svg:y2="8.073cm" draw:start-shape="id277" draw:start-glue-point="11" draw:end-shape="id285" draw:end-glue-point="7" svg:d="M14628 8528l455-455" svg:viewBox="0 0 456 456">
          <text:p/>
        </draw:connector>
        <draw:connector draw:style-name="gr7" draw:text-style-name="P5" draw:layer="layout" draw:type="line" svg:x1="13.993cm" svg:y1="10.433cm" svg:x2="14.448cm" svg:y2="9.978cm" draw:start-shape="id283" draw:start-glue-point="11" draw:end-shape="id281" draw:end-glue-point="7" svg:d="M13993 10433l455-455" svg:viewBox="0 0 456 456">
          <text:p/>
        </draw:connector>
        <draw:connector draw:style-name="gr7" draw:text-style-name="P5" draw:layer="layout" draw:type="line" svg:x1="14.628cm" svg:y1="9.798cm" svg:x2="15.083cm" svg:y2="9.343cm" draw:start-shape="id281" draw:start-glue-point="11" draw:end-shape="id278" draw:end-glue-point="7" svg:d="M14628 9798l455-455" svg:viewBox="0 0 456 456">
          <text:p/>
        </draw:connector>
        <draw:connector draw:style-name="gr7" draw:text-style-name="P5" draw:layer="layout" draw:type="line" svg:x1="12.723cm" svg:y1="7.893cm" svg:x2="13.178cm" svg:y2="7.438cm" draw:start-shape="id273" draw:start-glue-point="11" draw:end-shape="id275" draw:end-glue-point="7" svg:d="M12723 7893l455-455" svg:viewBox="0 0 456 456">
          <text:p/>
        </draw:connector>
        <draw:connector draw:style-name="gr7" draw:text-style-name="P5" draw:layer="layout" draw:type="line" svg:x1="12.723cm" svg:y1="9.163cm" svg:x2="13.178cm" svg:y2="8.708cm" draw:start-shape="id270" draw:start-glue-point="11" draw:end-shape="id279" draw:end-glue-point="7" svg:d="M12723 9163l455-455" svg:viewBox="0 0 456 456">
          <text:p/>
        </draw:connector>
        <draw:connector draw:style-name="gr7" draw:text-style-name="P5" draw:layer="layout" draw:type="line" svg:x1="12.723cm" svg:y1="10.433cm" svg:x2="13.178cm" svg:y2="9.978cm" draw:start-shape="id274" draw:start-glue-point="11" draw:end-shape="id282" draw:end-glue-point="7" svg:d="M12723 10433l455-455" svg:viewBox="0 0 456 456">
          <text:p/>
        </draw:connector>
        <draw:connector draw:style-name="gr5" draw:text-style-name="P5" draw:layer="layout" draw:type="line" svg:x1="12.723cm" svg:y1="9.343cm" svg:x2="13.178cm" svg:y2="9.798cm" draw:start-shape="id270" draw:start-glue-point="9" draw:end-shape="id282" draw:end-glue-point="5" svg:d="M12723 9343l455 455" svg:viewBox="0 0 456 456">
          <text:p/>
        </draw:connector>
        <draw:connector draw:style-name="gr5" draw:text-style-name="P5" draw:layer="layout" draw:type="line" svg:x1="12.723cm" svg:y1="8.073cm" svg:x2="13.178cm" svg:y2="8.528cm" draw:start-shape="id273" draw:start-glue-point="9" draw:end-shape="id279" draw:end-glue-point="5" svg:d="M12723 8073l455 455" svg:viewBox="0 0 456 456">
          <text:p/>
        </draw:connector>
        <draw:custom-shape draw:style-name="gr2" draw:text-style-name="P2" xml:id="id287" draw:id="id287" draw:layer="layout" svg:width="0.254cm" svg:height="0.254cm" svg:x="15.68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88" draw:id="id288" draw:layer="layout" svg:width="0.254cm" svg:height="0.254cm" svg:x="16.31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91" draw:id="id291" draw:layer="layout" svg:width="0.254cm" svg:height="0.254cm" svg:x="15.68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2" draw:id="id292" draw:layer="layout" svg:width="0.254cm" svg:height="0.254cm" svg:x="16.31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94" draw:id="id294" draw:layer="layout" svg:width="0.254cm" svg:height="0.254cm" svg:x="15.68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5" draw:id="id295" draw:layer="layout" svg:width="0.254cm" svg:height="0.254cm" svg:x="16.31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96" draw:id="id296" draw:layer="layout" svg:width="0.254cm" svg:height="0.254cm" svg:x="16.95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7" draw:id="id297" draw:layer="layout" svg:width="0.254cm" svg:height="0.254cm" svg:x="17.58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89" draw:id="id289" draw:layer="layout" svg:width="0.254cm" svg:height="0.254cm" svg:x="16.95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0" draw:id="id290" draw:layer="layout" svg:width="0.254cm" svg:height="0.254cm" svg:x="17.58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93" draw:id="id293" draw:layer="layout" svg:width="0.254cm" svg:height="0.254cm" svg:x="16.95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298" draw:id="id298" draw:layer="layout" svg:width="0.254cm" svg:height="0.254cm" svg:x="17.58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5.898cm" svg:y1="7.438cm" svg:x2="16.353cm" svg:y2="7.893cm" draw:start-shape="id287" draw:start-glue-point="9" draw:end-shape="id288" draw:end-glue-point="5" svg:d="M15898 7438l455 455" svg:viewBox="0 0 456 456">
          <text:p/>
        </draw:connector>
        <draw:connector draw:style-name="gr5" draw:text-style-name="P5" draw:layer="layout" draw:type="line" svg:x1="16.533cm" svg:y1="8.073cm" svg:x2="16.988cm" svg:y2="8.528cm" draw:start-shape="id288" draw:start-glue-point="9" draw:end-shape="id289" draw:end-glue-point="5" svg:d="M16533 8073l455 455" svg:viewBox="0 0 456 456">
          <text:p/>
        </draw:connector>
        <draw:connector draw:style-name="gr5" draw:text-style-name="P5" draw:layer="layout" draw:type="line" svg:x1="17.168cm" svg:y1="8.708cm" svg:x2="17.623cm" svg:y2="9.163cm" draw:start-shape="id289" draw:start-glue-point="9" draw:end-shape="id290" draw:end-glue-point="5" svg:d="M17168 8708l455 455" svg:viewBox="0 0 456 456">
          <text:p/>
        </draw:connector>
        <draw:connector draw:style-name="gr5" draw:text-style-name="P5" draw:layer="layout" draw:type="line" svg:x1="15.898cm" svg:y1="8.708cm" svg:x2="16.353cm" svg:y2="9.163cm" draw:start-shape="id291" draw:start-glue-point="9" draw:end-shape="id292" draw:end-glue-point="5" svg:d="M15898 8708l455 455" svg:viewBox="0 0 456 456">
          <text:p/>
        </draw:connector>
        <draw:connector draw:style-name="gr5" draw:text-style-name="P5" draw:layer="layout" draw:type="line" svg:x1="16.533cm" svg:y1="9.343cm" svg:x2="16.988cm" svg:y2="9.798cm" draw:start-shape="id292" draw:start-glue-point="9" draw:end-shape="id293" draw:end-glue-point="5" svg:d="M16533 9343l455 455" svg:viewBox="0 0 456 456">
          <text:p/>
        </draw:connector>
        <draw:connector draw:style-name="gr5" draw:text-style-name="P5" draw:layer="layout" draw:type="line" svg:x1="15.898cm" svg:y1="9.978cm" svg:x2="16.353cm" svg:y2="10.433cm" draw:start-shape="id294" draw:start-glue-point="9" draw:end-shape="id295" draw:end-glue-point="5" svg:d="M15898 9978l455 455" svg:viewBox="0 0 456 456">
          <text:p/>
        </draw:connector>
        <draw:connector draw:style-name="gr5" draw:text-style-name="P5" draw:layer="layout" draw:type="line" svg:x1="17.168cm" svg:y1="7.438cm" svg:x2="17.623cm" svg:y2="7.893cm" draw:start-shape="id296" draw:start-glue-point="9" draw:end-shape="id297" draw:end-glue-point="5" svg:d="M17168 7438l455 455" svg:viewBox="0 0 456 456">
          <text:p/>
        </draw:connector>
        <draw:connector draw:style-name="gr6" draw:text-style-name="P6" draw:layer="layout" draw:type="line" svg:x1="17.168cm" svg:y1="9.978cm" svg:x2="17.623cm" svg:y2="10.433cm" draw:start-shape="id293" draw:start-glue-point="9" draw:end-shape="id298" draw:end-glue-point="5" svg:d="M17168 9978l455 455" svg:viewBox="0 0 456 456">
          <text:p/>
        </draw:connector>
        <draw:connector draw:style-name="gr7" draw:text-style-name="P5" draw:layer="layout" draw:type="line" svg:x1="15.898cm" svg:y1="9.798cm" svg:x2="16.353cm" svg:y2="9.343cm" draw:start-shape="id294" draw:start-glue-point="11" draw:end-shape="id292" draw:end-glue-point="7" svg:d="M15898 9798l455-455" svg:viewBox="0 0 456 456">
          <text:p/>
        </draw:connector>
        <draw:connector draw:style-name="gr7" draw:text-style-name="P5" draw:layer="layout" draw:type="line" svg:x1="16.533cm" svg:y1="9.163cm" svg:x2="16.988cm" svg:y2="8.708cm" draw:start-shape="id292" draw:start-glue-point="11" draw:end-shape="id289" draw:end-glue-point="7" svg:d="M16533 9163l455-455" svg:viewBox="0 0 456 456">
          <text:p/>
        </draw:connector>
        <draw:connector draw:style-name="gr7" draw:text-style-name="P5" draw:layer="layout" draw:type="line" svg:x1="15.898cm" svg:y1="8.528cm" svg:x2="16.353cm" svg:y2="8.073cm" draw:start-shape="id291" draw:start-glue-point="11" draw:end-shape="id288" draw:end-glue-point="7" svg:d="M15898 8528l455-455" svg:viewBox="0 0 456 456">
          <text:p/>
        </draw:connector>
        <draw:connector draw:style-name="gr7" draw:text-style-name="P5" draw:layer="layout" draw:type="line" svg:x1="16.533cm" svg:y1="7.893cm" svg:x2="16.988cm" svg:y2="7.438cm" draw:start-shape="id288" draw:start-glue-point="11" draw:end-shape="id296" draw:end-glue-point="7" svg:d="M16533 7893l455-455" svg:viewBox="0 0 456 456">
          <text:p/>
        </draw:connector>
        <draw:connector draw:style-name="gr7" draw:text-style-name="P5" draw:layer="layout" draw:type="line" svg:x1="17.168cm" svg:y1="8.528cm" svg:x2="17.623cm" svg:y2="8.073cm" draw:start-shape="id289" draw:start-glue-point="11" draw:end-shape="id297" draw:end-glue-point="7" svg:d="M17168 8528l455-455" svg:viewBox="0 0 456 456">
          <text:p/>
        </draw:connector>
        <draw:connector draw:style-name="gr7" draw:text-style-name="P5" draw:layer="layout" draw:type="line" svg:x1="16.533cm" svg:y1="10.433cm" svg:x2="16.988cm" svg:y2="9.978cm" draw:start-shape="id295" draw:start-glue-point="11" draw:end-shape="id293" draw:end-glue-point="7" svg:d="M16533 10433l455-455" svg:viewBox="0 0 456 456">
          <text:p/>
        </draw:connector>
        <draw:connector draw:style-name="gr7" draw:text-style-name="P5" draw:layer="layout" draw:type="line" svg:x1="17.168cm" svg:y1="9.798cm" svg:x2="17.623cm" svg:y2="9.343cm" draw:start-shape="id293" draw:start-glue-point="11" draw:end-shape="id290" draw:end-glue-point="7" svg:d="M17168 9798l455-455" svg:viewBox="0 0 456 456">
          <text:p/>
        </draw:connector>
        <draw:custom-shape draw:style-name="gr2" draw:text-style-name="P2" xml:id="id299" draw:id="id299" draw:layer="layout" svg:width="0.254cm" svg:height="0.254cm" svg:x="18.22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0" draw:id="id300" draw:layer="layout" svg:width="0.254cm" svg:height="0.254cm" svg:x="18.85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01" draw:id="id301" draw:layer="layout" svg:width="0.254cm" svg:height="0.254cm" svg:x="18.22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2" draw:id="id302" draw:layer="layout" svg:width="0.254cm" svg:height="0.254cm" svg:x="18.85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03" draw:id="id303" draw:layer="layout" svg:width="0.254cm" svg:height="0.254cm" svg:x="18.22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4" draw:id="id304" draw:layer="layout" svg:width="0.254cm" svg:height="0.254cm" svg:x="18.85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8.438cm" svg:y1="7.438cm" svg:x2="18.893cm" svg:y2="7.893cm" draw:start-shape="id299" draw:start-glue-point="9" draw:end-shape="id300" draw:end-glue-point="5" svg:d="M18438 7438l455 455" svg:viewBox="0 0 456 456">
          <text:p/>
        </draw:connector>
        <draw:connector draw:style-name="gr5" draw:text-style-name="P5" draw:layer="layout" draw:type="line" svg:x1="19.073cm" svg:y1="8.073cm" svg:x2="19.528cm" svg:y2="8.528cm" draw:start-shape="id300" draw:start-glue-point="9" svg:d="M19073 8073l455 455" svg:viewBox="0 0 456 456">
          <text:p/>
        </draw:connector>
        <draw:connector draw:style-name="gr5" draw:text-style-name="P5" draw:layer="layout" draw:type="line" svg:x1="18.438cm" svg:y1="8.708cm" svg:x2="18.893cm" svg:y2="9.163cm" draw:start-shape="id301" draw:start-glue-point="9" draw:end-shape="id302" draw:end-glue-point="5" svg:d="M18438 8708l455 455" svg:viewBox="0 0 456 456">
          <text:p/>
        </draw:connector>
        <draw:connector draw:style-name="gr5" draw:text-style-name="P5" draw:layer="layout" draw:type="line" svg:x1="19.073cm" svg:y1="9.343cm" svg:x2="19.528cm" svg:y2="9.798cm" draw:start-shape="id302" draw:start-glue-point="9" svg:d="M19073 9343l455 455" svg:viewBox="0 0 456 456">
          <text:p/>
        </draw:connector>
        <draw:connector draw:style-name="gr5" draw:text-style-name="P5" draw:layer="layout" draw:type="line" svg:x1="18.438cm" svg:y1="9.978cm" svg:x2="18.893cm" svg:y2="10.433cm" draw:start-shape="id303" draw:start-glue-point="9" draw:end-shape="id304" draw:end-glue-point="5" svg:d="M18438 9978l455 455" svg:viewBox="0 0 456 456">
          <text:p/>
        </draw:connector>
        <draw:connector draw:style-name="gr7" draw:text-style-name="P5" draw:layer="layout" draw:type="line" svg:x1="18.438cm" svg:y1="9.798cm" svg:x2="18.893cm" svg:y2="9.343cm" draw:start-shape="id303" draw:start-glue-point="11" draw:end-shape="id302" draw:end-glue-point="7" svg:d="M18438 9798l455-455" svg:viewBox="0 0 456 456">
          <text:p/>
        </draw:connector>
        <draw:connector draw:style-name="gr7" draw:text-style-name="P5" draw:layer="layout" draw:type="line" svg:x1="19.073cm" svg:y1="9.163cm" svg:x2="19.528cm" svg:y2="8.708cm" draw:start-shape="id302" draw:start-glue-point="11" svg:d="M19073 9163l455-455" svg:viewBox="0 0 456 456">
          <text:p/>
        </draw:connector>
        <draw:connector draw:style-name="gr7" draw:text-style-name="P5" draw:layer="layout" draw:type="line" svg:x1="18.438cm" svg:y1="8.528cm" svg:x2="18.893cm" svg:y2="8.073cm" draw:start-shape="id301" draw:start-glue-point="11" draw:end-shape="id300" draw:end-glue-point="7" svg:d="M18438 8528l455-455" svg:viewBox="0 0 456 456">
          <text:p/>
        </draw:connector>
        <draw:connector draw:style-name="gr7" draw:text-style-name="P5" draw:layer="layout" draw:type="line" svg:x1="19.073cm" svg:y1="7.893cm" svg:x2="19.528cm" svg:y2="7.438cm" draw:start-shape="id300" draw:start-glue-point="11" svg:d="M19073 7893l455-455" svg:viewBox="0 0 456 456">
          <text:p/>
        </draw:connector>
        <draw:connector draw:style-name="gr7" draw:text-style-name="P5" draw:layer="layout" draw:type="line" svg:x1="19.073cm" svg:y1="10.433cm" svg:x2="19.528cm" svg:y2="9.978cm" draw:start-shape="id304" draw:start-glue-point="11" svg:d="M19073 10433l455-455" svg:viewBox="0 0 456 456">
          <text:p/>
        </draw:connector>
        <draw:connector draw:style-name="gr7" draw:text-style-name="P5" draw:layer="layout" draw:type="line" svg:x1="17.803cm" svg:y1="7.893cm" svg:x2="18.258cm" svg:y2="7.438cm" draw:start-shape="id297" draw:start-glue-point="11" draw:end-shape="id299" draw:end-glue-point="7" svg:d="M17803 7893l455-455" svg:viewBox="0 0 456 456">
          <text:p/>
        </draw:connector>
        <draw:connector draw:style-name="gr7" draw:text-style-name="P5" draw:layer="layout" draw:type="line" svg:x1="17.803cm" svg:y1="9.163cm" svg:x2="18.258cm" svg:y2="8.708cm" draw:start-shape="id290" draw:start-glue-point="11" draw:end-shape="id301" draw:end-glue-point="7" svg:d="M17803 9163l455-455" svg:viewBox="0 0 456 456">
          <text:p/>
        </draw:connector>
        <draw:connector draw:style-name="gr7" draw:text-style-name="P5" draw:layer="layout" draw:type="line" svg:x1="17.803cm" svg:y1="10.433cm" svg:x2="18.258cm" svg:y2="9.978cm" draw:start-shape="id298" draw:start-glue-point="11" draw:end-shape="id303" draw:end-glue-point="7" svg:d="M17803 10433l455-455" svg:viewBox="0 0 456 456">
          <text:p/>
        </draw:connector>
        <draw:connector draw:style-name="gr5" draw:text-style-name="P5" draw:layer="layout" draw:type="line" svg:x1="17.803cm" svg:y1="9.343cm" svg:x2="18.258cm" svg:y2="9.798cm" draw:start-shape="id290" draw:start-glue-point="9" draw:end-shape="id303" draw:end-glue-point="5" svg:d="M17803 9343l455 455" svg:viewBox="0 0 456 456">
          <text:p/>
        </draw:connector>
        <draw:connector draw:style-name="gr5" draw:text-style-name="P5" draw:layer="layout" draw:type="line" svg:x1="17.803cm" svg:y1="8.073cm" svg:x2="18.258cm" svg:y2="8.528cm" draw:start-shape="id297" draw:start-glue-point="9" draw:end-shape="id301" draw:end-glue-point="5" svg:d="M17803 8073l455 455" svg:viewBox="0 0 456 456">
          <text:p/>
        </draw:connector>
        <draw:connector draw:style-name="gr5" draw:text-style-name="P5" draw:layer="layout" draw:type="line" svg:x1="15.263cm" svg:y1="8.073cm" svg:x2="15.718cm" svg:y2="8.528cm" draw:start-shape="id285" draw:start-glue-point="9" draw:end-shape="id291" draw:end-glue-point="5" svg:d="M15263 8073l455 455" svg:viewBox="0 0 456 456">
          <text:p/>
        </draw:connector>
        <draw:connector draw:style-name="gr5" draw:text-style-name="P5" draw:layer="layout" draw:type="line" svg:x1="15.263cm" svg:y1="9.343cm" svg:x2="15.718cm" svg:y2="9.798cm" draw:start-shape="id278" draw:start-glue-point="9" draw:end-shape="id294" draw:end-glue-point="5" svg:d="M15263 9343l455 455" svg:viewBox="0 0 456 456">
          <text:p/>
        </draw:connector>
        <draw:connector draw:style-name="gr7" draw:text-style-name="P5" draw:layer="layout" draw:type="line" svg:x1="15.263cm" svg:y1="10.433cm" svg:x2="15.718cm" svg:y2="9.978cm" draw:start-shape="id286" draw:start-glue-point="11" draw:end-shape="id294" draw:end-glue-point="7" svg:d="M15263 10433l455-455" svg:viewBox="0 0 456 456">
          <text:p/>
        </draw:connector>
        <draw:connector draw:style-name="gr7" draw:text-style-name="P5" draw:layer="layout" draw:type="line" svg:x1="15.263cm" svg:y1="9.163cm" svg:x2="15.718cm" svg:y2="8.708cm" draw:start-shape="id278" draw:start-glue-point="11" draw:end-shape="id291" draw:end-glue-point="7" svg:d="M15263 9163l455-455" svg:viewBox="0 0 456 456">
          <text:p/>
        </draw:connector>
        <draw:connector draw:style-name="gr7" draw:text-style-name="P5" draw:layer="layout" draw:type="line" svg:x1="15.263cm" svg:y1="7.893cm" svg:x2="15.718cm" svg:y2="7.438cm" draw:start-shape="id285" draw:start-glue-point="11" draw:end-shape="id287" draw:end-glue-point="7" svg:d="M15263 7893l455-455" svg:viewBox="0 0 456 456">
          <text:p/>
        </draw:connector>
        <draw:custom-shape draw:style-name="gr2" draw:text-style-name="P2" xml:id="id305" draw:id="id305" draw:layer="layout" svg:width="0.254cm" svg:height="0.254cm" svg:x="19.491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6" draw:id="id306" draw:layer="layout" svg:width="0.254cm" svg:height="0.254cm" svg:x="20.126cm" svg:y="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07" draw:id="id307" draw:layer="layout" svg:width="0.254cm" svg:height="0.254cm" svg:x="19.491cm" svg:y="8.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08" draw:id="id308" draw:layer="layout" svg:width="0.254cm" svg:height="0.254cm" svg:x="20.126cm" svg:y="9.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09" draw:id="id309" draw:layer="layout" svg:width="0.254cm" svg:height="0.254cm" svg:x="19.491cm" svg:y="9.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0" draw:id="id310" draw:layer="layout" svg:width="0.254cm" svg:height="0.254cm" svg:x="20.126cm" svg:y="10.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9.708cm" svg:y1="7.438cm" svg:x2="20.163cm" svg:y2="7.893cm" draw:start-shape="id305" draw:start-glue-point="9" draw:end-shape="id306" draw:end-glue-point="5" svg:d="M19708 7438l455 455" svg:viewBox="0 0 456 456">
          <text:p/>
        </draw:connector>
        <draw:connector draw:style-name="gr5" draw:text-style-name="P5" draw:layer="layout" draw:type="line" svg:x1="20.343cm" svg:y1="8.073cm" svg:x2="20.798cm" svg:y2="8.528cm" draw:start-shape="id306" draw:start-glue-point="9" svg:d="M20343 8073l455 455" svg:viewBox="0 0 456 456">
          <text:p/>
        </draw:connector>
        <draw:connector draw:style-name="gr5" draw:text-style-name="P5" draw:layer="layout" draw:type="line" svg:x1="19.708cm" svg:y1="8.708cm" svg:x2="20.163cm" svg:y2="9.163cm" draw:start-shape="id307" draw:start-glue-point="9" draw:end-shape="id308" draw:end-glue-point="5" svg:d="M19708 8708l455 455" svg:viewBox="0 0 456 456">
          <text:p/>
        </draw:connector>
        <draw:connector draw:style-name="gr5" draw:text-style-name="P5" draw:layer="layout" draw:type="line" svg:x1="20.343cm" svg:y1="9.343cm" svg:x2="20.798cm" svg:y2="9.798cm" draw:start-shape="id308" draw:start-glue-point="9" svg:d="M20343 9343l455 455" svg:viewBox="0 0 456 456">
          <text:p/>
        </draw:connector>
        <draw:connector draw:style-name="gr5" draw:text-style-name="P5" draw:layer="layout" draw:type="line" svg:x1="19.708cm" svg:y1="9.978cm" svg:x2="20.163cm" svg:y2="10.433cm" draw:start-shape="id309" draw:start-glue-point="9" draw:end-shape="id310" draw:end-glue-point="5" svg:d="M19708 9978l455 455" svg:viewBox="0 0 456 456">
          <text:p/>
        </draw:connector>
        <draw:connector draw:style-name="gr7" draw:text-style-name="P5" draw:layer="layout" draw:type="line" svg:x1="19.708cm" svg:y1="9.798cm" svg:x2="20.163cm" svg:y2="9.343cm" draw:start-shape="id309" draw:start-glue-point="11" draw:end-shape="id308" draw:end-glue-point="7" svg:d="M19708 9798l455-455" svg:viewBox="0 0 456 456">
          <text:p/>
        </draw:connector>
        <draw:connector draw:style-name="gr7" draw:text-style-name="P5" draw:layer="layout" draw:type="line" svg:x1="20.343cm" svg:y1="9.163cm" svg:x2="20.798cm" svg:y2="8.708cm" draw:start-shape="id308" draw:start-glue-point="11" svg:d="M20343 9163l455-455" svg:viewBox="0 0 456 456">
          <text:p/>
        </draw:connector>
        <draw:connector draw:style-name="gr7" draw:text-style-name="P5" draw:layer="layout" draw:type="line" svg:x1="19.708cm" svg:y1="8.528cm" svg:x2="20.163cm" svg:y2="8.073cm" draw:start-shape="id307" draw:start-glue-point="11" draw:end-shape="id306" draw:end-glue-point="7" svg:d="M19708 8528l455-455" svg:viewBox="0 0 456 456">
          <text:p/>
        </draw:connector>
        <draw:connector draw:style-name="gr7" draw:text-style-name="P5" draw:layer="layout" draw:type="line" svg:x1="20.343cm" svg:y1="7.893cm" svg:x2="20.798cm" svg:y2="7.438cm" draw:start-shape="id306" draw:start-glue-point="11" svg:d="M20343 7893l455-455" svg:viewBox="0 0 456 456">
          <text:p/>
        </draw:connector>
        <draw:connector draw:style-name="gr7" draw:text-style-name="P5" draw:layer="layout" draw:type="line" svg:x1="20.343cm" svg:y1="10.433cm" svg:x2="20.798cm" svg:y2="9.978cm" draw:start-shape="id310" draw:start-glue-point="11" svg:d="M20343 10433l455-455" svg:viewBox="0 0 456 456">
          <text:p/>
        </draw:connector>
        <draw:custom-shape draw:style-name="gr4" draw:text-style-name="P4" xml:id="id311" draw:id="id311" draw:layer="layout" svg:width="0.128cm" svg:height="0.127cm" svg:x="12.568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2" draw:id="id312" draw:layer="layout" svg:width="0.128cm" svg:height="0.127cm" svg:x="13.839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3" draw:id="id313" draw:layer="layout" svg:width="0.128cm" svg:height="0.127cm" svg:x="15.108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4" draw:id="id314" draw:layer="layout" svg:width="0.128cm" svg:height="0.127cm" svg:x="16.379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5" draw:id="id315" draw:layer="layout" svg:width="0.128cm" svg:height="0.127cm" svg:x="17.648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6" draw:id="id316" draw:layer="layout" svg:width="0.128cm" svg:height="0.127cm" svg:x="18.919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7" draw:id="id317" draw:layer="layout" svg:width="0.128cm" svg:height="0.127cm" svg:x="20.188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2.543cm" svg:y1="10.613cm" svg:x2="11.943cm" svg:y2="11.112cm" draw:start-shape="id274" draw:start-glue-point="7" svg:d="M12543 10613l-600 499" svg:viewBox="0 0 601 500">
          <text:p/>
        </draw:connector>
        <draw:connector draw:style-name="gr7" draw:text-style-name="P5" draw:layer="layout" draw:type="line" svg:x1="13.813cm" svg:y1="10.613cm" svg:x2="13.314cm" svg:y2="11.112cm" draw:start-shape="id283" draw:start-glue-point="7" svg:d="M13813 10613l-499 499" svg:viewBox="0 0 500 500">
          <text:p/>
        </draw:connector>
        <draw:connector draw:style-name="gr7" draw:text-style-name="P5" draw:layer="layout" draw:type="line" svg:x1="15.083cm" svg:y1="10.613cm" svg:x2="14.583cm" svg:y2="11.112cm" draw:start-shape="id286" draw:start-glue-point="7" svg:d="M15083 10613l-500 499" svg:viewBox="0 0 501 500">
          <text:p/>
        </draw:connector>
        <draw:connector draw:style-name="gr7" draw:text-style-name="P5" draw:layer="layout" draw:type="line" svg:x1="16.353cm" svg:y1="10.613cm" svg:x2="15.854cm" svg:y2="11.112cm" draw:start-shape="id295" draw:start-glue-point="7" svg:d="M16353 10613l-499 499" svg:viewBox="0 0 500 500">
          <text:p/>
        </draw:connector>
        <draw:connector draw:style-name="gr7" draw:text-style-name="P5" draw:layer="layout" draw:type="line" svg:x1="17.623cm" svg:y1="10.613cm" svg:x2="17.123cm" svg:y2="11.112cm" draw:start-shape="id298" draw:start-glue-point="7" svg:d="M17623 10613l-500 499" svg:viewBox="0 0 501 500">
          <text:p/>
        </draw:connector>
        <draw:connector draw:style-name="gr7" draw:text-style-name="P5" draw:layer="layout" draw:type="line" svg:x1="18.893cm" svg:y1="10.613cm" svg:x2="18.394cm" svg:y2="11.112cm" draw:start-shape="id304" draw:start-glue-point="7" svg:d="M18893 10613l-499 499" svg:viewBox="0 0 500 500">
          <text:p/>
        </draw:connector>
        <draw:connector draw:style-name="gr7" draw:text-style-name="P5" draw:layer="layout" draw:type="line" svg:x1="20.163cm" svg:y1="10.613cm" svg:x2="19.663cm" svg:y2="11.112cm" draw:start-shape="id310" draw:start-glue-point="7" svg:d="M20163 10613l-500 499" svg:viewBox="0 0 501 500">
          <text:p/>
        </draw:connector>
        <draw:connector draw:style-name="gr7" draw:text-style-name="P5" draw:layer="layout" draw:type="line" svg:x1="11.988cm" svg:y1="7.258cm" svg:x2="12.586cm" svg:y2="6.758cm" draw:start-shape="id272" draw:start-glue-point="11" draw:end-shape="id311" draw:end-glue-point="7" svg:d="M11988 7258l598-500" svg:viewBox="0 0 599 501">
          <text:p/>
        </draw:connector>
        <draw:connector draw:style-name="gr7" draw:text-style-name="P5" draw:layer="layout" draw:type="line" svg:x1="13.358cm" svg:y1="7.258cm" svg:x2="13.857cm" svg:y2="6.758cm" draw:start-shape="id275" draw:start-glue-point="11" draw:end-shape="id312" draw:end-glue-point="7" svg:d="M13358 7258l499-500" svg:viewBox="0 0 500 501">
          <text:p/>
        </draw:connector>
        <draw:connector draw:style-name="gr7" draw:text-style-name="P5" draw:layer="layout" draw:type="line" svg:x1="14.628cm" svg:y1="7.258cm" svg:x2="15.126cm" svg:y2="6.758cm" draw:start-shape="id284" draw:start-glue-point="11" draw:end-shape="id313" draw:end-glue-point="7" svg:d="M14628 7258l498-500" svg:viewBox="0 0 499 501">
          <text:p/>
        </draw:connector>
        <draw:connector draw:style-name="gr7" draw:text-style-name="P5" draw:layer="layout" draw:type="line" svg:x1="15.898cm" svg:y1="7.258cm" svg:x2="16.397cm" svg:y2="6.758cm" draw:start-shape="id287" draw:start-glue-point="11" draw:end-shape="id314" draw:end-glue-point="7" svg:d="M15898 7258l499-500" svg:viewBox="0 0 500 501">
          <text:p/>
        </draw:connector>
        <draw:connector draw:style-name="gr7" draw:text-style-name="P5" draw:layer="layout" draw:type="line" svg:x1="17.168cm" svg:y1="7.258cm" svg:x2="17.666cm" svg:y2="6.758cm" draw:start-shape="id296" draw:start-glue-point="11" draw:end-shape="id315" draw:end-glue-point="7" svg:d="M17168 7258l498-500" svg:viewBox="0 0 499 501">
          <text:p/>
        </draw:connector>
        <draw:connector draw:style-name="gr7" draw:text-style-name="P5" draw:layer="layout" draw:type="line" svg:x1="18.438cm" svg:y1="7.258cm" svg:x2="18.937cm" svg:y2="6.758cm" draw:start-shape="id299" draw:start-glue-point="11" draw:end-shape="id316" draw:end-glue-point="7" svg:d="M18438 7258l499-500" svg:viewBox="0 0 500 501">
          <text:p/>
        </draw:connector>
        <draw:connector draw:style-name="gr7" draw:text-style-name="P5" draw:layer="layout" draw:type="line" svg:x1="19.708cm" svg:y1="7.258cm" svg:x2="20.206cm" svg:y2="6.758cm" draw:start-shape="id305" draw:start-glue-point="11" draw:end-shape="id317" draw:end-glue-point="7" svg:d="M19708 7258l498-500" svg:viewBox="0 0 499 501">
          <text:p/>
        </draw:connector>
        <draw:connector draw:style-name="gr5" draw:text-style-name="P5" draw:layer="layout" draw:type="line" svg:x1="11.309cm" svg:y1="6.758cm" svg:x2="11.808cm" svg:y2="7.258cm" draw:end-shape="id272" draw:end-glue-point="5" svg:d="M11309 6758l499 500" svg:viewBox="0 0 500 501">
          <text:p/>
        </draw:connector>
        <draw:connector draw:style-name="gr5" draw:text-style-name="P5" draw:layer="layout" draw:type="line" svg:x1="12.678cm" svg:y1="6.758cm" svg:x2="13.178cm" svg:y2="7.258cm" draw:start-shape="id311" draw:start-glue-point="9" draw:end-shape="id275" draw:end-glue-point="5" svg:d="M12678 6758l500 500" svg:viewBox="0 0 501 501">
          <text:p/>
        </draw:connector>
        <draw:connector draw:style-name="gr5" draw:text-style-name="P5" draw:layer="layout" draw:type="line" svg:x1="13.949cm" svg:y1="6.758cm" svg:x2="14.448cm" svg:y2="7.258cm" draw:start-shape="id312" draw:start-glue-point="9" draw:end-shape="id284" draw:end-glue-point="5" svg:d="M13949 6758l499 500" svg:viewBox="0 0 500 501">
          <text:p/>
        </draw:connector>
        <draw:connector draw:style-name="gr5" draw:text-style-name="P5" draw:layer="layout" draw:type="line" svg:x1="15.218cm" svg:y1="6.758cm" svg:x2="15.718cm" svg:y2="7.258cm" draw:start-shape="id313" draw:start-glue-point="9" draw:end-shape="id287" draw:end-glue-point="5" svg:d="M15218 6758l500 500" svg:viewBox="0 0 501 501">
          <text:p/>
        </draw:connector>
        <draw:connector draw:style-name="gr5" draw:text-style-name="P5" draw:layer="layout" draw:type="line" svg:x1="16.489cm" svg:y1="6.758cm" svg:x2="16.988cm" svg:y2="7.258cm" draw:start-shape="id314" draw:start-glue-point="9" draw:end-shape="id296" draw:end-glue-point="5" svg:d="M16489 6758l499 500" svg:viewBox="0 0 500 501">
          <text:p/>
        </draw:connector>
        <draw:connector draw:style-name="gr5" draw:text-style-name="P5" draw:layer="layout" draw:type="line" svg:x1="17.758cm" svg:y1="6.758cm" svg:x2="18.258cm" svg:y2="7.258cm" draw:start-shape="id315" draw:start-glue-point="9" draw:end-shape="id299" draw:end-glue-point="5" svg:d="M17758 6758l500 500" svg:viewBox="0 0 501 501">
          <text:p/>
        </draw:connector>
        <draw:connector draw:style-name="gr5" draw:text-style-name="P5" draw:layer="layout" draw:type="line" svg:x1="19.029cm" svg:y1="6.758cm" svg:x2="19.528cm" svg:y2="7.258cm" draw:start-shape="id316" draw:start-glue-point="9" draw:end-shape="id305" draw:end-glue-point="5" svg:d="M19029 6758l499 500" svg:viewBox="0 0 500 501">
          <text:p/>
        </draw:connector>
        <draw:connector draw:style-name="gr5" draw:text-style-name="P5" draw:layer="layout" draw:type="line" svg:x1="20.298cm" svg:y1="6.758cm" svg:x2="20.798cm" svg:y2="7.258cm" draw:start-shape="id317" draw:start-glue-point="9" svg:d="M20298 6758l500 500" svg:viewBox="0 0 501 501">
          <text:p/>
        </draw:connector>
        <draw:connector draw:style-name="gr5" draw:text-style-name="P5" draw:layer="layout" draw:type="line" svg:x1="11.353cm" svg:y1="10.613cm" svg:x2="11.851cm" svg:y2="11.112cm" svg:d="M11353 10613l498 499" svg:viewBox="0 0 499 500">
          <text:p/>
        </draw:connector>
        <draw:connector draw:style-name="gr5" draw:text-style-name="P5" draw:layer="layout" draw:type="line" svg:x1="12.723cm" svg:y1="10.613cm" svg:x2="13.222cm" svg:y2="11.112cm" draw:start-shape="id274" draw:start-glue-point="9" svg:d="M12723 10613l499 499" svg:viewBox="0 0 500 500">
          <text:p/>
        </draw:connector>
        <draw:connector draw:style-name="gr5" draw:text-style-name="P5" draw:layer="layout" draw:type="line" svg:x1="13.993cm" svg:y1="10.613cm" svg:x2="14.491cm" svg:y2="11.112cm" draw:start-shape="id283" draw:start-glue-point="9" svg:d="M13993 10613l498 499" svg:viewBox="0 0 499 500">
          <text:p/>
        </draw:connector>
        <draw:connector draw:style-name="gr5" draw:text-style-name="P5" draw:layer="layout" draw:type="line" svg:x1="15.263cm" svg:y1="10.613cm" svg:x2="15.762cm" svg:y2="11.112cm" draw:start-shape="id286" draw:start-glue-point="9" svg:d="M15263 10613l499 499" svg:viewBox="0 0 500 500">
          <text:p/>
        </draw:connector>
        <draw:connector draw:style-name="gr5" draw:text-style-name="P5" draw:layer="layout" draw:type="line" svg:x1="16.533cm" svg:y1="10.613cm" svg:x2="17.031cm" svg:y2="11.112cm" draw:start-shape="id295" draw:start-glue-point="9" svg:d="M16533 10613l498 499" svg:viewBox="0 0 499 500">
          <text:p/>
        </draw:connector>
        <draw:connector draw:style-name="gr5" draw:text-style-name="P5" draw:layer="layout" draw:type="line" svg:x1="17.803cm" svg:y1="10.613cm" svg:x2="18.302cm" svg:y2="11.112cm" draw:start-shape="id298" draw:start-glue-point="9" svg:d="M17803 10613l499 499" svg:viewBox="0 0 500 500">
          <text:p/>
        </draw:connector>
        <draw:connector draw:style-name="gr5" draw:text-style-name="P5" draw:layer="layout" draw:type="line" svg:x1="19.073cm" svg:y1="10.613cm" svg:x2="19.571cm" svg:y2="11.112cm" draw:start-shape="id304" draw:start-glue-point="9" svg:d="M19073 10613l498 499" svg:viewBox="0 0 499 500">
          <text:p/>
        </draw:connector>
        <draw:connector draw:style-name="gr5" draw:text-style-name="P5" draw:layer="layout" draw:type="line" svg:x1="20.343cm" svg:y1="10.613cm" svg:x2="20.842cm" svg:y2="11.112cm" draw:start-shape="id310" draw:start-glue-point="9" svg:d="M20343 10613l499 499" svg:viewBox="0 0 500 500">
          <text:p/>
        </draw:connector>
        <draw:custom-shape draw:style-name="gr2" draw:text-style-name="P2" xml:id="id321" draw:id="id321" draw:layer="layout" svg:width="0.254cm" svg:height="0.254cm" svg:x="11.77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2" draw:id="id322" draw:layer="layout" svg:width="0.254cm" svg:height="0.254cm" svg:x="12.50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18" draw:id="id318" draw:layer="layout" svg:width="0.254cm" svg:height="0.254cm" svg:x="11.77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19" draw:id="id319" draw:layer="layout" svg:width="0.254cm" svg:height="0.254cm" svg:x="12.50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20" draw:id="id320" draw:layer="layout" svg:width="0.254cm" svg:height="0.254cm" svg:x="11.77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3" draw:id="id323" draw:layer="layout" svg:width="0.254cm" svg:height="0.254cm" svg:x="12.50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1.354cm" svg:y1="11.882cm" svg:x2="11.809cm" svg:y2="12.337cm" draw:end-shape="id318" draw:end-glue-point="5" svg:d="M11354 11882l455 455" svg:viewBox="0 0 456 456">
          <text:p/>
        </draw:connector>
        <draw:connector draw:style-name="gr5" draw:text-style-name="P5" draw:layer="layout" draw:type="line" svg:x1="11.989cm" svg:y1="12.517cm" svg:x2="12.544cm" svg:y2="12.972cm" draw:start-shape="id318" draw:start-glue-point="9" draw:end-shape="id319" draw:end-glue-point="5" svg:d="M11989 12517l555 455" svg:viewBox="0 0 556 456">
          <text:p/>
        </draw:connector>
        <draw:connector draw:style-name="gr5" draw:text-style-name="P5" draw:layer="layout" draw:type="line" svg:x1="11.354cm" svg:y1="13.152cm" svg:x2="11.809cm" svg:y2="13.607cm" draw:end-shape="id320" draw:end-glue-point="5" svg:d="M11354 13152l455 455" svg:viewBox="0 0 456 456">
          <text:p/>
        </draw:connector>
        <draw:connector draw:style-name="gr5" draw:text-style-name="P5" draw:layer="layout" draw:type="line" svg:x1="11.989cm" svg:y1="11.247cm" svg:x2="12.544cm" svg:y2="11.702cm" draw:start-shape="id321" draw:start-glue-point="9" draw:end-shape="id322" draw:end-glue-point="5" svg:d="M11989 11247l555 455" svg:viewBox="0 0 556 456">
          <text:p/>
        </draw:connector>
        <draw:connector draw:style-name="gr6" draw:text-style-name="P6" draw:layer="layout" draw:type="line" svg:x1="11.989cm" svg:y1="13.787cm" svg:x2="12.544cm" svg:y2="14.242cm" draw:start-shape="id320" draw:start-glue-point="9" draw:end-shape="id323" draw:end-glue-point="5" svg:d="M11989 13787l555 455" svg:viewBox="0 0 556 456">
          <text:p/>
        </draw:connector>
        <draw:connector draw:style-name="gr7" draw:text-style-name="P5" draw:layer="layout" draw:type="line" svg:x1="11.354cm" svg:y1="12.972cm" svg:x2="11.809cm" svg:y2="12.517cm" draw:end-shape="id318" draw:end-glue-point="7" svg:d="M11354 12972l455-455" svg:viewBox="0 0 456 456">
          <text:p/>
        </draw:connector>
        <draw:connector draw:style-name="gr7" draw:text-style-name="P5" draw:layer="layout" draw:type="line" svg:x1="11.354cm" svg:y1="11.702cm" svg:x2="11.809cm" svg:y2="11.247cm" draw:end-shape="id321" draw:end-glue-point="7" svg:d="M11354 11702l455-455" svg:viewBox="0 0 456 456">
          <text:p/>
        </draw:connector>
        <draw:connector draw:style-name="gr7" draw:text-style-name="P5" draw:layer="layout" draw:type="line" svg:x1="11.989cm" svg:y1="12.337cm" svg:x2="12.544cm" svg:y2="11.882cm" draw:start-shape="id318" draw:start-glue-point="11" draw:end-shape="id322" draw:end-glue-point="7" svg:d="M11989 12337l555-455" svg:viewBox="0 0 556 456">
          <text:p/>
        </draw:connector>
        <draw:connector draw:style-name="gr7" draw:text-style-name="P5" draw:layer="layout" draw:type="line" svg:x1="11.354cm" svg:y1="14.242cm" svg:x2="11.809cm" svg:y2="13.787cm" draw:end-shape="id320" draw:end-glue-point="7" svg:d="M11354 14242l455-455" svg:viewBox="0 0 456 456">
          <text:p/>
        </draw:connector>
        <draw:connector draw:style-name="gr7" draw:text-style-name="P5" draw:layer="layout" draw:type="line" svg:x1="11.989cm" svg:y1="13.607cm" svg:x2="12.544cm" svg:y2="13.152cm" draw:start-shape="id320" draw:start-glue-point="11" draw:end-shape="id319" draw:end-glue-point="7" svg:d="M11989 13607l555-455" svg:viewBox="0 0 556 456">
          <text:p/>
        </draw:connector>
        <draw:custom-shape draw:style-name="gr2" draw:text-style-name="P2" xml:id="id324" draw:id="id324" draw:layer="layout" svg:width="0.254cm" svg:height="0.254cm" svg:x="13.14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5" draw:id="id325" draw:layer="layout" svg:width="0.254cm" svg:height="0.254cm" svg:x="13.77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28" draw:id="id328" draw:layer="layout" svg:width="0.254cm" svg:height="0.254cm" svg:x="13.14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9" draw:id="id329" draw:layer="layout" svg:width="0.254cm" svg:height="0.254cm" svg:x="13.77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1" draw:id="id331" draw:layer="layout" svg:width="0.254cm" svg:height="0.254cm" svg:x="13.14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32" draw:id="id332" draw:layer="layout" svg:width="0.254cm" svg:height="0.254cm" svg:x="13.77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3" draw:id="id333" draw:layer="layout" svg:width="0.254cm" svg:height="0.254cm" svg:x="14.41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34" draw:id="id334" draw:layer="layout" svg:width="0.254cm" svg:height="0.254cm" svg:x="15.04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26" draw:id="id326" draw:layer="layout" svg:width="0.254cm" svg:height="0.254cm" svg:x="14.41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27" draw:id="id327" draw:layer="layout" svg:width="0.254cm" svg:height="0.254cm" svg:x="15.04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0" draw:id="id330" draw:layer="layout" svg:width="0.254cm" svg:height="0.254cm" svg:x="14.41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35" draw:id="id335" draw:layer="layout" svg:width="0.254cm" svg:height="0.254cm" svg:x="15.04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3.359cm" svg:y1="11.247cm" svg:x2="13.814cm" svg:y2="11.702cm" draw:start-shape="id324" draw:start-glue-point="9" draw:end-shape="id325" draw:end-glue-point="5" svg:d="M13359 11247l455 455" svg:viewBox="0 0 456 456">
          <text:p/>
        </draw:connector>
        <draw:connector draw:style-name="gr5" draw:text-style-name="P5" draw:layer="layout" draw:type="line" svg:x1="13.994cm" svg:y1="11.882cm" svg:x2="14.449cm" svg:y2="12.337cm" draw:start-shape="id325" draw:start-glue-point="9" draw:end-shape="id326" draw:end-glue-point="5" svg:d="M13994 11882l455 455" svg:viewBox="0 0 456 456">
          <text:p/>
        </draw:connector>
        <draw:connector draw:style-name="gr5" draw:text-style-name="P5" draw:layer="layout" draw:type="line" svg:x1="14.629cm" svg:y1="12.517cm" svg:x2="15.084cm" svg:y2="12.972cm" draw:start-shape="id326" draw:start-glue-point="9" draw:end-shape="id327" draw:end-glue-point="5" svg:d="M14629 12517l455 455" svg:viewBox="0 0 456 456">
          <text:p/>
        </draw:connector>
        <draw:connector draw:style-name="gr5" draw:text-style-name="P5" draw:layer="layout" draw:type="line" svg:x1="13.359cm" svg:y1="12.517cm" svg:x2="13.814cm" svg:y2="12.972cm" draw:start-shape="id328" draw:start-glue-point="9" draw:end-shape="id329" draw:end-glue-point="5" svg:d="M13359 12517l455 455" svg:viewBox="0 0 456 456">
          <text:p/>
        </draw:connector>
        <draw:connector draw:style-name="gr5" draw:text-style-name="P5" draw:layer="layout" draw:type="line" svg:x1="13.994cm" svg:y1="13.152cm" svg:x2="14.449cm" svg:y2="13.607cm" draw:start-shape="id329" draw:start-glue-point="9" draw:end-shape="id330" draw:end-glue-point="5" svg:d="M13994 13152l455 455" svg:viewBox="0 0 456 456">
          <text:p/>
        </draw:connector>
        <draw:connector draw:style-name="gr5" draw:text-style-name="P5" draw:layer="layout" draw:type="line" svg:x1="13.359cm" svg:y1="13.787cm" svg:x2="13.814cm" svg:y2="14.242cm" draw:start-shape="id331" draw:start-glue-point="9" draw:end-shape="id332" draw:end-glue-point="5" svg:d="M13359 13787l455 455" svg:viewBox="0 0 456 456">
          <text:p/>
        </draw:connector>
        <draw:connector draw:style-name="gr5" draw:text-style-name="P5" draw:layer="layout" draw:type="line" svg:x1="14.629cm" svg:y1="11.247cm" svg:x2="15.084cm" svg:y2="11.702cm" draw:start-shape="id333" draw:start-glue-point="9" draw:end-shape="id334" draw:end-glue-point="5" svg:d="M14629 11247l455 455" svg:viewBox="0 0 456 456">
          <text:p/>
        </draw:connector>
        <draw:connector draw:style-name="gr6" draw:text-style-name="P6" draw:layer="layout" draw:type="line" svg:x1="14.629cm" svg:y1="13.787cm" svg:x2="15.084cm" svg:y2="14.242cm" draw:start-shape="id330" draw:start-glue-point="9" draw:end-shape="id335" draw:end-glue-point="5" svg:d="M14629 13787l455 455" svg:viewBox="0 0 456 456">
          <text:p/>
        </draw:connector>
        <draw:connector draw:style-name="gr7" draw:text-style-name="P5" draw:layer="layout" draw:type="line" svg:x1="13.359cm" svg:y1="13.607cm" svg:x2="13.814cm" svg:y2="13.152cm" draw:start-shape="id331" draw:start-glue-point="11" draw:end-shape="id329" draw:end-glue-point="7" svg:d="M13359 13607l455-455" svg:viewBox="0 0 456 456">
          <text:p/>
        </draw:connector>
        <draw:connector draw:style-name="gr7" draw:text-style-name="P5" draw:layer="layout" draw:type="line" svg:x1="13.994cm" svg:y1="12.972cm" svg:x2="14.449cm" svg:y2="12.517cm" draw:start-shape="id329" draw:start-glue-point="11" draw:end-shape="id326" draw:end-glue-point="7" svg:d="M13994 12972l455-455" svg:viewBox="0 0 456 456">
          <text:p/>
        </draw:connector>
        <draw:connector draw:style-name="gr7" draw:text-style-name="P5" draw:layer="layout" draw:type="line" svg:x1="13.359cm" svg:y1="12.337cm" svg:x2="13.814cm" svg:y2="11.882cm" draw:start-shape="id328" draw:start-glue-point="11" draw:end-shape="id325" draw:end-glue-point="7" svg:d="M13359 12337l455-455" svg:viewBox="0 0 456 456">
          <text:p/>
        </draw:connector>
        <draw:connector draw:style-name="gr7" draw:text-style-name="P5" draw:layer="layout" draw:type="line" svg:x1="13.994cm" svg:y1="11.702cm" svg:x2="14.449cm" svg:y2="11.247cm" draw:start-shape="id325" draw:start-glue-point="11" draw:end-shape="id333" draw:end-glue-point="7" svg:d="M13994 11702l455-455" svg:viewBox="0 0 456 456">
          <text:p/>
        </draw:connector>
        <draw:connector draw:style-name="gr7" draw:text-style-name="P5" draw:layer="layout" draw:type="line" svg:x1="14.629cm" svg:y1="12.337cm" svg:x2="15.084cm" svg:y2="11.882cm" draw:start-shape="id326" draw:start-glue-point="11" draw:end-shape="id334" draw:end-glue-point="7" svg:d="M14629 12337l455-455" svg:viewBox="0 0 456 456">
          <text:p/>
        </draw:connector>
        <draw:connector draw:style-name="gr7" draw:text-style-name="P5" draw:layer="layout" draw:type="line" svg:x1="13.994cm" svg:y1="14.242cm" svg:x2="14.449cm" svg:y2="13.787cm" draw:start-shape="id332" draw:start-glue-point="11" draw:end-shape="id330" draw:end-glue-point="7" svg:d="M13994 14242l455-455" svg:viewBox="0 0 456 456">
          <text:p/>
        </draw:connector>
        <draw:connector draw:style-name="gr7" draw:text-style-name="P5" draw:layer="layout" draw:type="line" svg:x1="14.629cm" svg:y1="13.607cm" svg:x2="15.084cm" svg:y2="13.152cm" draw:start-shape="id330" draw:start-glue-point="11" draw:end-shape="id327" draw:end-glue-point="7" svg:d="M14629 13607l455-455" svg:viewBox="0 0 456 456">
          <text:p/>
        </draw:connector>
        <draw:connector draw:style-name="gr7" draw:text-style-name="P5" draw:layer="layout" draw:type="line" svg:x1="12.724cm" svg:y1="11.702cm" svg:x2="13.179cm" svg:y2="11.247cm" draw:start-shape="id322" draw:start-glue-point="11" draw:end-shape="id324" draw:end-glue-point="7" svg:d="M12724 11702l455-455" svg:viewBox="0 0 456 456">
          <text:p/>
        </draw:connector>
        <draw:connector draw:style-name="gr7" draw:text-style-name="P5" draw:layer="layout" draw:type="line" svg:x1="12.724cm" svg:y1="12.972cm" svg:x2="13.179cm" svg:y2="12.517cm" draw:start-shape="id319" draw:start-glue-point="11" draw:end-shape="id328" draw:end-glue-point="7" svg:d="M12724 12972l455-455" svg:viewBox="0 0 456 456">
          <text:p/>
        </draw:connector>
        <draw:connector draw:style-name="gr7" draw:text-style-name="P5" draw:layer="layout" draw:type="line" svg:x1="12.724cm" svg:y1="14.242cm" svg:x2="13.179cm" svg:y2="13.787cm" draw:start-shape="id323" draw:start-glue-point="11" draw:end-shape="id331" draw:end-glue-point="7" svg:d="M12724 14242l455-455" svg:viewBox="0 0 456 456">
          <text:p/>
        </draw:connector>
        <draw:connector draw:style-name="gr5" draw:text-style-name="P5" draw:layer="layout" draw:type="line" svg:x1="12.724cm" svg:y1="13.152cm" svg:x2="13.179cm" svg:y2="13.607cm" draw:start-shape="id319" draw:start-glue-point="9" draw:end-shape="id331" draw:end-glue-point="5" svg:d="M12724 13152l455 455" svg:viewBox="0 0 456 456">
          <text:p/>
        </draw:connector>
        <draw:connector draw:style-name="gr5" draw:text-style-name="P5" draw:layer="layout" draw:type="line" svg:x1="12.724cm" svg:y1="11.882cm" svg:x2="13.179cm" svg:y2="12.337cm" draw:start-shape="id322" draw:start-glue-point="9" draw:end-shape="id328" draw:end-glue-point="5" svg:d="M12724 11882l455 455" svg:viewBox="0 0 456 456">
          <text:p/>
        </draw:connector>
        <draw:custom-shape draw:style-name="gr2" draw:text-style-name="P2" xml:id="id336" draw:id="id336" draw:layer="layout" svg:width="0.254cm" svg:height="0.254cm" svg:x="15.68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37" draw:id="id337" draw:layer="layout" svg:width="0.254cm" svg:height="0.254cm" svg:x="16.31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40" draw:id="id340" draw:layer="layout" svg:width="0.254cm" svg:height="0.254cm" svg:x="15.68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1" draw:id="id341" draw:layer="layout" svg:width="0.254cm" svg:height="0.254cm" svg:x="16.31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43" draw:id="id343" draw:layer="layout" svg:width="0.254cm" svg:height="0.254cm" svg:x="15.68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4" draw:id="id344" draw:layer="layout" svg:width="0.254cm" svg:height="0.254cm" svg:x="16.31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45" draw:id="id345" draw:layer="layout" svg:width="0.254cm" svg:height="0.254cm" svg:x="16.95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6" draw:id="id346" draw:layer="layout" svg:width="0.254cm" svg:height="0.254cm" svg:x="17.58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38" draw:id="id338" draw:layer="layout" svg:width="0.254cm" svg:height="0.254cm" svg:x="16.95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39" draw:id="id339" draw:layer="layout" svg:width="0.254cm" svg:height="0.254cm" svg:x="17.58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42" draw:id="id342" draw:layer="layout" svg:width="0.254cm" svg:height="0.254cm" svg:x="16.95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7" draw:id="id347" draw:layer="layout" svg:width="0.254cm" svg:height="0.254cm" svg:x="17.58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5.899cm" svg:y1="11.247cm" svg:x2="16.354cm" svg:y2="11.702cm" draw:start-shape="id336" draw:start-glue-point="9" draw:end-shape="id337" draw:end-glue-point="5" svg:d="M15899 11247l455 455" svg:viewBox="0 0 456 456">
          <text:p/>
        </draw:connector>
        <draw:connector draw:style-name="gr5" draw:text-style-name="P5" draw:layer="layout" draw:type="line" svg:x1="16.534cm" svg:y1="11.882cm" svg:x2="16.989cm" svg:y2="12.337cm" draw:start-shape="id337" draw:start-glue-point="9" draw:end-shape="id338" draw:end-glue-point="5" svg:d="M16534 11882l455 455" svg:viewBox="0 0 456 456">
          <text:p/>
        </draw:connector>
        <draw:connector draw:style-name="gr5" draw:text-style-name="P5" draw:layer="layout" draw:type="line" svg:x1="17.169cm" svg:y1="12.517cm" svg:x2="17.624cm" svg:y2="12.972cm" draw:start-shape="id338" draw:start-glue-point="9" draw:end-shape="id339" draw:end-glue-point="5" svg:d="M17169 12517l455 455" svg:viewBox="0 0 456 456">
          <text:p/>
        </draw:connector>
        <draw:connector draw:style-name="gr5" draw:text-style-name="P5" draw:layer="layout" draw:type="line" svg:x1="15.899cm" svg:y1="12.517cm" svg:x2="16.354cm" svg:y2="12.972cm" draw:start-shape="id340" draw:start-glue-point="9" draw:end-shape="id341" draw:end-glue-point="5" svg:d="M15899 12517l455 455" svg:viewBox="0 0 456 456">
          <text:p/>
        </draw:connector>
        <draw:connector draw:style-name="gr5" draw:text-style-name="P5" draw:layer="layout" draw:type="line" svg:x1="16.534cm" svg:y1="13.152cm" svg:x2="16.989cm" svg:y2="13.607cm" draw:start-shape="id341" draw:start-glue-point="9" draw:end-shape="id342" draw:end-glue-point="5" svg:d="M16534 13152l455 455" svg:viewBox="0 0 456 456">
          <text:p/>
        </draw:connector>
        <draw:connector draw:style-name="gr5" draw:text-style-name="P5" draw:layer="layout" draw:type="line" svg:x1="15.899cm" svg:y1="13.787cm" svg:x2="16.354cm" svg:y2="14.242cm" draw:start-shape="id343" draw:start-glue-point="9" draw:end-shape="id344" draw:end-glue-point="5" svg:d="M15899 13787l455 455" svg:viewBox="0 0 456 456">
          <text:p/>
        </draw:connector>
        <draw:connector draw:style-name="gr5" draw:text-style-name="P5" draw:layer="layout" draw:type="line" svg:x1="17.169cm" svg:y1="11.247cm" svg:x2="17.624cm" svg:y2="11.702cm" draw:start-shape="id345" draw:start-glue-point="9" draw:end-shape="id346" draw:end-glue-point="5" svg:d="M17169 11247l455 455" svg:viewBox="0 0 456 456">
          <text:p/>
        </draw:connector>
        <draw:connector draw:style-name="gr6" draw:text-style-name="P6" draw:layer="layout" draw:type="line" svg:x1="17.169cm" svg:y1="13.787cm" svg:x2="17.624cm" svg:y2="14.242cm" draw:start-shape="id342" draw:start-glue-point="9" draw:end-shape="id347" draw:end-glue-point="5" svg:d="M17169 13787l455 455" svg:viewBox="0 0 456 456">
          <text:p/>
        </draw:connector>
        <draw:connector draw:style-name="gr7" draw:text-style-name="P5" draw:layer="layout" draw:type="line" svg:x1="15.899cm" svg:y1="13.607cm" svg:x2="16.354cm" svg:y2="13.152cm" draw:start-shape="id343" draw:start-glue-point="11" draw:end-shape="id341" draw:end-glue-point="7" svg:d="M15899 13607l455-455" svg:viewBox="0 0 456 456">
          <text:p/>
        </draw:connector>
        <draw:connector draw:style-name="gr7" draw:text-style-name="P5" draw:layer="layout" draw:type="line" svg:x1="16.534cm" svg:y1="12.972cm" svg:x2="16.989cm" svg:y2="12.517cm" draw:start-shape="id341" draw:start-glue-point="11" draw:end-shape="id338" draw:end-glue-point="7" svg:d="M16534 12972l455-455" svg:viewBox="0 0 456 456">
          <text:p/>
        </draw:connector>
        <draw:connector draw:style-name="gr7" draw:text-style-name="P5" draw:layer="layout" draw:type="line" svg:x1="15.899cm" svg:y1="12.337cm" svg:x2="16.354cm" svg:y2="11.882cm" draw:start-shape="id340" draw:start-glue-point="11" draw:end-shape="id337" draw:end-glue-point="7" svg:d="M15899 12337l455-455" svg:viewBox="0 0 456 456">
          <text:p/>
        </draw:connector>
        <draw:connector draw:style-name="gr7" draw:text-style-name="P5" draw:layer="layout" draw:type="line" svg:x1="16.534cm" svg:y1="11.702cm" svg:x2="16.989cm" svg:y2="11.247cm" draw:start-shape="id337" draw:start-glue-point="11" draw:end-shape="id345" draw:end-glue-point="7" svg:d="M16534 11702l455-455" svg:viewBox="0 0 456 456">
          <text:p/>
        </draw:connector>
        <draw:connector draw:style-name="gr7" draw:text-style-name="P5" draw:layer="layout" draw:type="line" svg:x1="17.169cm" svg:y1="12.337cm" svg:x2="17.624cm" svg:y2="11.882cm" draw:start-shape="id338" draw:start-glue-point="11" draw:end-shape="id346" draw:end-glue-point="7" svg:d="M17169 12337l455-455" svg:viewBox="0 0 456 456">
          <text:p/>
        </draw:connector>
        <draw:connector draw:style-name="gr7" draw:text-style-name="P5" draw:layer="layout" draw:type="line" svg:x1="16.534cm" svg:y1="14.242cm" svg:x2="16.989cm" svg:y2="13.787cm" draw:start-shape="id344" draw:start-glue-point="11" draw:end-shape="id342" draw:end-glue-point="7" svg:d="M16534 14242l455-455" svg:viewBox="0 0 456 456">
          <text:p/>
        </draw:connector>
        <draw:connector draw:style-name="gr7" draw:text-style-name="P5" draw:layer="layout" draw:type="line" svg:x1="17.169cm" svg:y1="13.607cm" svg:x2="17.624cm" svg:y2="13.152cm" draw:start-shape="id342" draw:start-glue-point="11" draw:end-shape="id339" draw:end-glue-point="7" svg:d="M17169 13607l455-455" svg:viewBox="0 0 456 456">
          <text:p/>
        </draw:connector>
        <draw:custom-shape draw:style-name="gr2" draw:text-style-name="P2" xml:id="id348" draw:id="id348" draw:layer="layout" svg:width="0.254cm" svg:height="0.254cm" svg:x="18.22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49" draw:id="id349" draw:layer="layout" svg:width="0.254cm" svg:height="0.254cm" svg:x="18.85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0" draw:id="id350" draw:layer="layout" svg:width="0.254cm" svg:height="0.254cm" svg:x="18.22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51" draw:id="id351" draw:layer="layout" svg:width="0.254cm" svg:height="0.254cm" svg:x="18.85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2" draw:id="id352" draw:layer="layout" svg:width="0.254cm" svg:height="0.254cm" svg:x="18.22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53" draw:id="id353" draw:layer="layout" svg:width="0.254cm" svg:height="0.254cm" svg:x="18.85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8.439cm" svg:y1="11.247cm" svg:x2="18.894cm" svg:y2="11.702cm" draw:start-shape="id348" draw:start-glue-point="9" draw:end-shape="id349" draw:end-glue-point="5" svg:d="M18439 11247l455 455" svg:viewBox="0 0 456 456">
          <text:p/>
        </draw:connector>
        <draw:connector draw:style-name="gr5" draw:text-style-name="P5" draw:layer="layout" draw:type="line" svg:x1="19.074cm" svg:y1="11.882cm" svg:x2="19.529cm" svg:y2="12.337cm" draw:start-shape="id349" draw:start-glue-point="9" svg:d="M19074 11882l455 455" svg:viewBox="0 0 456 456">
          <text:p/>
        </draw:connector>
        <draw:connector draw:style-name="gr5" draw:text-style-name="P5" draw:layer="layout" draw:type="line" svg:x1="18.439cm" svg:y1="12.517cm" svg:x2="18.894cm" svg:y2="12.972cm" draw:start-shape="id350" draw:start-glue-point="9" draw:end-shape="id351" draw:end-glue-point="5" svg:d="M18439 12517l455 455" svg:viewBox="0 0 456 456">
          <text:p/>
        </draw:connector>
        <draw:connector draw:style-name="gr5" draw:text-style-name="P5" draw:layer="layout" draw:type="line" svg:x1="19.074cm" svg:y1="13.152cm" svg:x2="19.529cm" svg:y2="13.607cm" draw:start-shape="id351" draw:start-glue-point="9" svg:d="M19074 13152l455 455" svg:viewBox="0 0 456 456">
          <text:p/>
        </draw:connector>
        <draw:connector draw:style-name="gr5" draw:text-style-name="P5" draw:layer="layout" draw:type="line" svg:x1="18.439cm" svg:y1="13.787cm" svg:x2="18.894cm" svg:y2="14.242cm" draw:start-shape="id352" draw:start-glue-point="9" draw:end-shape="id353" draw:end-glue-point="5" svg:d="M18439 13787l455 455" svg:viewBox="0 0 456 456">
          <text:p/>
        </draw:connector>
        <draw:connector draw:style-name="gr7" draw:text-style-name="P5" draw:layer="layout" draw:type="line" svg:x1="18.439cm" svg:y1="13.607cm" svg:x2="18.894cm" svg:y2="13.152cm" draw:start-shape="id352" draw:start-glue-point="11" draw:end-shape="id351" draw:end-glue-point="7" svg:d="M18439 13607l455-455" svg:viewBox="0 0 456 456">
          <text:p/>
        </draw:connector>
        <draw:connector draw:style-name="gr7" draw:text-style-name="P5" draw:layer="layout" draw:type="line" svg:x1="19.074cm" svg:y1="12.972cm" svg:x2="19.529cm" svg:y2="12.517cm" draw:start-shape="id351" draw:start-glue-point="11" svg:d="M19074 12972l455-455" svg:viewBox="0 0 456 456">
          <text:p/>
        </draw:connector>
        <draw:connector draw:style-name="gr7" draw:text-style-name="P5" draw:layer="layout" draw:type="line" svg:x1="18.439cm" svg:y1="12.337cm" svg:x2="18.894cm" svg:y2="11.882cm" draw:start-shape="id350" draw:start-glue-point="11" draw:end-shape="id349" draw:end-glue-point="7" svg:d="M18439 12337l455-455" svg:viewBox="0 0 456 456">
          <text:p/>
        </draw:connector>
        <draw:connector draw:style-name="gr7" draw:text-style-name="P5" draw:layer="layout" draw:type="line" svg:x1="19.074cm" svg:y1="11.702cm" svg:x2="19.529cm" svg:y2="11.247cm" draw:start-shape="id349" draw:start-glue-point="11" svg:d="M19074 11702l455-455" svg:viewBox="0 0 456 456">
          <text:p/>
        </draw:connector>
        <draw:connector draw:style-name="gr7" draw:text-style-name="P5" draw:layer="layout" draw:type="line" svg:x1="19.074cm" svg:y1="14.242cm" svg:x2="19.529cm" svg:y2="13.787cm" draw:start-shape="id353" draw:start-glue-point="11" svg:d="M19074 14242l455-455" svg:viewBox="0 0 456 456">
          <text:p/>
        </draw:connector>
        <draw:connector draw:style-name="gr7" draw:text-style-name="P5" draw:layer="layout" draw:type="line" svg:x1="17.804cm" svg:y1="11.702cm" svg:x2="18.259cm" svg:y2="11.247cm" draw:start-shape="id346" draw:start-glue-point="11" draw:end-shape="id348" draw:end-glue-point="7" svg:d="M17804 11702l455-455" svg:viewBox="0 0 456 456">
          <text:p/>
        </draw:connector>
        <draw:connector draw:style-name="gr7" draw:text-style-name="P5" draw:layer="layout" draw:type="line" svg:x1="17.804cm" svg:y1="12.972cm" svg:x2="18.259cm" svg:y2="12.517cm" draw:start-shape="id339" draw:start-glue-point="11" draw:end-shape="id350" draw:end-glue-point="7" svg:d="M17804 12972l455-455" svg:viewBox="0 0 456 456">
          <text:p/>
        </draw:connector>
        <draw:connector draw:style-name="gr7" draw:text-style-name="P5" draw:layer="layout" draw:type="line" svg:x1="17.804cm" svg:y1="14.242cm" svg:x2="18.259cm" svg:y2="13.787cm" draw:start-shape="id347" draw:start-glue-point="11" draw:end-shape="id352" draw:end-glue-point="7" svg:d="M17804 14242l455-455" svg:viewBox="0 0 456 456">
          <text:p/>
        </draw:connector>
        <draw:connector draw:style-name="gr5" draw:text-style-name="P5" draw:layer="layout" draw:type="line" svg:x1="17.804cm" svg:y1="13.152cm" svg:x2="18.259cm" svg:y2="13.607cm" draw:start-shape="id339" draw:start-glue-point="9" draw:end-shape="id352" draw:end-glue-point="5" svg:d="M17804 13152l455 455" svg:viewBox="0 0 456 456">
          <text:p/>
        </draw:connector>
        <draw:connector draw:style-name="gr5" draw:text-style-name="P5" draw:layer="layout" draw:type="line" svg:x1="17.804cm" svg:y1="11.882cm" svg:x2="18.259cm" svg:y2="12.337cm" draw:start-shape="id346" draw:start-glue-point="9" draw:end-shape="id350" draw:end-glue-point="5" svg:d="M17804 11882l455 455" svg:viewBox="0 0 456 456">
          <text:p/>
        </draw:connector>
        <draw:connector draw:style-name="gr5" draw:text-style-name="P5" draw:layer="layout" draw:type="line" svg:x1="15.264cm" svg:y1="11.882cm" svg:x2="15.719cm" svg:y2="12.337cm" draw:start-shape="id334" draw:start-glue-point="9" draw:end-shape="id340" draw:end-glue-point="5" svg:d="M15264 11882l455 455" svg:viewBox="0 0 456 456">
          <text:p/>
        </draw:connector>
        <draw:connector draw:style-name="gr5" draw:text-style-name="P5" draw:layer="layout" draw:type="line" svg:x1="15.264cm" svg:y1="13.152cm" svg:x2="15.719cm" svg:y2="13.607cm" draw:start-shape="id327" draw:start-glue-point="9" draw:end-shape="id343" draw:end-glue-point="5" svg:d="M15264 13152l455 455" svg:viewBox="0 0 456 456">
          <text:p/>
        </draw:connector>
        <draw:connector draw:style-name="gr7" draw:text-style-name="P5" draw:layer="layout" draw:type="line" svg:x1="15.264cm" svg:y1="14.242cm" svg:x2="15.719cm" svg:y2="13.787cm" draw:start-shape="id335" draw:start-glue-point="11" draw:end-shape="id343" draw:end-glue-point="7" svg:d="M15264 14242l455-455" svg:viewBox="0 0 456 456">
          <text:p/>
        </draw:connector>
        <draw:connector draw:style-name="gr7" draw:text-style-name="P5" draw:layer="layout" draw:type="line" svg:x1="15.264cm" svg:y1="12.972cm" svg:x2="15.719cm" svg:y2="12.517cm" draw:start-shape="id327" draw:start-glue-point="11" draw:end-shape="id340" draw:end-glue-point="7" svg:d="M15264 12972l455-455" svg:viewBox="0 0 456 456">
          <text:p/>
        </draw:connector>
        <draw:connector draw:style-name="gr7" draw:text-style-name="P5" draw:layer="layout" draw:type="line" svg:x1="15.264cm" svg:y1="11.702cm" svg:x2="15.719cm" svg:y2="11.247cm" draw:start-shape="id334" draw:start-glue-point="11" draw:end-shape="id336" draw:end-glue-point="7" svg:d="M15264 11702l455-455" svg:viewBox="0 0 456 456">
          <text:p/>
        </draw:connector>
        <draw:custom-shape draw:style-name="gr2" draw:text-style-name="P2" xml:id="id354" draw:id="id354" draw:layer="layout" svg:width="0.254cm" svg:height="0.254cm" svg:x="19.492cm" svg:y="1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55" draw:id="id355" draw:layer="layout" svg:width="0.254cm" svg:height="0.254cm" svg:x="20.127cm" svg:y="11.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6" draw:id="id356" draw:layer="layout" svg:width="0.254cm" svg:height="0.254cm" svg:x="19.492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57" draw:id="id357" draw:layer="layout" svg:width="0.254cm" svg:height="0.254cm" svg:x="20.127cm" svg:y="12.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358" draw:id="id358" draw:layer="layout" svg:width="0.254cm" svg:height="0.254cm" svg:x="19.492cm" svg:y="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59" draw:id="id359" draw:layer="layout" svg:width="0.254cm" svg:height="0.254cm" svg:x="20.127cm" svg:y="14.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9.709cm" svg:y1="11.247cm" svg:x2="20.164cm" svg:y2="11.702cm" draw:start-shape="id354" draw:start-glue-point="9" draw:end-shape="id355" draw:end-glue-point="5" svg:d="M19709 11247l455 455" svg:viewBox="0 0 456 456">
          <text:p/>
        </draw:connector>
        <draw:connector draw:style-name="gr5" draw:text-style-name="P5" draw:layer="layout" draw:type="line" svg:x1="20.344cm" svg:y1="11.882cm" svg:x2="20.799cm" svg:y2="12.337cm" draw:start-shape="id355" draw:start-glue-point="9" svg:d="M20344 11882l455 455" svg:viewBox="0 0 456 456">
          <text:p/>
        </draw:connector>
        <draw:connector draw:style-name="gr5" draw:text-style-name="P5" draw:layer="layout" draw:type="line" svg:x1="19.709cm" svg:y1="12.517cm" svg:x2="20.164cm" svg:y2="12.972cm" draw:start-shape="id356" draw:start-glue-point="9" draw:end-shape="id357" draw:end-glue-point="5" svg:d="M19709 12517l455 455" svg:viewBox="0 0 456 456">
          <text:p/>
        </draw:connector>
        <draw:connector draw:style-name="gr5" draw:text-style-name="P5" draw:layer="layout" draw:type="line" svg:x1="20.344cm" svg:y1="13.152cm" svg:x2="20.799cm" svg:y2="13.607cm" draw:start-shape="id357" draw:start-glue-point="9" svg:d="M20344 13152l455 455" svg:viewBox="0 0 456 456">
          <text:p/>
        </draw:connector>
        <draw:connector draw:style-name="gr5" draw:text-style-name="P5" draw:layer="layout" draw:type="line" svg:x1="19.709cm" svg:y1="13.787cm" svg:x2="20.164cm" svg:y2="14.242cm" draw:start-shape="id358" draw:start-glue-point="9" draw:end-shape="id359" draw:end-glue-point="5" svg:d="M19709 13787l455 455" svg:viewBox="0 0 456 456">
          <text:p/>
        </draw:connector>
        <draw:connector draw:style-name="gr7" draw:text-style-name="P5" draw:layer="layout" draw:type="line" svg:x1="19.709cm" svg:y1="13.607cm" svg:x2="20.164cm" svg:y2="13.152cm" draw:start-shape="id358" draw:start-glue-point="11" draw:end-shape="id357" draw:end-glue-point="7" svg:d="M19709 13607l455-455" svg:viewBox="0 0 456 456">
          <text:p/>
        </draw:connector>
        <draw:connector draw:style-name="gr7" draw:text-style-name="P5" draw:layer="layout" draw:type="line" svg:x1="20.344cm" svg:y1="12.972cm" svg:x2="20.799cm" svg:y2="12.517cm" draw:start-shape="id357" draw:start-glue-point="11" svg:d="M20344 12972l455-455" svg:viewBox="0 0 456 456">
          <text:p/>
        </draw:connector>
        <draw:connector draw:style-name="gr7" draw:text-style-name="P5" draw:layer="layout" draw:type="line" svg:x1="19.709cm" svg:y1="12.337cm" svg:x2="20.164cm" svg:y2="11.882cm" draw:start-shape="id356" draw:start-glue-point="11" draw:end-shape="id355" draw:end-glue-point="7" svg:d="M19709 12337l455-455" svg:viewBox="0 0 456 456">
          <text:p/>
        </draw:connector>
        <draw:connector draw:style-name="gr7" draw:text-style-name="P5" draw:layer="layout" draw:type="line" svg:x1="20.344cm" svg:y1="11.702cm" svg:x2="20.799cm" svg:y2="11.247cm" draw:start-shape="id355" draw:start-glue-point="11" svg:d="M20344 11702l455-455" svg:viewBox="0 0 456 456">
          <text:p/>
        </draw:connector>
        <draw:connector draw:style-name="gr7" draw:text-style-name="P5" draw:layer="layout" draw:type="line" svg:x1="20.344cm" svg:y1="14.242cm" svg:x2="20.799cm" svg:y2="13.787cm" draw:start-shape="id359" draw:start-glue-point="11" svg:d="M20344 14242l455-455" svg:viewBox="0 0 456 456">
          <text:p/>
        </draw:connector>
        <draw:custom-shape draw:style-name="gr4" draw:text-style-name="P4" xml:id="id360" draw:id="id360" draw:layer="layout" svg:width="0.128cm" svg:height="0.127cm" svg:x="11.83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1" draw:id="id361" draw:layer="layout" svg:width="0.128cm" svg:height="0.127cm" svg:x="13.205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2" draw:id="id362" draw:layer="layout" svg:width="0.128cm" svg:height="0.127cm" svg:x="14.47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3" draw:id="id363" draw:layer="layout" svg:width="0.128cm" svg:height="0.127cm" svg:x="15.745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4" draw:id="id364" draw:layer="layout" svg:width="0.128cm" svg:height="0.127cm" svg:x="17.01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5" draw:id="id365" draw:layer="layout" svg:width="0.128cm" svg:height="0.127cm" svg:x="18.285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xml:id="id366" draw:id="id366" draw:layer="layout" svg:width="0.128cm" svg:height="0.127cm" svg:x="19.55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type="line" svg:x1="12.544cm" svg:y1="14.422cm" svg:x2="11.944cm" svg:y2="14.921cm" draw:start-shape="id323" draw:start-glue-point="7" draw:end-shape="id360" draw:end-glue-point="11" svg:d="M12544 14422l-600 499" svg:viewBox="0 0 601 500">
          <text:p/>
        </draw:connector>
        <draw:connector draw:style-name="gr7" draw:text-style-name="P5" draw:layer="layout" draw:type="line" svg:x1="13.814cm" svg:y1="14.422cm" svg:x2="13.315cm" svg:y2="14.921cm" draw:start-shape="id332" draw:start-glue-point="7" draw:end-shape="id361" draw:end-glue-point="11" svg:d="M13814 14422l-499 499" svg:viewBox="0 0 500 500">
          <text:p/>
        </draw:connector>
        <draw:connector draw:style-name="gr7" draw:text-style-name="P5" draw:layer="layout" draw:type="line" svg:x1="15.084cm" svg:y1="14.422cm" svg:x2="14.584cm" svg:y2="14.921cm" draw:start-shape="id335" draw:start-glue-point="7" draw:end-shape="id362" draw:end-glue-point="11" svg:d="M15084 14422l-500 499" svg:viewBox="0 0 501 500">
          <text:p/>
        </draw:connector>
        <draw:connector draw:style-name="gr7" draw:text-style-name="P5" draw:layer="layout" draw:type="line" svg:x1="16.354cm" svg:y1="14.422cm" svg:x2="15.855cm" svg:y2="14.921cm" draw:start-shape="id344" draw:start-glue-point="7" draw:end-shape="id363" draw:end-glue-point="11" svg:d="M16354 14422l-499 499" svg:viewBox="0 0 500 500">
          <text:p/>
        </draw:connector>
        <draw:connector draw:style-name="gr7" draw:text-style-name="P5" draw:layer="layout" draw:type="line" svg:x1="17.624cm" svg:y1="14.422cm" svg:x2="17.124cm" svg:y2="14.921cm" draw:start-shape="id347" draw:start-glue-point="7" draw:end-shape="id364" draw:end-glue-point="11" svg:d="M17624 14422l-500 499" svg:viewBox="0 0 501 500">
          <text:p/>
        </draw:connector>
        <draw:connector draw:style-name="gr7" draw:text-style-name="P5" draw:layer="layout" draw:type="line" svg:x1="18.894cm" svg:y1="14.422cm" svg:x2="18.395cm" svg:y2="14.921cm" draw:start-shape="id353" draw:start-glue-point="7" draw:end-shape="id365" draw:end-glue-point="11" svg:d="M18894 14422l-499 499" svg:viewBox="0 0 500 500">
          <text:p/>
        </draw:connector>
        <draw:connector draw:style-name="gr7" draw:text-style-name="P5" draw:layer="layout" draw:type="line" svg:x1="20.164cm" svg:y1="14.422cm" svg:x2="19.664cm" svg:y2="14.921cm" draw:start-shape="id359" draw:start-glue-point="7" draw:end-shape="id366" draw:end-glue-point="11" svg:d="M20164 14422l-500 499" svg:viewBox="0 0 501 500">
          <text:p/>
        </draw:connector>
        <draw:connector draw:style-name="gr7" draw:text-style-name="P5" draw:layer="layout" draw:type="line" svg:x1="19.709cm" svg:y1="11.067cm" svg:x2="20.207cm" svg:y2="10.567cm" draw:start-shape="id354" draw:start-glue-point="11" svg:d="M19709 11067l498-500" svg:viewBox="0 0 499 501">
          <text:p/>
        </draw:connector>
        <draw:connector draw:style-name="gr5" draw:text-style-name="P5" draw:layer="layout" draw:type="line" svg:x1="11.31cm" svg:y1="10.567cm" svg:x2="11.809cm" svg:y2="11.067cm" draw:end-shape="id321" draw:end-glue-point="5" svg:d="M11310 10567l499 500" svg:viewBox="0 0 500 501">
          <text:p/>
        </draw:connector>
        <draw:connector draw:style-name="gr5" draw:text-style-name="P5" draw:layer="layout" draw:type="line" svg:x1="20.299cm" svg:y1="10.567cm" svg:x2="20.799cm" svg:y2="11.067cm" svg:d="M20299 10567l500 500" svg:viewBox="0 0 501 501">
          <text:p/>
        </draw:connector>
        <draw:connector draw:style-name="gr5" draw:text-style-name="P5" draw:layer="layout" draw:type="line" svg:x1="11.354cm" svg:y1="14.422cm" svg:x2="11.852cm" svg:y2="14.921cm" draw:end-shape="id360" draw:end-glue-point="5" svg:d="M11354 14422l498 499" svg:viewBox="0 0 499 500">
          <text:p/>
        </draw:connector>
        <draw:connector draw:style-name="gr5" draw:text-style-name="P5" draw:layer="layout" draw:type="line" svg:x1="12.724cm" svg:y1="14.422cm" svg:x2="13.223cm" svg:y2="14.921cm" draw:start-shape="id323" draw:start-glue-point="9" draw:end-shape="id361" draw:end-glue-point="5" svg:d="M12724 14422l499 499" svg:viewBox="0 0 500 500">
          <text:p/>
        </draw:connector>
        <draw:connector draw:style-name="gr5" draw:text-style-name="P5" draw:layer="layout" draw:type="line" svg:x1="13.994cm" svg:y1="14.422cm" svg:x2="14.492cm" svg:y2="14.921cm" draw:start-shape="id332" draw:start-glue-point="9" draw:end-shape="id362" draw:end-glue-point="5" svg:d="M13994 14422l498 499" svg:viewBox="0 0 499 500">
          <text:p/>
        </draw:connector>
        <draw:connector draw:style-name="gr5" draw:text-style-name="P5" draw:layer="layout" draw:type="line" svg:x1="15.264cm" svg:y1="14.422cm" svg:x2="15.763cm" svg:y2="14.921cm" draw:start-shape="id335" draw:start-glue-point="9" draw:end-shape="id363" draw:end-glue-point="5" svg:d="M15264 14422l499 499" svg:viewBox="0 0 500 500">
          <text:p/>
        </draw:connector>
        <draw:connector draw:style-name="gr5" draw:text-style-name="P5" draw:layer="layout" draw:type="line" svg:x1="16.534cm" svg:y1="14.422cm" svg:x2="17.032cm" svg:y2="14.921cm" draw:start-shape="id344" draw:start-glue-point="9" draw:end-shape="id364" draw:end-glue-point="5" svg:d="M16534 14422l498 499" svg:viewBox="0 0 499 500">
          <text:p/>
        </draw:connector>
        <draw:connector draw:style-name="gr5" draw:text-style-name="P5" draw:layer="layout" draw:type="line" svg:x1="17.804cm" svg:y1="14.422cm" svg:x2="18.303cm" svg:y2="14.921cm" draw:start-shape="id347" draw:start-glue-point="9" draw:end-shape="id365" draw:end-glue-point="5" svg:d="M17804 14422l499 499" svg:viewBox="0 0 500 500">
          <text:p/>
        </draw:connector>
        <draw:connector draw:style-name="gr5" draw:text-style-name="P5" draw:layer="layout" draw:type="line" svg:x1="19.074cm" svg:y1="14.422cm" svg:x2="19.572cm" svg:y2="14.921cm" draw:start-shape="id353" draw:start-glue-point="9" draw:end-shape="id366" draw:end-glue-point="5" svg:d="M19074 14422l498 499" svg:viewBox="0 0 499 500">
          <text:p/>
        </draw:connector>
        <draw:connector draw:style-name="gr5" draw:text-style-name="P5" draw:layer="layout" draw:type="line" svg:x1="20.344cm" svg:y1="14.422cm" svg:x2="20.843cm" svg:y2="14.921cm" draw:start-shape="id359" draw:start-glue-point="9" svg:d="M20344 14422l499 499" svg:viewBox="0 0 500 500">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1T15:25:16.507129600</dc:date>
    <meta:editing-duration>PT18H40M15S</meta:editing-duration>
    <meta:editing-cycles>12</meta:editing-cycles>
    <meta:document-statistic meta:object-count="1242"/>
  </office:meta>
</office:document-meta>
</file>